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out_training" table:style-name="ta1">
        <table:shapes>
          <draw:frame draw:z-index="0" draw:style-name="gr1" draw:text-style-name="P1" svg:width="159.99mm" svg:height="89.99mm" svg:x="147.53mm" svg:y="0mm">
            <loext:p draw:notify-on-update-of-ranges="data_out_training.D1:data_out_training.D1 data_out_training.D2:data_out_training.D296 data_out_training.E1:data_out_training.E1 data_out_training.E2:data_out_training.E2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Simulated</text:p>
          </table:table-cell>
          <table:table-cell table:style-name="ce1" office:value-type="string" calcext:value-type="string">
            <text:p>Real C</text:p>
          </table:table-cell>
          <table:table-cell table:style-name="ce1" office:value-type="string" calcext:value-type="string">
            <text:p>Simulated C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01673" calcext:value-type="float">
            <text:p>0,0101673</text:p>
          </table:table-cell>
          <table:table-cell office:value-type="float" office:value="0.0662875" calcext:value-type="float">
            <text:p>0,0662875</text:p>
          </table:table-cell>
          <table:table-cell table:formula="of:=([.B2]*[.$B$298])-([.B2]*[.$B$297])+[.$B$297]" office:value-type="float" office:value="38.059914642" calcext:value-type="float">
            <text:p>38,059914642</text:p>
          </table:table-cell>
          <table:table-cell table:formula="of:=([.C2]*[.$B$298])-([.C2]*[.$B$297])+[.$B$297]" office:value-type="float" office:value="267.67795775" calcext:value-type="float">
            <text:p>267,67795775</text:p>
          </table:table-cell>
          <table:table-cell table:formula="of:=([.D2]-[.E2])^2" office:value-type="float" office:value="52724.4457207473" calcext:value-type="float">
            <text:p>52724,44572074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30423" calcext:value-type="float">
            <text:p>0,0630423</text:p>
          </table:table-cell>
          <table:table-cell office:value-type="float" office:value="0.0793875" calcext:value-type="float">
            <text:p>0,0793875</text:p>
          </table:table-cell>
          <table:table-cell table:formula="of:=([.B3]*[.$B$298])-([.B3]*[.$B$297])+[.$B$297]" office:value-type="float" office:value="254.400092142" calcext:value-type="float">
            <text:p>254,400092142</text:p>
          </table:table-cell>
          <table:table-cell table:formula="of:=([.C3]*[.$B$298])-([.C3]*[.$B$297])+[.$B$297]" office:value-type="float" office:value="321.27713175" calcext:value-type="float">
            <text:p>321,27713175</text:p>
          </table:table-cell>
          <table:table-cell table:formula="of:=([.D3]-[.E3])^2" office:value-type="float" office:value="4472.53842673" calcext:value-type="float">
            <text:p>4472,538426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5499" calcext:value-type="float">
            <text:p>0,355499</text:p>
          </table:table-cell>
          <table:table-cell office:value-type="float" office:value="0.149582" calcext:value-type="float">
            <text:p>0,149582</text:p>
          </table:table-cell>
          <table:table-cell table:formula="of:=([.B4]*[.$B$298])-([.B4]*[.$B$297])+[.$B$297]" office:value-type="float" office:value="1450.99837846" calcext:value-type="float">
            <text:p>1450,99837846</text:p>
          </table:table-cell>
          <table:table-cell table:formula="of:=([.C4]*[.$B$298])-([.C4]*[.$B$297])+[.$B$297]" office:value-type="float" office:value="608.48073628" calcext:value-type="float">
            <text:p>608,48073628</text:p>
          </table:table-cell>
          <table:table-cell table:formula="of:=([.D4]-[.E4])^2" office:value-type="float" office:value="709835.977384546" calcext:value-type="float">
            <text:p>709835,9773845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45403" calcext:value-type="float">
            <text:p>0,545403</text:p>
          </table:table-cell>
          <table:table-cell office:value-type="float" office:value="0.405395" calcext:value-type="float">
            <text:p>0,405395</text:p>
          </table:table-cell>
          <table:table-cell table:formula="of:=([.B5]*[.$B$298])-([.B5]*[.$B$297])+[.$B$297]" office:value-type="float" office:value="2227.99819062" calcext:value-type="float">
            <text:p>2227,99819062</text:p>
          </table:table-cell>
          <table:table-cell table:formula="of:=([.C5]*[.$B$298])-([.C5]*[.$B$297])+[.$B$297]" office:value-type="float" office:value="1655.1498583" calcext:value-type="float">
            <text:p>1655,1498583</text:p>
          </table:table-cell>
          <table:table-cell table:formula="of:=([.D5]-[.E5])^2" office:value-type="float" office:value="328155.211841805" calcext:value-type="float">
            <text:p>328155,2118418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0549" calcext:value-type="float">
            <text:p>0,70549</text:p>
          </table:table-cell>
          <table:table-cell office:value-type="float" office:value="0.559078" calcext:value-type="float">
            <text:p>0,559078</text:p>
          </table:table-cell>
          <table:table-cell table:formula="of:=([.B6]*[.$B$298])-([.B6]*[.$B$297])+[.$B$297]" office:value-type="float" office:value="2883.0005546" calcext:value-type="float">
            <text:p>2883,0005546</text:p>
          </table:table-cell>
          <table:table-cell table:formula="of:=([.C6]*[.$B$298])-([.C6]*[.$B$297])+[.$B$297]" office:value-type="float" office:value="2283.95000012" calcext:value-type="float">
            <text:p>2283,95000012</text:p>
          </table:table-cell>
          <table:table-cell table:formula="of:=([.D6]-[.E6])^2" office:value-type="float" office:value="358861.566822796" calcext:value-type="float">
            <text:p>358861,5668227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16244" calcext:value-type="float">
            <text:p>0,716244</text:p>
          </table:table-cell>
          <table:table-cell office:value-type="float" office:value="0.672881" calcext:value-type="float">
            <text:p>0,672881</text:p>
          </table:table-cell>
          <table:table-cell table:formula="of:=([.B7]*[.$B$298])-([.B7]*[.$B$297])+[.$B$297]" office:value-type="float" office:value="2927.00097576" calcext:value-type="float">
            <text:p>2927,00097576</text:p>
          </table:table-cell>
          <table:table-cell table:formula="of:=([.C7]*[.$B$298])-([.C7]*[.$B$297])+[.$B$297]" office:value-type="float" office:value="2749.57952674" calcext:value-type="float">
            <text:p>2749,57952674</text:p>
          </table:table-cell>
          <table:table-cell table:formula="of:=([.D7]-[.E7])^2" office:value-type="float" office:value="31478.3705723565" calcext:value-type="float">
            <text:p>31478,37057235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06674" calcext:value-type="float">
            <text:p>0,806674</text:p>
          </table:table-cell>
          <table:table-cell office:value-type="float" office:value="0.640598" calcext:value-type="float">
            <text:p>0,640598</text:p>
          </table:table-cell>
          <table:table-cell table:formula="of:=([.B8]*[.$B$298])-([.B8]*[.$B$297])+[.$B$297]" office:value-type="float" office:value="3296.99893796" calcext:value-type="float">
            <text:p>3296,99893796</text:p>
          </table:table-cell>
          <table:table-cell table:formula="of:=([.C8]*[.$B$298])-([.C8]*[.$B$297])+[.$B$297]" office:value-type="float" office:value="2617.49234092" calcext:value-type="float">
            <text:p>2617,49234092</text:p>
          </table:table-cell>
          <table:table-cell table:formula="of:=([.D8]-[.E8])^2" office:value-type="float" office:value="461729.215420881" calcext:value-type="float">
            <text:p>461729,2154208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71442" calcext:value-type="float">
            <text:p>0,871442</text:p>
          </table:table-cell>
          <table:table-cell office:value-type="float" office:value="0.676496" calcext:value-type="float">
            <text:p>0,676496</text:p>
          </table:table-cell>
          <table:table-cell table:formula="of:=([.B9]*[.$B$298])-([.B9]*[.$B$297])+[.$B$297]" office:value-type="float" office:value="3561.99980068" calcext:value-type="float">
            <text:p>3561,99980068</text:p>
          </table:table-cell>
          <table:table-cell table:formula="of:=([.C9]*[.$B$298])-([.C9]*[.$B$297])+[.$B$297]" office:value-type="float" office:value="2764.37044384" calcext:value-type="float">
            <text:p>2764,37044384</text:p>
          </table:table-cell>
          <table:table-cell table:formula="of:=([.D9]-[.E9])^2" office:value-type="float" office:value="636212.590892992" calcext:value-type="float">
            <text:p>636212,5908929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24027" calcext:value-type="float">
            <text:p>0,824027</text:p>
          </table:table-cell>
          <table:table-cell office:value-type="float" office:value="0.685551" calcext:value-type="float">
            <text:p>0,685551</text:p>
          </table:table-cell>
          <table:table-cell table:formula="of:=([.B10]*[.$B$298])-([.B10]*[.$B$297])+[.$B$297]" office:value-type="float" office:value="3367.99943158" calcext:value-type="float">
            <text:p>3367,99943158</text:p>
          </table:table-cell>
          <table:table-cell table:formula="of:=([.C10]*[.$B$298])-([.C10]*[.$B$297])+[.$B$297]" office:value-type="float" office:value="2801.41933854" calcext:value-type="float">
            <text:p>2801,41933854</text:p>
          </table:table-cell>
          <table:table-cell table:formula="of:=([.D10]-[.E10])^2" office:value-type="float" office:value="321013.001829215" calcext:value-type="float">
            <text:p>321013,0018292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7624" calcext:value-type="float">
            <text:p>0,557624</text:p>
          </table:table-cell>
          <table:table-cell office:value-type="float" office:value="0.596698" calcext:value-type="float">
            <text:p>0,596698</text:p>
          </table:table-cell>
          <table:table-cell table:formula="of:=([.B11]*[.$B$298])-([.B11]*[.$B$297])+[.$B$297]" office:value-type="float" office:value="2278.00090096" calcext:value-type="float">
            <text:p>2278,00090096</text:p>
          </table:table-cell>
          <table:table-cell table:formula="of:=([.C11]*[.$B$298])-([.C11]*[.$B$297])+[.$B$297]" office:value-type="float" office:value="2437.87373492" calcext:value-type="float">
            <text:p>2437,87373492</text:p>
          </table:table-cell>
          <table:table-cell table:formula="of:=([.D11]-[.E11])^2" office:value-type="float" office:value="25559.3230384015" calcext:value-type="float">
            <text:p>25559,32303840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96766" calcext:value-type="float">
            <text:p>0,496766</text:p>
          </table:table-cell>
          <table:table-cell office:value-type="float" office:value="0.32717" calcext:value-type="float">
            <text:p>0,32717</text:p>
          </table:table-cell>
          <table:table-cell table:formula="of:=([.B12]*[.$B$298])-([.B12]*[.$B$297])+[.$B$297]" office:value-type="float" office:value="2028.99795964" calcext:value-type="float">
            <text:p>2028,99795964</text:p>
          </table:table-cell>
          <table:table-cell table:formula="of:=([.C12]*[.$B$298])-([.C12]*[.$B$297])+[.$B$297]" office:value-type="float" office:value="1335.0891418" calcext:value-type="float">
            <text:p>1335,0891418</text:p>
          </table:table-cell>
          <table:table-cell table:formula="of:=([.D12]-[.E12])^2" office:value-type="float" office:value="481509.447476106" calcext:value-type="float">
            <text:p>481509,447476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4796" calcext:value-type="float">
            <text:p>0,24796</text:p>
          </table:table-cell>
          <table:table-cell office:value-type="float" office:value="0.25742" calcext:value-type="float">
            <text:p>0,25742</text:p>
          </table:table-cell>
          <table:table-cell table:formula="of:=([.B13]*[.$B$298])-([.B13]*[.$B$297])+[.$B$297]" office:value-type="float" office:value="1010.9982584" calcext:value-type="float">
            <text:p>1010,9982584</text:p>
          </table:table-cell>
          <table:table-cell table:formula="of:=([.C13]*[.$B$298])-([.C13]*[.$B$297])+[.$B$297]" office:value-type="float" office:value="1049.7042268" calcext:value-type="float">
            <text:p>1049,7042268</text:p>
          </table:table-cell>
          <table:table-cell table:formula="of:=([.D13]-[.E13])^2" office:value-type="float" office:value="1498.15198978181" calcext:value-type="float">
            <text:p>1498,15198978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30254" calcext:value-type="float">
            <text:p>0,0430254</text:p>
          </table:table-cell>
          <table:table-cell office:value-type="float" office:value="0.100463" calcext:value-type="float">
            <text:p>0,100463</text:p>
          </table:table-cell>
          <table:table-cell table:formula="of:=([.B14]*[.$B$298])-([.B14]*[.$B$297])+[.$B$297]" office:value-type="float" office:value="172.500145116" calcext:value-type="float">
            <text:p>172,500145116</text:p>
          </table:table-cell>
          <table:table-cell table:formula="of:=([.C14]*[.$B$298])-([.C14]*[.$B$297])+[.$B$297]" office:value-type="float" office:value="407.50838302" calcext:value-type="float">
            <text:p>407,50838302</text:p>
          </table:table-cell>
          <table:table-cell table:formula="of:=([.D14]-[.E14])^2" office:value-type="float" office:value="55228.8718827431" calcext:value-type="float">
            <text:p>55228,87188274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686783" calcext:value-type="float">
            <text:p>0,000686783</text:p>
          </table:table-cell>
          <table:table-cell office:value-type="float" office:value="0.0433923" calcext:value-type="float">
            <text:p>0,0433923</text:p>
          </table:table-cell>
          <table:table-cell table:formula="of:=([.B15]*[.$B$298])-([.B15]*[.$B$297])+[.$B$297]" office:value-type="float" office:value="-0.72999988418" calcext:value-type="float">
            <text:p>-0,7299998842</text:p>
          </table:table-cell>
          <table:table-cell table:formula="of:=([.C15]*[.$B$298])-([.C15]*[.$B$297])+[.$B$297]" office:value-type="float" office:value="174.001331142" calcext:value-type="float">
            <text:p>174,001331142</text:p>
          </table:table-cell>
          <table:table-cell table:formula="of:=([.D15]-[.E15])^2" office:value-type="float" office:value="30531.0380421805" calcext:value-type="float">
            <text:p>30531,03804218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439932" calcext:value-type="float">
            <text:p>4,39932E-05</text:p>
          </table:table-cell>
          <table:table-cell office:value-type="float" office:value="0.0584423" calcext:value-type="float">
            <text:p>0,0584423</text:p>
          </table:table-cell>
          <table:table-cell table:formula="of:=([.B16]*[.$B$298])-([.B16]*[.$B$297])+[.$B$297]" office:value-type="float" office:value="-3.360000062472" calcext:value-type="float">
            <text:p>-3,3600000625</text:p>
          </table:table-cell>
          <table:table-cell table:formula="of:=([.C16]*[.$B$298])-([.C16]*[.$B$297])+[.$B$297]" office:value-type="float" office:value="235.579008142" calcext:value-type="float">
            <text:p>235,579008142</text:p>
          </table:table-cell>
          <table:table-cell table:formula="of:=([.D16]-[.E16])^2" office:value-type="float" office:value="57091.8496417367" calcext:value-type="float">
            <text:p>57091,84964173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977627" calcext:value-type="float">
            <text:p>9,77627E-06</text:p>
          </table:table-cell>
          <table:table-cell office:value-type="float" office:value="0.0230751" calcext:value-type="float">
            <text:p>0,0230751</text:p>
          </table:table-cell>
          <table:table-cell table:formula="of:=([.B17]*[.$B$298])-([.B17]*[.$B$297])+[.$B$297]" office:value-type="float" office:value="-3.5000000002442" calcext:value-type="float">
            <text:p>-3,5000000002</text:p>
          </table:table-cell>
          <table:table-cell table:formula="of:=([.C17]*[.$B$298])-([.C17]*[.$B$297])+[.$B$297]" office:value-type="float" office:value="90.872694654" calcext:value-type="float">
            <text:p>90,872694654</text:p>
          </table:table-cell>
          <table:table-cell table:formula="of:=([.D17]-[.E17])^2" office:value-type="float" office:value="8906.20549630321" calcext:value-type="float">
            <text:p>8906,20549630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112427" calcext:value-type="float">
            <text:p>0,000112427</text:p>
          </table:table-cell>
          <table:table-cell office:value-type="float" office:value="0.0199352" calcext:value-type="float">
            <text:p>0,0199352</text:p>
          </table:table-cell>
          <table:table-cell table:formula="of:=([.B18]*[.$B$298])-([.B18]*[.$B$297])+[.$B$297]" office:value-type="float" office:value="-3.08000043242" calcext:value-type="float">
            <text:p>-3,0800004324</text:p>
          </table:table-cell>
          <table:table-cell table:formula="of:=([.C18]*[.$B$298])-([.C18]*[.$B$297])+[.$B$297]" office:value-type="float" office:value="78.025668208" calcext:value-type="float">
            <text:p>78,025668208</text:p>
          </table:table-cell>
          <table:table-cell table:formula="of:=([.D18]-[.E18])^2" office:value-type="float" office:value="6578.1294856096" calcext:value-type="float">
            <text:p>6578,12948560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342169" calcext:value-type="float">
            <text:p>3,42169E-05</text:p>
          </table:table-cell>
          <table:table-cell office:value-type="float" office:value="0.0552496" calcext:value-type="float">
            <text:p>0,0552496</text:p>
          </table:table-cell>
          <table:table-cell table:formula="of:=([.B19]*[.$B$298])-([.B19]*[.$B$297])+[.$B$297]" office:value-type="float" office:value="-3.400000184974" calcext:value-type="float">
            <text:p>-3,400000185</text:p>
          </table:table-cell>
          <table:table-cell table:formula="of:=([.C19]*[.$B$298])-([.C19]*[.$B$297])+[.$B$297]" office:value-type="float" office:value="222.515948384" calcext:value-type="float">
            <text:p>222,515948384</text:p>
          </table:table-cell>
          <table:table-cell table:formula="of:=([.D19]-[.E19])^2" office:value-type="float" office:value="51038.0158178193" calcext:value-type="float">
            <text:p>51038,01581781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830983" calcext:value-type="float">
            <text:p>8,30983E-05</text:p>
          </table:table-cell>
          <table:table-cell office:value-type="float" office:value="0.0661312" calcext:value-type="float">
            <text:p>0,0661312</text:p>
          </table:table-cell>
          <table:table-cell table:formula="of:=([.B20]*[.$B$298])-([.B20]*[.$B$297])+[.$B$297]" office:value-type="float" office:value="-3.199999981618" calcext:value-type="float">
            <text:p>-3,1999999816</text:p>
          </table:table-cell>
          <table:table-cell table:formula="of:=([.C20]*[.$B$298])-([.C20]*[.$B$297])+[.$B$297]" office:value-type="float" office:value="267.038450048" calcext:value-type="float">
            <text:p>267,038450048</text:p>
          </table:table-cell>
          <table:table-cell table:formula="of:=([.D20]-[.E20])^2" office:value-type="float" office:value="73028.8198744103" calcext:value-type="float">
            <text:p>73028,81987441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234631" calcext:value-type="float">
            <text:p>0,000234631</text:p>
          </table:table-cell>
          <table:table-cell office:value-type="float" office:value="0.0663321" calcext:value-type="float">
            <text:p>0,0663321</text:p>
          </table:table-cell>
          <table:table-cell table:formula="of:=([.B21]*[.$B$298])-([.B21]*[.$B$297])+[.$B$297]" office:value-type="float" office:value="-2.57999787826" calcext:value-type="float">
            <text:p>-2,5799978783</text:p>
          </table:table-cell>
          <table:table-cell table:formula="of:=([.C21]*[.$B$298])-([.C21]*[.$B$297])+[.$B$297]" office:value-type="float" office:value="267.860440434" calcext:value-type="float">
            <text:p>267,860440434</text:p>
          </table:table-cell>
          <table:table-cell table:formula="of:=([.D21]-[.E21])^2" office:value-type="float" office:value="73138.0306745273" calcext:value-type="float">
            <text:p>73138,03067452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665793" calcext:value-type="float">
            <text:p>0,0665793</text:p>
          </table:table-cell>
          <table:table-cell table:formula="of:=([.B22]*[.$B$298])-([.B22]*[.$B$297])+[.$B$297]" office:value-type="float" office:value="-3.12999905122" calcext:value-type="float">
            <text:p>-3,1299990512</text:p>
          </table:table-cell>
          <table:table-cell table:formula="of:=([.C22]*[.$B$298])-([.C22]*[.$B$297])+[.$B$297]" office:value-type="float" office:value="268.871869122" calcext:value-type="float">
            <text:p>268,871869122</text:p>
          </table:table-cell>
          <table:table-cell table:formula="of:=([.D22]-[.E22])^2" office:value-type="float" office:value="73985.0162897217" calcext:value-type="float">
            <text:p>73985,01628972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664033" calcext:value-type="float">
            <text:p>0,0664033</text:p>
          </table:table-cell>
          <table:table-cell table:formula="of:=([.B23]*[.$B$298])-([.B23]*[.$B$297])+[.$B$297]" office:value-type="float" office:value="-3.12999905122" calcext:value-type="float">
            <text:p>-3,1299990512</text:p>
          </table:table-cell>
          <table:table-cell table:formula="of:=([.C23]*[.$B$298])-([.C23]*[.$B$297])+[.$B$297]" office:value-type="float" office:value="268.151758082" calcext:value-type="float">
            <text:p>268,151758082</text:p>
          </table:table-cell>
          <table:table-cell table:formula="of:=([.D23]-[.E23])^2" office:value-type="float" office:value="73593.7917532874" calcext:value-type="float">
            <text:p>73593,79175328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166197" calcext:value-type="float">
            <text:p>0,000166197</text:p>
          </table:table-cell>
          <table:table-cell office:value-type="float" office:value="0.0663859" calcext:value-type="float">
            <text:p>0,0663859</text:p>
          </table:table-cell>
          <table:table-cell table:formula="of:=([.B24]*[.$B$298])-([.B24]*[.$B$297])+[.$B$297]" office:value-type="float" office:value="-2.85999832662" calcext:value-type="float">
            <text:p>-2,8599983266</text:p>
          </table:table-cell>
          <table:table-cell table:formula="of:=([.C24]*[.$B$298])-([.C24]*[.$B$297])+[.$B$297]" office:value-type="float" office:value="268.080565286" calcext:value-type="float">
            <text:p>268,080565286</text:p>
          </table:table-cell>
          <table:table-cell table:formula="of:=([.D24]-[.E24])^2" office:value-type="float" office:value="73408.7890107242" calcext:value-type="float">
            <text:p>73408,78901072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244407" calcext:value-type="float">
            <text:p>2,44407E-05</text:p>
          </table:table-cell>
          <table:table-cell office:value-type="float" office:value="0.0664992" calcext:value-type="float">
            <text:p>0,0664992</text:p>
          </table:table-cell>
          <table:table-cell table:formula="of:=([.B25]*[.$B$298])-([.B25]*[.$B$297])+[.$B$297]" office:value-type="float" office:value="-3.439999898322" calcext:value-type="float">
            <text:p>-3,4399998983</text:p>
          </table:table-cell>
          <table:table-cell table:formula="of:=([.C25]*[.$B$298])-([.C25]*[.$B$297])+[.$B$297]" office:value-type="float" office:value="268.544136768" calcext:value-type="float">
            <text:p>268,544136768</text:p>
          </table:table-cell>
          <table:table-cell table:formula="of:=([.D25]-[.E25])^2" office:value-type="float" office:value="73975.3705981245" calcext:value-type="float">
            <text:p>73975,37059812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530363" calcext:value-type="float">
            <text:p>0,00530363</text:p>
          </table:table-cell>
          <table:table-cell office:value-type="float" office:value="0.066265" calcext:value-type="float">
            <text:p>0,066265</text:p>
          </table:table-cell>
          <table:table-cell table:formula="of:=([.B26]*[.$B$298])-([.B26]*[.$B$297])+[.$B$297]" office:value-type="float" office:value="18.1600142902" calcext:value-type="float">
            <text:p>18,1600142902</text:p>
          </table:table-cell>
          <table:table-cell table:formula="of:=([.C26]*[.$B$298])-([.C26]*[.$B$297])+[.$B$297]" office:value-type="float" office:value="267.5858981" calcext:value-type="float">
            <text:p>267,5858981</text:p>
          </table:table-cell>
          <table:table-cell table:formula="of:=([.D26]-[.E26])^2" office:value-type="float" office:value="62213.2715142998" calcext:value-type="float">
            <text:p>62213,27151429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699345" calcext:value-type="float">
            <text:p>0,0699345</text:p>
          </table:table-cell>
          <table:table-cell office:value-type="float" office:value="0.0730798" calcext:value-type="float">
            <text:p>0,0730798</text:p>
          </table:table-cell>
          <table:table-cell table:formula="of:=([.B27]*[.$B$298])-([.B27]*[.$B$297])+[.$B$297]" office:value-type="float" office:value="282.59980413" calcext:value-type="float">
            <text:p>282,59980413</text:p>
          </table:table-cell>
          <table:table-cell table:formula="of:=([.C27]*[.$B$298])-([.C27]*[.$B$297])+[.$B$297]" office:value-type="float" office:value="295.468924892" calcext:value-type="float">
            <text:p>295,468924892</text:p>
          </table:table-cell>
          <table:table-cell table:formula="of:=([.D27]-[.E27])^2" office:value-type="float" office:value="165.61426918694" calcext:value-type="float">
            <text:p>165,61426918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50893" calcext:value-type="float">
            <text:p>0,250893</text:p>
          </table:table-cell>
          <table:table-cell office:value-type="float" office:value="0.156557" calcext:value-type="float">
            <text:p>0,156557</text:p>
          </table:table-cell>
          <table:table-cell table:formula="of:=([.B28]*[.$B$298])-([.B28]*[.$B$297])+[.$B$297]" office:value-type="float" office:value="1022.99874522" calcext:value-type="float">
            <text:p>1022,99874522</text:p>
          </table:table-cell>
          <table:table-cell table:formula="of:=([.C28]*[.$B$298])-([.C28]*[.$B$297])+[.$B$297]" office:value-type="float" office:value="637.01922778" calcext:value-type="float">
            <text:p>637,01922778</text:p>
          </table:table-cell>
          <table:table-cell table:formula="of:=([.D28]-[.E28])^2" office:value-type="float" office:value="148980.187883215" calcext:value-type="float">
            <text:p>148980,1878832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68453" calcext:value-type="float">
            <text:p>0,368453</text:p>
          </table:table-cell>
          <table:table-cell office:value-type="float" office:value="0.355476" calcext:value-type="float">
            <text:p>0,355476</text:p>
          </table:table-cell>
          <table:table-cell table:formula="of:=([.B29]*[.$B$298])-([.B29]*[.$B$297])+[.$B$297]" office:value-type="float" office:value="1504.00018762" calcext:value-type="float">
            <text:p>1504,00018762</text:p>
          </table:table-cell>
          <table:table-cell table:formula="of:=([.C29]*[.$B$298])-([.C29]*[.$B$297])+[.$B$297]" office:value-type="float" office:value="1450.90427304" calcext:value-type="float">
            <text:p>1450,90427304</text:p>
          </table:table-cell>
          <table:table-cell table:formula="of:=([.D29]-[.E29])^2" office:value-type="float" office:value="2819.1761450867" calcext:value-type="float">
            <text:p>2819,17614508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20267" calcext:value-type="float">
            <text:p>0,420267</text:p>
          </table:table-cell>
          <table:table-cell office:value-type="float" office:value="0.46457" calcext:value-type="float">
            <text:p>0,46457</text:p>
          </table:table-cell>
          <table:table-cell table:formula="of:=([.B30]*[.$B$298])-([.B30]*[.$B$297])+[.$B$297]" office:value-type="float" office:value="1715.99924118" calcext:value-type="float">
            <text:p>1715,99924118</text:p>
          </table:table-cell>
          <table:table-cell table:formula="of:=([.C30]*[.$B$298])-([.C30]*[.$B$297])+[.$B$297]" office:value-type="float" office:value="1897.2667378" calcext:value-type="float">
            <text:p>1897,2667378</text:p>
          </table:table-cell>
          <table:table-cell table:formula="of:=([.D30]-[.E30])^2" office:value-type="float" office:value="32857.9053308817" calcext:value-type="float">
            <text:p>32857,90533088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8731" calcext:value-type="float">
            <text:p>0,28731</text:p>
          </table:table-cell>
          <table:table-cell office:value-type="float" office:value="0.493723" calcext:value-type="float">
            <text:p>0,493723</text:p>
          </table:table-cell>
          <table:table-cell table:formula="of:=([.B31]*[.$B$298])-([.B31]*[.$B$297])+[.$B$297]" office:value-type="float" office:value="1172.0003574" calcext:value-type="float">
            <text:p>1172,0003574</text:p>
          </table:table-cell>
          <table:table-cell table:formula="of:=([.C31]*[.$B$298])-([.C31]*[.$B$297])+[.$B$297]" office:value-type="float" office:value="2016.54740342" calcext:value-type="float">
            <text:p>2016,54740342</text:p>
          </table:table-cell>
          <table:table-cell table:formula="of:=([.D31]-[.E31])^2" office:value-type="float" office:value="713259.712941107" calcext:value-type="float">
            <text:p>713259,7129411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73266" calcext:value-type="float">
            <text:p>0,573266</text:p>
          </table:table-cell>
          <table:table-cell office:value-type="float" office:value="0.340996" calcext:value-type="float">
            <text:p>0,340996</text:p>
          </table:table-cell>
          <table:table-cell table:formula="of:=([.B32]*[.$B$298])-([.B32]*[.$B$297])+[.$B$297]" office:value-type="float" office:value="2342.00076964" calcext:value-type="float">
            <text:p>2342,00076964</text:p>
          </table:table-cell>
          <table:table-cell table:formula="of:=([.C32]*[.$B$298])-([.C32]*[.$B$297])+[.$B$297]" office:value-type="float" office:value="1391.65877384" calcext:value-type="float">
            <text:p>1391,65877384</text:p>
          </table:table-cell>
          <table:table-cell table:formula="of:=([.D32]-[.E32])^2" office:value-type="float" office:value="903149.908981127" calcext:value-type="float">
            <text:p>903149,9089811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02031" calcext:value-type="float">
            <text:p>0,802031</text:p>
          </table:table-cell>
          <table:table-cell office:value-type="float" office:value="0.543824" calcext:value-type="float">
            <text:p>0,543824</text:p>
          </table:table-cell>
          <table:table-cell table:formula="of:=([.B33]*[.$B$298])-([.B33]*[.$B$297])+[.$B$297]" office:value-type="float" office:value="3278.00191774" calcext:value-type="float">
            <text:p>3278,00191774</text:p>
          </table:table-cell>
          <table:table-cell table:formula="of:=([.C33]*[.$B$298])-([.C33]*[.$B$297])+[.$B$297]" office:value-type="float" office:value="2221.53764896" calcext:value-type="float">
            <text:p>2221,53764896</text:p>
          </table:table-cell>
          <table:table-cell table:formula="of:=([.D33]-[.E33])^2" office:value-type="float" office:value="1116116.75120886" calcext:value-type="float">
            <text:p>1116116,751208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83982" calcext:value-type="float">
            <text:p>0,683982</text:p>
          </table:table-cell>
          <table:table-cell office:value-type="float" office:value="0.675837" calcext:value-type="float">
            <text:p>0,675837</text:p>
          </table:table-cell>
          <table:table-cell table:formula="of:=([.B34]*[.$B$298])-([.B34]*[.$B$297])+[.$B$297]" office:value-type="float" office:value="2794.99971228" calcext:value-type="float">
            <text:p>2794,99971228</text:p>
          </table:table-cell>
          <table:table-cell table:formula="of:=([.C34]*[.$B$298])-([.C34]*[.$B$297])+[.$B$297]" office:value-type="float" office:value="2761.67411898" calcext:value-type="float">
            <text:p>2761,67411898</text:p>
          </table:table-cell>
          <table:table-cell table:formula="of:=([.D34]-[.E34])^2" office:value-type="float" office:value="1110.59516879701" calcext:value-type="float">
            <text:p>1110,5951687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52736" calcext:value-type="float">
            <text:p>0,552736</text:p>
          </table:table-cell>
          <table:table-cell office:value-type="float" office:value="0.526602" calcext:value-type="float">
            <text:p>0,526602</text:p>
          </table:table-cell>
          <table:table-cell table:formula="of:=([.B35]*[.$B$298])-([.B35]*[.$B$297])+[.$B$297]" office:value-type="float" office:value="2258.00145344" calcext:value-type="float">
            <text:p>2258,00145344</text:p>
          </table:table-cell>
          <table:table-cell table:formula="of:=([.C35]*[.$B$298])-([.C35]*[.$B$297])+[.$B$297]" office:value-type="float" office:value="2151.07314708" calcext:value-type="float">
            <text:p>2151,07314708</text:p>
          </table:table-cell>
          <table:table-cell table:formula="of:=([.D35]-[.E35])^2" office:value-type="float" office:value="11433.6627010181" calcext:value-type="float">
            <text:p>11433,66270101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60876" calcext:value-type="float">
            <text:p>0,360876</text:p>
          </table:table-cell>
          <table:table-cell office:value-type="float" office:value="0.414426" calcext:value-type="float">
            <text:p>0,414426</text:p>
          </table:table-cell>
          <table:table-cell table:formula="of:=([.B36]*[.$B$298])-([.B36]*[.$B$297])+[.$B$297]" office:value-type="float" office:value="1472.99858904" calcext:value-type="float">
            <text:p>1472,99858904</text:p>
          </table:table-cell>
          <table:table-cell table:formula="of:=([.C36]*[.$B$298])-([.C36]*[.$B$297])+[.$B$297]" office:value-type="float" office:value="1692.10055604" calcext:value-type="float">
            <text:p>1692,10055604</text:p>
          </table:table-cell>
          <table:table-cell table:formula="of:=([.D36]-[.E36])^2" office:value-type="float" office:value="48005.671943269" calcext:value-type="float">
            <text:p>48005,6719432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26697" calcext:value-type="float">
            <text:p>0,226697</text:p>
          </table:table-cell>
          <table:table-cell office:value-type="float" office:value="0.207139" calcext:value-type="float">
            <text:p>0,207139</text:p>
          </table:table-cell>
          <table:table-cell table:formula="of:=([.B37]*[.$B$298])-([.B37]*[.$B$297])+[.$B$297]" office:value-type="float" office:value="923.99984338" calcext:value-type="float">
            <text:p>923,99984338</text:p>
          </table:table-cell>
          <table:table-cell table:formula="of:=([.C37]*[.$B$298])-([.C37]*[.$B$297])+[.$B$297]" office:value-type="float" office:value="843.97750406" calcext:value-type="float">
            <text:p>843,97750406</text:p>
          </table:table-cell>
          <table:table-cell table:formula="of:=([.D37]-[.E37])^2" office:value-type="float" office:value="6403.5747902452" calcext:value-type="float">
            <text:p>6403,57479024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458849" calcext:value-type="float">
            <text:p>0,0458849</text:p>
          </table:table-cell>
          <table:table-cell office:value-type="float" office:value="0.101382" calcext:value-type="float">
            <text:p>0,101382</text:p>
          </table:table-cell>
          <table:table-cell table:formula="of:=([.B38]*[.$B$298])-([.B38]*[.$B$297])+[.$B$297]" office:value-type="float" office:value="184.199903746" calcext:value-type="float">
            <text:p>184,199903746</text:p>
          </table:table-cell>
          <table:table-cell table:formula="of:=([.C38]*[.$B$298])-([.C38]*[.$B$297])+[.$B$297]" office:value-type="float" office:value="411.26850828" calcext:value-type="float">
            <text:p>411,26850828</text:p>
          </table:table-cell>
          <table:table-cell table:formula="of:=([.D38]-[.E38])^2" office:value-type="float" office:value="51560.1511650181" calcext:value-type="float">
            <text:p>51560,151165018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677007" calcext:value-type="float">
            <text:p>0,000677007</text:p>
          </table:table-cell>
          <table:table-cell office:value-type="float" office:value="0.0589376" calcext:value-type="float">
            <text:p>0,0589376</text:p>
          </table:table-cell>
          <table:table-cell table:formula="of:=([.B39]*[.$B$298])-([.B39]*[.$B$297])+[.$B$297]" office:value-type="float" office:value="-0.76999877922" calcext:value-type="float">
            <text:p>-0,7699987792</text:p>
          </table:table-cell>
          <table:table-cell table:formula="of:=([.C39]*[.$B$298])-([.C39]*[.$B$297])+[.$B$297]" office:value-type="float" office:value="237.605547904" calcext:value-type="float">
            <text:p>237,605547904</text:p>
          </table:table-cell>
          <table:table-cell table:formula="of:=([.D39]-[.E39])^2" office:value-type="float" office:value="56822.901256524" calcext:value-type="float">
            <text:p>56822,9012565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0377207" calcext:value-type="float">
            <text:p>0,0377207</text:p>
          </table:table-cell>
          <table:table-cell table:formula="of:=([.B40]*[.$B$298])-([.B40]*[.$B$297])+[.$B$297]" office:value-type="float" office:value="-3.54" calcext:value-type="float">
            <text:p>-3,54</text:p>
          </table:table-cell>
          <table:table-cell table:formula="of:=([.C40]*[.$B$298])-([.C40]*[.$B$297])+[.$B$297]" office:value-type="float" office:value="150.795752878" calcext:value-type="float">
            <text:p>150,795752878</text:p>
          </table:table-cell>
          <table:table-cell table:formula="of:=([.D40]-[.E40])^2" office:value-type="float" office:value="23819.5246164191" calcext:value-type="float">
            <text:p>23819,52461641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06255" calcext:value-type="float">
            <text:p>0,0206255</text:p>
          </table:table-cell>
          <table:table-cell office:value-type="float" office:value="0.036439" calcext:value-type="float">
            <text:p>0,036439</text:p>
          </table:table-cell>
          <table:table-cell table:formula="of:=([.B41]*[.$B$298])-([.B41]*[.$B$297])+[.$B$297]" office:value-type="float" office:value="80.85005827" calcext:value-type="float">
            <text:p>80,85005827</text:p>
          </table:table-cell>
          <table:table-cell table:formula="of:=([.C41]*[.$B$298])-([.C41]*[.$B$297])+[.$B$297]" office:value-type="float" office:value="145.55162606" calcext:value-type="float">
            <text:p>145,55162606</text:p>
          </table:table-cell>
          <table:table-cell table:formula="of:=([.D41]-[.E41])^2" office:value-type="float" office:value="4186.29287448397" calcext:value-type="float">
            <text:p>4186,29287448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650122" calcext:value-type="float">
            <text:p>0,000650122</text:p>
          </table:table-cell>
          <table:table-cell office:value-type="float" office:value="0.0475862" calcext:value-type="float">
            <text:p>0,0475862</text:p>
          </table:table-cell>
          <table:table-cell table:formula="of:=([.B42]*[.$B$298])-([.B42]*[.$B$297])+[.$B$297]" office:value-type="float" office:value="-0.87999983212" calcext:value-type="float">
            <text:p>-0,8799998321</text:p>
          </table:table-cell>
          <table:table-cell table:formula="of:=([.C42]*[.$B$298])-([.C42]*[.$B$297])+[.$B$297]" office:value-type="float" office:value="191.160840748" calcext:value-type="float">
            <text:p>191,160840748</text:p>
          </table:table-cell>
          <table:table-cell table:formula="of:=([.D42]-[.E42])^2" office:value-type="float" office:value="36879.6844507191" calcext:value-type="float">
            <text:p>36879,684450719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0610417" calcext:value-type="float">
            <text:p>0,0610417</text:p>
          </table:table-cell>
          <table:table-cell table:formula="of:=([.B43]*[.$B$298])-([.B43]*[.$B$297])+[.$B$297]" office:value-type="float" office:value="-3.54" calcext:value-type="float">
            <text:p>-3,54</text:p>
          </table:table-cell>
          <table:table-cell table:formula="of:=([.C43]*[.$B$298])-([.C43]*[.$B$297])+[.$B$297]" office:value-type="float" office:value="246.214557218" calcext:value-type="float">
            <text:p>246,214557218</text:p>
          </table:table-cell>
          <table:table-cell table:formula="of:=([.D43]-[.E43])^2" office:value-type="float" office:value="62377.3388511592" calcext:value-type="float">
            <text:p>62377,338851159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0651579" calcext:value-type="float">
            <text:p>0,0651579</text:p>
          </table:table-cell>
          <table:table-cell table:formula="of:=([.B44]*[.$B$298])-([.B44]*[.$B$297])+[.$B$297]" office:value-type="float" office:value="-3.54" calcext:value-type="float">
            <text:p>-3,54</text:p>
          </table:table-cell>
          <table:table-cell table:formula="of:=([.C44]*[.$B$298])-([.C44]*[.$B$297])+[.$B$297]" office:value-type="float" office:value="263.056154166" calcext:value-type="float">
            <text:p>263,056154166</text:p>
          </table:table-cell>
          <table:table-cell table:formula="of:=([.D44]-[.E44])^2" office:value-type="float" office:value="71073.5094161016" calcext:value-type="float">
            <text:p>71073,50941610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0708538" calcext:value-type="float">
            <text:p>0,0708538</text:p>
          </table:table-cell>
          <table:table-cell table:formula="of:=([.B45]*[.$B$298])-([.B45]*[.$B$297])+[.$B$297]" office:value-type="float" office:value="-3.54" calcext:value-type="float">
            <text:p>-3,54</text:p>
          </table:table-cell>
          <table:table-cell table:formula="of:=([.C45]*[.$B$298])-([.C45]*[.$B$297])+[.$B$297]" office:value-type="float" office:value="286.361156852" calcext:value-type="float">
            <text:p>286,361156852</text:p>
          </table:table-cell>
          <table:table-cell table:formula="of:=([.D45]-[.E45])^2" office:value-type="float" office:value="84042.6807441279" calcext:value-type="float">
            <text:p>84042,68074412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122203" calcext:value-type="float">
            <text:p>1,22203E-05</text:p>
          </table:table-cell>
          <table:table-cell office:value-type="float" office:value="0.0608588" calcext:value-type="float">
            <text:p>0,0608588</text:p>
          </table:table-cell>
          <table:table-cell table:formula="of:=([.B46]*[.$B$298])-([.B46]*[.$B$297])+[.$B$297]" office:value-type="float" office:value="-3.490000153738" calcext:value-type="float">
            <text:p>-3,4900001537</text:p>
          </table:table-cell>
          <table:table-cell table:formula="of:=([.C46]*[.$B$298])-([.C46]*[.$B$297])+[.$B$297]" office:value-type="float" office:value="245.466214552" calcext:value-type="float">
            <text:p>245,466214552</text:p>
          </table:table-cell>
          <table:table-cell table:formula="of:=([.D46]-[.E46])^2" office:value-type="float" office:value="61979.1968406095" calcext:value-type="float">
            <text:p>61979,19684060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953186" calcext:value-type="float">
            <text:p>9,53186E-05</text:p>
          </table:table-cell>
          <table:table-cell office:value-type="float" office:value="0.0660696" calcext:value-type="float">
            <text:p>0,0660696</text:p>
          </table:table-cell>
          <table:table-cell table:formula="of:=([.B47]*[.$B$298])-([.B47]*[.$B$297])+[.$B$297]" office:value-type="float" office:value="-3.150000135356" calcext:value-type="float">
            <text:p>-3,1500001354</text:p>
          </table:table-cell>
          <table:table-cell table:formula="of:=([.C47]*[.$B$298])-([.C47]*[.$B$297])+[.$B$297]" office:value-type="float" office:value="266.786411184" calcext:value-type="float">
            <text:p>266,786411184</text:p>
          </table:table-cell>
          <table:table-cell table:formula="of:=([.D47]-[.E47])^2" office:value-type="float" office:value="72865.6661559725" calcext:value-type="float">
            <text:p>72865,66615597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663575" calcext:value-type="float">
            <text:p>0,0663575</text:p>
          </table:table-cell>
          <table:table-cell table:formula="of:=([.B48]*[.$B$298])-([.B48]*[.$B$297])+[.$B$297]" office:value-type="float" office:value="-3.12999905122" calcext:value-type="float">
            <text:p>-3,1299990512</text:p>
          </table:table-cell>
          <table:table-cell table:formula="of:=([.C48]*[.$B$298])-([.C48]*[.$B$297])+[.$B$297]" office:value-type="float" office:value="267.96436555" calcext:value-type="float">
            <text:p>267,96436555</text:p>
          </table:table-cell>
          <table:table-cell table:formula="of:=([.D48]-[.E48])^2" office:value-type="float" office:value="73492.1545185392" calcext:value-type="float">
            <text:p>73492,15451853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0663883" calcext:value-type="float">
            <text:p>0,0663883</text:p>
          </table:table-cell>
          <table:table-cell table:formula="of:=([.B49]*[.$B$298])-([.B49]*[.$B$297])+[.$B$297]" office:value-type="float" office:value="-3.54" calcext:value-type="float">
            <text:p>-3,54</text:p>
          </table:table-cell>
          <table:table-cell table:formula="of:=([.C49]*[.$B$298])-([.C49]*[.$B$297])+[.$B$297]" office:value-type="float" office:value="268.090384982" calcext:value-type="float">
            <text:p>268,090384982</text:p>
          </table:table-cell>
          <table:table-cell table:formula="of:=([.D49]-[.E49])^2" office:value-type="float" office:value="73783.0660454695" calcext:value-type="float">
            <text:p>73783,066045469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0662581" calcext:value-type="float">
            <text:p>0,0662581</text:p>
          </table:table-cell>
          <table:table-cell table:formula="of:=([.B50]*[.$B$298])-([.B50]*[.$B$297])+[.$B$297]" office:value-type="float" office:value="-3.54" calcext:value-type="float">
            <text:p>-3,54</text:p>
          </table:table-cell>
          <table:table-cell table:formula="of:=([.C50]*[.$B$298])-([.C50]*[.$B$297])+[.$B$297]" office:value-type="float" office:value="267.557666474" calcext:value-type="float">
            <text:p>267,557666474</text:p>
          </table:table-cell>
          <table:table-cell table:formula="of:=([.D50]-[.E50])^2" office:value-type="float" office:value="73493.9447676481" calcext:value-type="float">
            <text:p>73493,94476764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662425" calcext:value-type="float">
            <text:p>0,0662425</text:p>
          </table:table-cell>
          <table:table-cell table:formula="of:=([.B51]*[.$B$298])-([.B51]*[.$B$297])+[.$B$297]" office:value-type="float" office:value="-3.54" calcext:value-type="float">
            <text:p>-3,54</text:p>
          </table:table-cell>
          <table:table-cell table:formula="of:=([.C51]*[.$B$298])-([.C51]*[.$B$297])+[.$B$297]" office:value-type="float" office:value="267.49383845" calcext:value-type="float">
            <text:p>267,49383845</text:p>
          </table:table-cell>
          <table:table-cell table:formula="of:=([.D51]-[.E51])^2" office:value-type="float" office:value="73459.3415849407" calcext:value-type="float">
            <text:p>73459,341584940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0488814" calcext:value-type="float">
            <text:p>4,88814E-06</text:p>
          </table:table-cell>
          <table:table-cell office:value-type="float" office:value="0.0662268" calcext:value-type="float">
            <text:p>0,0662268</text:p>
          </table:table-cell>
          <table:table-cell table:formula="of:=([.B52]*[.$B$298])-([.B52]*[.$B$297])+[.$B$297]" office:value-type="float" office:value="-3.5199999796644" calcext:value-type="float">
            <text:p>-3,5199999797</text:p>
          </table:table-cell>
          <table:table-cell table:formula="of:=([.C52]*[.$B$298])-([.C52]*[.$B$297])+[.$B$297]" office:value-type="float" office:value="267.429601272" calcext:value-type="float">
            <text:p>267,429601272</text:p>
          </table:table-cell>
          <table:table-cell table:formula="of:=([.D52]-[.E52])^2" office:value-type="float" office:value="73413.6864184359" calcext:value-type="float">
            <text:p>73413,686418435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940477" calcext:value-type="float">
            <text:p>0,00940477</text:p>
          </table:table-cell>
          <table:table-cell office:value-type="float" office:value="0.0662096" calcext:value-type="float">
            <text:p>0,0662096</text:p>
          </table:table-cell>
          <table:table-cell table:formula="of:=([.B53]*[.$B$298])-([.B53]*[.$B$297])+[.$B$297]" office:value-type="float" office:value="34.9399926458" calcext:value-type="float">
            <text:p>34,9399926458</text:p>
          </table:table-cell>
          <table:table-cell table:formula="of:=([.C53]*[.$B$298])-([.C53]*[.$B$297])+[.$B$297]" office:value-type="float" office:value="267.359226784" calcext:value-type="float">
            <text:p>267,359226784</text:p>
          </table:table-cell>
          <table:table-cell table:formula="of:=([.D53]-[.E53])^2" office:value-type="float" office:value="54018.7003973874" calcext:value-type="float">
            <text:p>54018,700397387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575676" calcext:value-type="float">
            <text:p>0,0575676</text:p>
          </table:table-cell>
          <table:table-cell office:value-type="float" office:value="0.0783905" calcext:value-type="float">
            <text:p>0,0783905</text:p>
          </table:table-cell>
          <table:table-cell table:formula="of:=([.B54]*[.$B$298])-([.B54]*[.$B$297])+[.$B$297]" office:value-type="float" office:value="232.000138104" calcext:value-type="float">
            <text:p>232,000138104</text:p>
          </table:table-cell>
          <table:table-cell table:formula="of:=([.C54]*[.$B$298])-([.C54]*[.$B$297])+[.$B$297]" office:value-type="float" office:value="317.19786637" calcext:value-type="float">
            <text:p>317,19786637</text:p>
          </table:table-cell>
          <table:table-cell table:formula="of:=([.D54]-[.E54])^2" office:value-type="float" office:value="7258.65290168717" calcext:value-type="float">
            <text:p>7258,652901687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30814" calcext:value-type="float">
            <text:p>0,330814</text:p>
          </table:table-cell>
          <table:table-cell office:value-type="float" office:value="0.142571" calcext:value-type="float">
            <text:p>0,142571</text:p>
          </table:table-cell>
          <table:table-cell table:formula="of:=([.B55]*[.$B$298])-([.B55]*[.$B$297])+[.$B$297]" office:value-type="float" office:value="1349.99871356" calcext:value-type="float">
            <text:p>1349,99871356</text:p>
          </table:table-cell>
          <table:table-cell table:formula="of:=([.C55]*[.$B$298])-([.C55]*[.$B$297])+[.$B$297]" office:value-type="float" office:value="579.79494934" calcext:value-type="float">
            <text:p>579,79494934</text:p>
          </table:table-cell>
          <table:table-cell table:formula="of:=([.D55]-[.E55])^2" office:value-type="float" office:value="593213.838418657" calcext:value-type="float">
            <text:p>593213,83841865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67156" calcext:value-type="float">
            <text:p>0,567156</text:p>
          </table:table-cell>
          <table:table-cell office:value-type="float" office:value="0.394073" calcext:value-type="float">
            <text:p>0,394073</text:p>
          </table:table-cell>
          <table:table-cell table:formula="of:=([.B56]*[.$B$298])-([.B56]*[.$B$297])+[.$B$297]" office:value-type="float" office:value="2317.00146024" calcext:value-type="float">
            <text:p>2317,00146024</text:p>
          </table:table-cell>
          <table:table-cell table:formula="of:=([.C56]*[.$B$298])-([.C56]*[.$B$297])+[.$B$297]" office:value-type="float" office:value="1608.82544242" calcext:value-type="float">
            <text:p>1608,82544242</text:p>
          </table:table-cell>
          <table:table-cell table:formula="of:=([.D56]-[.E56])^2" office:value-type="float" office:value="501513.272215393" calcext:value-type="float">
            <text:p>501513,27221539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34085" calcext:value-type="float">
            <text:p>0,734085</text:p>
          </table:table-cell>
          <table:table-cell office:value-type="float" office:value="0.563122" calcext:value-type="float">
            <text:p>0,563122</text:p>
          </table:table-cell>
          <table:table-cell table:formula="of:=([.B57]*[.$B$298])-([.B57]*[.$B$297])+[.$B$297]" office:value-type="float" office:value="2999.9981409" calcext:value-type="float">
            <text:p>2999,9981409</text:p>
          </table:table-cell>
          <table:table-cell table:formula="of:=([.C57]*[.$B$298])-([.C57]*[.$B$297])+[.$B$297]" office:value-type="float" office:value="2300.49618788" calcext:value-type="float">
            <text:p>2300,49618788</text:p>
          </table:table-cell>
          <table:table-cell table:formula="of:=([.D57]-[.E57])^2" office:value-type="float" office:value="489302.982278795" calcext:value-type="float">
            <text:p>489302,98227879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71686" calcext:value-type="float">
            <text:p>0,871686</text:p>
          </table:table-cell>
          <table:table-cell office:value-type="float" office:value="0.683858" calcext:value-type="float">
            <text:p>0,683858</text:p>
          </table:table-cell>
          <table:table-cell table:formula="of:=([.B58]*[.$B$298])-([.B58]*[.$B$297])+[.$B$297]" office:value-type="float" office:value="3562.99813644" calcext:value-type="float">
            <text:p>3562,99813644</text:p>
          </table:table-cell>
          <table:table-cell table:formula="of:=([.C58]*[.$B$298])-([.C58]*[.$B$297])+[.$B$297]" office:value-type="float" office:value="2794.49236132" calcext:value-type="float">
            <text:p>2794,49236132</text:p>
          </table:table-cell>
          <table:table-cell table:formula="of:=([.D58]-[.E58])^2" office:value-type="float" office:value="590601.126392792" calcext:value-type="float">
            <text:p>590601,12639279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57755" calcext:value-type="float">
            <text:p>0,857755</text:p>
          </table:table-cell>
          <table:table-cell office:value-type="float" office:value="0.773983" calcext:value-type="float">
            <text:p>0,773983</text:p>
          </table:table-cell>
          <table:table-cell table:formula="of:=([.B59]*[.$B$298])-([.B59]*[.$B$297])+[.$B$297]" office:value-type="float" office:value="3505.9988927" calcext:value-type="float">
            <text:p>3505,9988927</text:p>
          </table:table-cell>
          <table:table-cell table:formula="of:=([.C59]*[.$B$298])-([.C59]*[.$B$297])+[.$B$297]" office:value-type="float" office:value="3163.24240382" calcext:value-type="float">
            <text:p>3163,24240382</text:p>
          </table:table-cell>
          <table:table-cell table:formula="of:=([.D59]-[.E59])^2" office:value-type="float" office:value="117482.010669345" calcext:value-type="float">
            <text:p>117482,0106693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32299" calcext:value-type="float">
            <text:p>0,932299</text:p>
          </table:table-cell>
          <table:table-cell office:value-type="float" office:value="0.699052" calcext:value-type="float">
            <text:p>0,699052</text:p>
          </table:table-cell>
          <table:table-cell table:formula="of:=([.B60]*[.$B$298])-([.B60]*[.$B$297])+[.$B$297]" office:value-type="float" office:value="3810.99865046" calcext:value-type="float">
            <text:p>3810,99865046</text:p>
          </table:table-cell>
          <table:table-cell table:formula="of:=([.C60]*[.$B$298])-([.C60]*[.$B$297])+[.$B$297]" office:value-type="float" office:value="2856.65922008" calcext:value-type="float">
            <text:p>2856,65922008</text:p>
          </table:table-cell>
          <table:table-cell table:formula="of:=([.D60]-[.E60])^2" office:value-type="float" office:value="910763.748378023" calcext:value-type="float">
            <text:p>910763,7483780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28426" calcext:value-type="float">
            <text:p>0,828426</text:p>
          </table:table-cell>
          <table:table-cell office:value-type="float" office:value="0.730008" calcext:value-type="float">
            <text:p>0,730008</text:p>
          </table:table-cell>
          <table:table-cell table:formula="of:=([.B61]*[.$B$298])-([.B61]*[.$B$297])+[.$B$297]" office:value-type="float" office:value="3385.99811604" calcext:value-type="float">
            <text:p>3385,99811604</text:p>
          </table:table-cell>
          <table:table-cell table:formula="of:=([.C61]*[.$B$298])-([.C61]*[.$B$297])+[.$B$297]" office:value-type="float" office:value="2983.31693232" calcext:value-type="float">
            <text:p>2983,31693232</text:p>
          </table:table-cell>
          <table:table-cell table:formula="of:=([.D61]-[.E61])^2" office:value-type="float" office:value="162152.135722141" calcext:value-type="float">
            <text:p>162152,13572214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496" calcext:value-type="float">
            <text:p>0,68496</text:p>
          </table:table-cell>
          <table:table-cell office:value-type="float" office:value="0.584171" calcext:value-type="float">
            <text:p>0,584171</text:p>
          </table:table-cell>
          <table:table-cell table:formula="of:=([.B62]*[.$B$298])-([.B62]*[.$B$297])+[.$B$297]" office:value-type="float" office:value="2799.0012384" calcext:value-type="float">
            <text:p>2799,0012384</text:p>
          </table:table-cell>
          <table:table-cell table:formula="of:=([.C62]*[.$B$298])-([.C62]*[.$B$297])+[.$B$297]" office:value-type="float" office:value="2386.61901334" calcext:value-type="float">
            <text:p>2386,61901334</text:p>
          </table:table-cell>
          <table:table-cell table:formula="of:=([.D62]-[.E62])^2" office:value-type="float" office:value="170059.099545437" calcext:value-type="float">
            <text:p>170059,09954543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03365" calcext:value-type="float">
            <text:p>0,503365</text:p>
          </table:table-cell>
          <table:table-cell office:value-type="float" office:value="0.415022" calcext:value-type="float">
            <text:p>0,415022</text:p>
          </table:table-cell>
          <table:table-cell table:formula="of:=([.B63]*[.$B$298])-([.B63]*[.$B$297])+[.$B$297]" office:value-type="float" office:value="2055.9980321" calcext:value-type="float">
            <text:p>2055,9980321</text:p>
          </table:table-cell>
          <table:table-cell table:formula="of:=([.C63]*[.$B$298])-([.C63]*[.$B$297])+[.$B$297]" office:value-type="float" office:value="1694.53911388" calcext:value-type="float">
            <text:p>1694,53911388</text:p>
          </table:table-cell>
          <table:table-cell table:formula="of:=([.D63]-[.E63])^2" office:value-type="float" office:value="130652.549560773" calcext:value-type="float">
            <text:p>130652,54956077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45174" calcext:value-type="float">
            <text:p>0,245174</text:p>
          </table:table-cell>
          <table:table-cell office:value-type="float" office:value="0.257217" calcext:value-type="float">
            <text:p>0,257217</text:p>
          </table:table-cell>
          <table:table-cell table:formula="of:=([.B64]*[.$B$298])-([.B64]*[.$B$297])+[.$B$297]" office:value-type="float" office:value="999.59922796" calcext:value-type="float">
            <text:p>999,59922796</text:p>
          </table:table-cell>
          <table:table-cell table:formula="of:=([.C64]*[.$B$298])-([.C64]*[.$B$297])+[.$B$297]" office:value-type="float" office:value="1048.87364418" calcext:value-type="float">
            <text:p>1048,87364418</text:p>
          </table:table-cell>
          <table:table-cell table:formula="of:=([.D64]-[.E64])^2" office:value-type="float" office:value="2427.9680938218" calcext:value-type="float">
            <text:p>2427,96809382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699003" calcext:value-type="float">
            <text:p>0,000699003</text:p>
          </table:table-cell>
          <table:table-cell office:value-type="float" office:value="0.0979033" calcext:value-type="float">
            <text:p>0,0979033</text:p>
          </table:table-cell>
          <table:table-cell table:formula="of:=([.B65]*[.$B$298])-([.B65]*[.$B$297])+[.$B$297]" office:value-type="float" office:value="-0.68000126538" calcext:value-type="float">
            <text:p>-0,6800012654</text:p>
          </table:table-cell>
          <table:table-cell table:formula="of:=([.C65]*[.$B$298])-([.C65]*[.$B$297])+[.$B$297]" office:value-type="float" office:value="397.035268082" calcext:value-type="float">
            <text:p>397,035268082</text:p>
          </table:table-cell>
          <table:table-cell table:formula="of:=([.D65]-[.E65])^2" office:value-type="float" office:value="158177.435472059" calcext:value-type="float">
            <text:p>158177,43547205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0458212" calcext:value-type="float">
            <text:p>0,0458212</text:p>
          </table:table-cell>
          <table:table-cell table:formula="of:=([.B66]*[.$B$298])-([.B66]*[.$B$297])+[.$B$297]" office:value-type="float" office:value="-3.54" calcext:value-type="float">
            <text:p>-3,54</text:p>
          </table:table-cell>
          <table:table-cell table:formula="of:=([.C66]*[.$B$298])-([.C66]*[.$B$297])+[.$B$297]" office:value-type="float" office:value="183.939272648" calcext:value-type="float">
            <text:p>183,939272648</text:p>
          </table:table-cell>
          <table:table-cell table:formula="of:=([.D66]-[.E66])^2" office:value-type="float" office:value="35148.4776726231" calcext:value-type="float">
            <text:p>35148,477672623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0416214" calcext:value-type="float">
            <text:p>0,0416214</text:p>
          </table:table-cell>
          <table:table-cell table:formula="of:=([.B67]*[.$B$298])-([.B67]*[.$B$297])+[.$B$297]" office:value-type="float" office:value="-3.54" calcext:value-type="float">
            <text:p>-3,54</text:p>
          </table:table-cell>
          <table:table-cell table:formula="of:=([.C67]*[.$B$298])-([.C67]*[.$B$297])+[.$B$297]" office:value-type="float" office:value="166.755622956" calcext:value-type="float">
            <text:p>166,755622956</text:p>
          </table:table-cell>
          <table:table-cell table:formula="of:=([.D67]-[.E67])^2" office:value-type="float" office:value="29000.5991979721" calcext:value-type="float">
            <text:p>29000,599197972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0.0231298" calcext:value-type="float">
            <text:p>0,0231298</text:p>
          </table:table-cell>
          <table:table-cell table:formula="of:=([.B68]*[.$B$298])-([.B68]*[.$B$297])+[.$B$297]" office:value-type="float" office:value="-3.54" calcext:value-type="float">
            <text:p>-3,54</text:p>
          </table:table-cell>
          <table:table-cell table:formula="of:=([.C68]*[.$B$298])-([.C68]*[.$B$297])+[.$B$297]" office:value-type="float" office:value="91.096501892" calcext:value-type="float">
            <text:p>91,096501892</text:p>
          </table:table-cell>
          <table:table-cell table:formula="of:=([.D68]-[.E68])^2" office:value-type="float" office:value="8956.06749035452" calcext:value-type="float">
            <text:p>8956,06749035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0135041" calcext:value-type="float">
            <text:p>0,0135041</text:p>
          </table:table-cell>
          <table:table-cell table:formula="of:=([.B69]*[.$B$298])-([.B69]*[.$B$297])+[.$B$297]" office:value-type="float" office:value="-3.54" calcext:value-type="float">
            <text:p>-3,54</text:p>
          </table:table-cell>
          <table:table-cell table:formula="of:=([.C69]*[.$B$298])-([.C69]*[.$B$297])+[.$B$297]" office:value-type="float" office:value="51.712565314" calcext:value-type="float">
            <text:p>51,712565314</text:p>
          </table:table-cell>
          <table:table-cell table:formula="of:=([.D69]-[.E69])^2" office:value-type="float" office:value="3052.84597377784" calcext:value-type="float">
            <text:p>3052,845973777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0660405" calcext:value-type="float">
            <text:p>0,0660405</text:p>
          </table:table-cell>
          <table:table-cell table:formula="of:=([.B70]*[.$B$298])-([.B70]*[.$B$297])+[.$B$297]" office:value-type="float" office:value="-3.54" calcext:value-type="float">
            <text:p>-3,54</text:p>
          </table:table-cell>
          <table:table-cell table:formula="of:=([.C70]*[.$B$298])-([.C70]*[.$B$297])+[.$B$297]" office:value-type="float" office:value="266.66734737" calcext:value-type="float">
            <text:p>266,66734737</text:p>
          </table:table-cell>
          <table:table-cell table:formula="of:=([.D70]-[.E70])^2" office:value-type="float" office:value="73012.0105727319" calcext:value-type="float">
            <text:p>73012,010572731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0662306" calcext:value-type="float">
            <text:p>0,0662306</text:p>
          </table:table-cell>
          <table:table-cell table:formula="of:=([.B71]*[.$B$298])-([.B71]*[.$B$297])+[.$B$297]" office:value-type="float" office:value="-3.54" calcext:value-type="float">
            <text:p>-3,54</text:p>
          </table:table-cell>
          <table:table-cell table:formula="of:=([.C71]*[.$B$298])-([.C71]*[.$B$297])+[.$B$297]" office:value-type="float" office:value="267.445149124" calcext:value-type="float">
            <text:p>267,445149124</text:p>
          </table:table-cell>
          <table:table-cell table:formula="of:=([.D71]-[.E71])^2" office:value-type="float" office:value="73432.9510457565" calcext:value-type="float">
            <text:p>73432,951045756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0662306" calcext:value-type="float">
            <text:p>0,0662306</text:p>
          </table:table-cell>
          <table:table-cell table:formula="of:=([.B72]*[.$B$298])-([.B72]*[.$B$297])+[.$B$297]" office:value-type="float" office:value="-3.54" calcext:value-type="float">
            <text:p>-3,54</text:p>
          </table:table-cell>
          <table:table-cell table:formula="of:=([.C72]*[.$B$298])-([.C72]*[.$B$297])+[.$B$297]" office:value-type="float" office:value="267.445149124" calcext:value-type="float">
            <text:p>267,445149124</text:p>
          </table:table-cell>
          <table:table-cell table:formula="of:=([.D72]-[.E72])^2" office:value-type="float" office:value="73432.9510457565" calcext:value-type="float">
            <text:p>73432,951045756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0662306" calcext:value-type="float">
            <text:p>0,0662306</text:p>
          </table:table-cell>
          <table:table-cell table:formula="of:=([.B73]*[.$B$298])-([.B73]*[.$B$297])+[.$B$297]" office:value-type="float" office:value="-3.54" calcext:value-type="float">
            <text:p>-3,54</text:p>
          </table:table-cell>
          <table:table-cell table:formula="of:=([.C73]*[.$B$298])-([.C73]*[.$B$297])+[.$B$297]" office:value-type="float" office:value="267.445149124" calcext:value-type="float">
            <text:p>267,445149124</text:p>
          </table:table-cell>
          <table:table-cell table:formula="of:=([.D73]-[.E73])^2" office:value-type="float" office:value="73432.9510457565" calcext:value-type="float">
            <text:p>73432,951045756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0.0662306" calcext:value-type="float">
            <text:p>0,0662306</text:p>
          </table:table-cell>
          <table:table-cell table:formula="of:=([.B74]*[.$B$298])-([.B74]*[.$B$297])+[.$B$297]" office:value-type="float" office:value="-3.54" calcext:value-type="float">
            <text:p>-3,54</text:p>
          </table:table-cell>
          <table:table-cell table:formula="of:=([.C74]*[.$B$298])-([.C74]*[.$B$297])+[.$B$297]" office:value-type="float" office:value="267.445149124" calcext:value-type="float">
            <text:p>267,445149124</text:p>
          </table:table-cell>
          <table:table-cell table:formula="of:=([.D74]-[.E74])^2" office:value-type="float" office:value="73432.9510457565" calcext:value-type="float">
            <text:p>73432,951045756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73322" calcext:value-type="float">
            <text:p>7,3322E-06</text:p>
          </table:table-cell>
          <table:table-cell office:value-type="float" office:value="0.0662306" calcext:value-type="float">
            <text:p>0,0662306</text:p>
          </table:table-cell>
          <table:table-cell table:formula="of:=([.B75]*[.$B$298])-([.B75]*[.$B$297])+[.$B$297]" office:value-type="float" office:value="-3.510000010412" calcext:value-type="float">
            <text:p>-3,5100000104</text:p>
          </table:table-cell>
          <table:table-cell table:formula="of:=([.C75]*[.$B$298])-([.C75]*[.$B$297])+[.$B$297]" office:value-type="float" office:value="267.445149124" calcext:value-type="float">
            <text:p>267,445149124</text:p>
          </table:table-cell>
          <table:table-cell table:formula="of:=([.D75]-[.E75])^2" office:value-type="float" office:value="73416.6928424515" calcext:value-type="float">
            <text:p>73416,69284245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797744" calcext:value-type="float">
            <text:p>0,00797744</text:p>
          </table:table-cell>
          <table:table-cell office:value-type="float" office:value="0.0662401" calcext:value-type="float">
            <text:p>0,0662401</text:p>
          </table:table-cell>
          <table:table-cell table:formula="of:=([.B76]*[.$B$298])-([.B76]*[.$B$297])+[.$B$297]" office:value-type="float" office:value="29.1000148576" calcext:value-type="float">
            <text:p>29,1000148576</text:p>
          </table:table-cell>
          <table:table-cell table:formula="of:=([.C76]*[.$B$298])-([.C76]*[.$B$297])+[.$B$297]" office:value-type="float" office:value="267.484018754" calcext:value-type="float">
            <text:p>267,484018754</text:p>
          </table:table-cell>
          <table:table-cell table:formula="of:=([.D76]-[.E76])^2" office:value-type="float" office:value="56826.9333136788" calcext:value-type="float">
            <text:p>56826,933313678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779511" calcext:value-type="float">
            <text:p>0,0779511</text:p>
          </table:table-cell>
          <table:table-cell office:value-type="float" office:value="0.0765468" calcext:value-type="float">
            <text:p>0,0765468</text:p>
          </table:table-cell>
          <table:table-cell table:formula="of:=([.B77]*[.$B$298])-([.B77]*[.$B$297])+[.$B$297]" office:value-type="float" office:value="315.400043694" calcext:value-type="float">
            <text:p>315,400043694</text:p>
          </table:table-cell>
          <table:table-cell table:formula="of:=([.C77]*[.$B$298])-([.C77]*[.$B$297])+[.$B$297]" office:value-type="float" office:value="309.654294072" calcext:value-type="float">
            <text:p>309,654294072</text:p>
          </table:table-cell>
          <table:table-cell table:formula="of:=([.D77]-[.E77])^2" office:value-type="float" office:value="33.0136387187132" calcext:value-type="float">
            <text:p>33,013638718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30645" calcext:value-type="float">
            <text:p>0,130645</text:p>
          </table:table-cell>
          <table:table-cell office:value-type="float" office:value="0.167111" calcext:value-type="float">
            <text:p>0,167111</text:p>
          </table:table-cell>
          <table:table-cell table:formula="of:=([.B78]*[.$B$298])-([.B78]*[.$B$297])+[.$B$297]" office:value-type="float" office:value="530.9992433" calcext:value-type="float">
            <text:p>530,9992433</text:p>
          </table:table-cell>
          <table:table-cell table:formula="of:=([.C78]*[.$B$298])-([.C78]*[.$B$297])+[.$B$297]" office:value-type="float" office:value="680.20134094" calcext:value-type="float">
            <text:p>680,20134094</text:p>
          </table:table-cell>
          <table:table-cell table:formula="of:=([.D78]-[.E78])^2" office:value-type="float" office:value="22261.2659401761" calcext:value-type="float">
            <text:p>22261,265940176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33712" calcext:value-type="float">
            <text:p>0,233712</text:p>
          </table:table-cell>
          <table:table-cell office:value-type="float" office:value="0.245309" calcext:value-type="float">
            <text:p>0,245309</text:p>
          </table:table-cell>
          <table:table-cell table:formula="of:=([.B79]*[.$B$298])-([.B79]*[.$B$297])+[.$B$297]" office:value-type="float" office:value="952.70199648" calcext:value-type="float">
            <text:p>952,70199648</text:p>
          </table:table-cell>
          <table:table-cell table:formula="of:=([.C79]*[.$B$298])-([.C79]*[.$B$297])+[.$B$297]" office:value-type="float" office:value="1000.15158586" calcext:value-type="float">
            <text:p>1000,15158586</text:p>
          </table:table-cell>
          <table:table-cell table:formula="of:=([.D79]-[.E79])^2" office:value-type="float" office:value="2251.4635323306" calcext:value-type="float">
            <text:p>2251,46353233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74112" calcext:value-type="float">
            <text:p>0,274112</text:p>
          </table:table-cell>
          <table:table-cell office:value-type="float" office:value="0.3524" calcext:value-type="float">
            <text:p>0,3524</text:p>
          </table:table-cell>
          <table:table-cell table:formula="of:=([.B80]*[.$B$298])-([.B80]*[.$B$297])+[.$B$297]" office:value-type="float" office:value="1118.00021248" calcext:value-type="float">
            <text:p>1118,00021248</text:p>
          </table:table-cell>
          <table:table-cell table:formula="of:=([.C80]*[.$B$298])-([.C80]*[.$B$297])+[.$B$297]" office:value-type="float" office:value="1438.318696" calcext:value-type="float">
            <text:p>1438,318696</text:p>
          </table:table-cell>
          <table:table-cell table:formula="of:=([.D80]-[.E80])^2" office:value-type="float" office:value="102603.930884553" calcext:value-type="float">
            <text:p>102603,93088455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55217" calcext:value-type="float">
            <text:p>0,455217</text:p>
          </table:table-cell>
          <table:table-cell office:value-type="float" office:value="0.389831" calcext:value-type="float">
            <text:p>0,389831</text:p>
          </table:table-cell>
          <table:table-cell table:formula="of:=([.B81]*[.$B$298])-([.B81]*[.$B$297])+[.$B$297]" office:value-type="float" office:value="1858.99856418" calcext:value-type="float">
            <text:p>1858,99856418</text:p>
          </table:table-cell>
          <table:table-cell table:formula="of:=([.C81]*[.$B$298])-([.C81]*[.$B$297])+[.$B$297]" office:value-type="float" office:value="1591.46912974" calcext:value-type="float">
            <text:p>1591,46912974</text:p>
          </table:table-cell>
          <table:table-cell table:formula="of:=([.D81]-[.E81])^2" office:value-type="float" office:value="71571.9982917862" calcext:value-type="float">
            <text:p>71571,998291786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60557" calcext:value-type="float">
            <text:p>0,560557</text:p>
          </table:table-cell>
          <table:table-cell office:value-type="float" office:value="0.513809" calcext:value-type="float">
            <text:p>0,513809</text:p>
          </table:table-cell>
          <table:table-cell table:formula="of:=([.B82]*[.$B$298])-([.B82]*[.$B$297])+[.$B$297]" office:value-type="float" office:value="2290.00138778" calcext:value-type="float">
            <text:p>2290,00138778</text:p>
          </table:table-cell>
          <table:table-cell table:formula="of:=([.C82]*[.$B$298])-([.C82]*[.$B$297])+[.$B$297]" office:value-type="float" office:value="2098.73007586" calcext:value-type="float">
            <text:p>2098,73007586</text:p>
          </table:table-cell>
          <table:table-cell table:formula="of:=([.D82]-[.E82])^2" office:value-type="float" office:value="36584.7147635979" calcext:value-type="float">
            <text:p>36584,71476359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40064" calcext:value-type="float">
            <text:p>0,440064</text:p>
          </table:table-cell>
          <table:table-cell office:value-type="float" office:value="0.571165" calcext:value-type="float">
            <text:p>0,571165</text:p>
          </table:table-cell>
          <table:table-cell table:formula="of:=([.B83]*[.$B$298])-([.B83]*[.$B$297])+[.$B$297]" office:value-type="float" office:value="1796.99945856" calcext:value-type="float">
            <text:p>1796,99945856</text:p>
          </table:table-cell>
          <table:table-cell table:formula="of:=([.C83]*[.$B$298])-([.C83]*[.$B$297])+[.$B$297]" office:value-type="float" office:value="2333.4044441" calcext:value-type="float">
            <text:p>2333,4044441</text:p>
          </table:table-cell>
          <table:table-cell table:formula="of:=([.D83]-[.E83])^2" office:value-type="float" office:value="287730.308512167" calcext:value-type="float">
            <text:p>287730,3085121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94811" calcext:value-type="float">
            <text:p>0,494811</text:p>
          </table:table-cell>
          <table:table-cell office:value-type="float" office:value="0.40613" calcext:value-type="float">
            <text:p>0,40613</text:p>
          </table:table-cell>
          <table:table-cell table:formula="of:=([.B84]*[.$B$298])-([.B84]*[.$B$297])+[.$B$297]" office:value-type="float" office:value="2020.99899894" calcext:value-type="float">
            <text:p>2020,99899894</text:p>
          </table:table-cell>
          <table:table-cell table:formula="of:=([.C84]*[.$B$298])-([.C84]*[.$B$297])+[.$B$297]" office:value-type="float" office:value="1658.1571402" calcext:value-type="float">
            <text:p>1658,1571402</text:p>
          </table:table-cell>
          <table:table-cell table:formula="of:=([.D84]-[.E84])^2" office:value-type="float" office:value="131654.214453898" calcext:value-type="float">
            <text:p>131654,21445389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40102" calcext:value-type="float">
            <text:p>0,340102</text:p>
          </table:table-cell>
          <table:table-cell office:value-type="float" office:value="0.438957" calcext:value-type="float">
            <text:p>0,438957</text:p>
          </table:table-cell>
          <table:table-cell table:formula="of:=([.B85]*[.$B$298])-([.B85]*[.$B$297])+[.$B$297]" office:value-type="float" office:value="1388.00093708" calcext:value-type="float">
            <text:p>1388,00093708</text:p>
          </table:table-cell>
          <table:table-cell table:formula="of:=([.C85]*[.$B$298])-([.C85]*[.$B$297])+[.$B$297]" office:value-type="float" office:value="1792.47012378" calcext:value-type="float">
            <text:p>1792,47012378</text:p>
          </table:table-cell>
          <table:table-cell table:formula="of:=([.D85]-[.E85])^2" office:value-type="float" office:value="163595.32298976" calcext:value-type="float">
            <text:p>163595,3229897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81895" calcext:value-type="float">
            <text:p>0,381895</text:p>
          </table:table-cell>
          <table:table-cell office:value-type="float" office:value="0.242189" calcext:value-type="float">
            <text:p>0,242189</text:p>
          </table:table-cell>
          <table:table-cell table:formula="of:=([.B86]*[.$B$298])-([.B86]*[.$B$297])+[.$B$297]" office:value-type="float" office:value="1558.9986683" calcext:value-type="float">
            <text:p>1558,9986683</text:p>
          </table:table-cell>
          <table:table-cell table:formula="of:=([.C86]*[.$B$298])-([.C86]*[.$B$297])+[.$B$297]" office:value-type="float" office:value="987.38598106" calcext:value-type="float">
            <text:p>987,38598106</text:p>
          </table:table-cell>
          <table:table-cell table:formula="of:=([.D86]-[.E86])^2" office:value-type="float" office:value="326741.064213734" calcext:value-type="float">
            <text:p>326741,06421373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08538" calcext:value-type="float">
            <text:p>0,208538</text:p>
          </table:table-cell>
          <table:table-cell office:value-type="float" office:value="0.259796" calcext:value-type="float">
            <text:p>0,259796</text:p>
          </table:table-cell>
          <table:table-cell table:formula="of:=([.B87]*[.$B$298])-([.B87]*[.$B$297])+[.$B$297]" office:value-type="float" office:value="849.70156852" calcext:value-type="float">
            <text:p>849,70156852</text:p>
          </table:table-cell>
          <table:table-cell table:formula="of:=([.C87]*[.$B$298])-([.C87]*[.$B$297])+[.$B$297]" office:value-type="float" office:value="1059.42572584" calcext:value-type="float">
            <text:p>1059,42572584</text:p>
          </table:table-cell>
          <table:table-cell table:formula="of:=([.D87]-[.E87])^2" office:value-type="float" office:value="43984.2221635841" calcext:value-type="float">
            <text:p>43984,222163584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525817" calcext:value-type="float">
            <text:p>0,0525817</text:p>
          </table:table-cell>
          <table:table-cell office:value-type="float" office:value="0.173837" calcext:value-type="float">
            <text:p>0,173837</text:p>
          </table:table-cell>
          <table:table-cell table:formula="of:=([.B88]*[.$B$298])-([.B88]*[.$B$297])+[.$B$297]" office:value-type="float" office:value="211.600128818" calcext:value-type="float">
            <text:p>211,600128818</text:p>
          </table:table-cell>
          <table:table-cell table:formula="of:=([.C88]*[.$B$298])-([.C88]*[.$B$297])+[.$B$297]" office:value-type="float" office:value="707.72103898" calcext:value-type="float">
            <text:p>707,72103898</text:p>
          </table:table-cell>
          <table:table-cell table:formula="of:=([.D88]-[.E88])^2" office:value-type="float" office:value="246135.957499971" calcext:value-type="float">
            <text:p>246135,95749997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816318" calcext:value-type="float">
            <text:p>0,000816318</text:p>
          </table:table-cell>
          <table:table-cell office:value-type="float" office:value="0.0847238" calcext:value-type="float">
            <text:p>0,0847238</text:p>
          </table:table-cell>
          <table:table-cell table:formula="of:=([.B89]*[.$B$298])-([.B89]*[.$B$297])+[.$B$297]" office:value-type="float" office:value="-0.20000225028" calcext:value-type="float">
            <text:p>-0,2000022503</text:p>
          </table:table-cell>
          <table:table-cell table:formula="of:=([.C89]*[.$B$298])-([.C89]*[.$B$297])+[.$B$297]" office:value-type="float" office:value="343.110816652" calcext:value-type="float">
            <text:p>343,110816652</text:p>
          </table:table-cell>
          <table:table-cell table:formula="of:=([.D89]-[.E89])^2" office:value-type="float" office:value="117862.318375354" calcext:value-type="float">
            <text:p>117862,31837535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0.077161" calcext:value-type="float">
            <text:p>0,077161</text:p>
          </table:table-cell>
          <table:table-cell table:formula="of:=([.B90]*[.$B$298])-([.B90]*[.$B$297])+[.$B$297]" office:value-type="float" office:value="-3.54" calcext:value-type="float">
            <text:p>-3,54</text:p>
          </table:table-cell>
          <table:table-cell table:formula="of:=([.C90]*[.$B$298])-([.C90]*[.$B$297])+[.$B$297]" office:value-type="float" office:value="312.16731794" calcext:value-type="float">
            <text:p>312,16731794</text:p>
          </table:table-cell>
          <table:table-cell table:formula="of:=([.D90]-[.E90])^2" office:value-type="float" office:value="99671.1106008682" calcext:value-type="float">
            <text:p>99671,110600868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0296629" calcext:value-type="float">
            <text:p>0,0296629</text:p>
          </table:table-cell>
          <table:table-cell table:formula="of:=([.B91]*[.$B$298])-([.B91]*[.$B$297])+[.$B$297]" office:value-type="float" office:value="-3.54" calcext:value-type="float">
            <text:p>-3,54</text:p>
          </table:table-cell>
          <table:table-cell table:formula="of:=([.C91]*[.$B$298])-([.C91]*[.$B$297])+[.$B$297]" office:value-type="float" office:value="117.826941866" calcext:value-type="float">
            <text:p>117,826941866</text:p>
          </table:table-cell>
          <table:table-cell table:formula="of:=([.D91]-[.E91])^2" office:value-type="float" office:value="14729.934577905" calcext:value-type="float">
            <text:p>14729,9345779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0.0283523" calcext:value-type="float">
            <text:p>0,0283523</text:p>
          </table:table-cell>
          <table:table-cell table:formula="of:=([.B92]*[.$B$298])-([.B92]*[.$B$297])+[.$B$297]" office:value-type="float" office:value="-3.54" calcext:value-type="float">
            <text:p>-3,54</text:p>
          </table:table-cell>
          <table:table-cell table:formula="of:=([.C92]*[.$B$298])-([.C92]*[.$B$297])+[.$B$297]" office:value-type="float" office:value="112.464569542" calcext:value-type="float">
            <text:p>112,464569542</text:p>
          </table:table-cell>
          <table:table-cell table:formula="of:=([.D92]-[.E92])^2" office:value-type="float" office:value="13457.0601546247" calcext:value-type="float">
            <text:p>13457,060154624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0.0527462" calcext:value-type="float">
            <text:p>0,0527462</text:p>
          </table:table-cell>
          <table:table-cell table:formula="of:=([.B93]*[.$B$298])-([.B93]*[.$B$297])+[.$B$297]" office:value-type="float" office:value="-3.54" calcext:value-type="float">
            <text:p>-3,54</text:p>
          </table:table-cell>
          <table:table-cell table:formula="of:=([.C93]*[.$B$298])-([.C93]*[.$B$297])+[.$B$297]" office:value-type="float" office:value="212.273187148" calcext:value-type="float">
            <text:p>212,273187148</text:p>
          </table:table-cell>
          <table:table-cell table:formula="of:=([.D93]-[.E93])^2" office:value-type="float" office:value="46575.3317469777" calcext:value-type="float">
            <text:p>46575,331746977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391051" calcext:value-type="float">
            <text:p>3,91051E-05</text:p>
          </table:table-cell>
          <table:table-cell office:value-type="float" office:value="0.0660086" calcext:value-type="float">
            <text:p>0,0660086</text:p>
          </table:table-cell>
          <table:table-cell table:formula="of:=([.B94]*[.$B$298])-([.B94]*[.$B$297])+[.$B$297]" office:value-type="float" office:value="-3.379999919146" calcext:value-type="float">
            <text:p>-3,3799999191</text:p>
          </table:table-cell>
          <table:table-cell table:formula="of:=([.C94]*[.$B$298])-([.C94]*[.$B$297])+[.$B$297]" office:value-type="float" office:value="266.536827244" calcext:value-type="float">
            <text:p>266,536827244</text:p>
          </table:table-cell>
          <table:table-cell table:formula="of:=([.D94]-[.E94])^2" office:value-type="float" office:value="72855.0935858196" calcext:value-type="float">
            <text:p>72855,09358581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977627" calcext:value-type="float">
            <text:p>9,77627E-05</text:p>
          </table:table-cell>
          <table:table-cell office:value-type="float" office:value="0.0662812" calcext:value-type="float">
            <text:p>0,0662812</text:p>
          </table:table-cell>
          <table:table-cell table:formula="of:=([.B95]*[.$B$298])-([.B95]*[.$B$297])+[.$B$297]" office:value-type="float" office:value="-3.140000002442" calcext:value-type="float">
            <text:p>-3,1400000024</text:p>
          </table:table-cell>
          <table:table-cell table:formula="of:=([.C95]*[.$B$298])-([.C95]*[.$B$297])+[.$B$297]" office:value-type="float" office:value="267.652181048" calcext:value-type="float">
            <text:p>267,652181048</text:p>
          </table:table-cell>
          <table:table-cell table:formula="of:=([.D95]-[.E95])^2" office:value-type="float" office:value="73328.4053180554" calcext:value-type="float">
            <text:p>73328,405318055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663688" calcext:value-type="float">
            <text:p>0,0663688</text:p>
          </table:table-cell>
          <table:table-cell table:formula="of:=([.B96]*[.$B$298])-([.B96]*[.$B$297])+[.$B$297]" office:value-type="float" office:value="-3.5299999898322" calcext:value-type="float">
            <text:p>-3,5299999898</text:p>
          </table:table-cell>
          <table:table-cell table:formula="of:=([.C96]*[.$B$298])-([.C96]*[.$B$297])+[.$B$297]" office:value-type="float" office:value="268.010599952" calcext:value-type="float">
            <text:p>268,010599952</text:p>
          </table:table-cell>
          <table:table-cell table:formula="of:=([.D96]-[.E96])^2" office:value-type="float" office:value="73734.2974167702" calcext:value-type="float">
            <text:p>73734,297416770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569468" calcext:value-type="float">
            <text:p>0,000569468</text:p>
          </table:table-cell>
          <table:table-cell office:value-type="float" office:value="0.0662611" calcext:value-type="float">
            <text:p>0,0662611</text:p>
          </table:table-cell>
          <table:table-cell table:formula="of:=([.B97]*[.$B$298])-([.B97]*[.$B$297])+[.$B$297]" office:value-type="float" office:value="-1.20999889928" calcext:value-type="float">
            <text:p>-1,2099988993</text:p>
          </table:table-cell>
          <table:table-cell table:formula="of:=([.C97]*[.$B$298])-([.C97]*[.$B$297])+[.$B$297]" office:value-type="float" office:value="267.569941094" calcext:value-type="float">
            <text:p>267,569941094</text:p>
          </table:table-cell>
          <table:table-cell table:formula="of:=([.D97]-[.E97])^2" office:value-type="float" office:value="72242.6561427912" calcext:value-type="float">
            <text:p>72242,656142791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122203" calcext:value-type="float">
            <text:p>1,22203E-05</text:p>
          </table:table-cell>
          <table:table-cell office:value-type="float" office:value="0.0669706" calcext:value-type="float">
            <text:p>0,0669706</text:p>
          </table:table-cell>
          <table:table-cell table:formula="of:=([.B98]*[.$B$298])-([.B98]*[.$B$297])+[.$B$297]" office:value-type="float" office:value="-3.490000153738" calcext:value-type="float">
            <text:p>-3,4900001537</text:p>
          </table:table-cell>
          <table:table-cell table:formula="of:=([.C98]*[.$B$298])-([.C98]*[.$B$297])+[.$B$297]" office:value-type="float" office:value="270.472888724" calcext:value-type="float">
            <text:p>270,472888724</text:p>
          </table:table-cell>
          <table:table-cell table:formula="of:=([.D98]-[.E98])^2" office:value-type="float" office:value="75055.6644822358" calcext:value-type="float">
            <text:p>75055,664482235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0.0664293" calcext:value-type="float">
            <text:p>0,0664293</text:p>
          </table:table-cell>
          <table:table-cell table:formula="of:=([.B99]*[.$B$298])-([.B99]*[.$B$297])+[.$B$297]" office:value-type="float" office:value="-3.54" calcext:value-type="float">
            <text:p>-3,54</text:p>
          </table:table-cell>
          <table:table-cell table:formula="of:=([.C99]*[.$B$298])-([.C99]*[.$B$297])+[.$B$297]" office:value-type="float" office:value="268.258138122" calcext:value-type="float">
            <text:p>268,258138122</text:p>
          </table:table-cell>
          <table:table-cell table:formula="of:=([.D99]-[.E99])^2" office:value-type="float" office:value="73874.2278865858" calcext:value-type="float">
            <text:p>73874,227886585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513987" calcext:value-type="float">
            <text:p>0,00513987</text:p>
          </table:table-cell>
          <table:table-cell office:value-type="float" office:value="0.0661753" calcext:value-type="float">
            <text:p>0,0661753</text:p>
          </table:table-cell>
          <table:table-cell table:formula="of:=([.B100]*[.$B$298])-([.B100]*[.$B$297])+[.$B$297]" office:value-type="float" office:value="17.4899836998" calcext:value-type="float">
            <text:p>17,4899836998</text:p>
          </table:table-cell>
          <table:table-cell table:formula="of:=([.C100]*[.$B$298])-([.C100]*[.$B$297])+[.$B$297]" office:value-type="float" office:value="267.218886962" calcext:value-type="float">
            <text:p>267,218886962</text:p>
          </table:table-cell>
          <table:table-cell table:formula="of:=([.D100]-[.E100])^2" office:value-type="float" office:value="62364.5251245412" calcext:value-type="float">
            <text:p>62364,52512454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768513" calcext:value-type="float">
            <text:p>0,0768513</text:p>
          </table:table-cell>
          <table:table-cell office:value-type="float" office:value="0.0729995" calcext:value-type="float">
            <text:p>0,0729995</text:p>
          </table:table-cell>
          <table:table-cell table:formula="of:=([.B101]*[.$B$298])-([.B101]*[.$B$297])+[.$B$297]" office:value-type="float" office:value="310.900168002" calcext:value-type="float">
            <text:p>310,900168002</text:p>
          </table:table-cell>
          <table:table-cell table:formula="of:=([.C101]*[.$B$298])-([.C101]*[.$B$297])+[.$B$297]" office:value-type="float" office:value="295.14037423" calcext:value-type="float">
            <text:p>295,14037423</text:p>
          </table:table-cell>
          <table:table-cell table:formula="of:=([.D101]-[.E101])^2" office:value-type="float" office:value="248.371099735971" calcext:value-type="float">
            <text:p>248,37109973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947907" calcext:value-type="float">
            <text:p>0,0947907</text:p>
          </table:table-cell>
          <table:table-cell office:value-type="float" office:value="0.164732" calcext:value-type="float">
            <text:p>0,164732</text:p>
          </table:table-cell>
          <table:table-cell table:formula="of:=([.B102]*[.$B$298])-([.B102]*[.$B$297])+[.$B$297]" office:value-type="float" office:value="384.299940678" calcext:value-type="float">
            <text:p>384,299940678</text:p>
          </table:table-cell>
          <table:table-cell table:formula="of:=([.C102]*[.$B$298])-([.C102]*[.$B$297])+[.$B$297]" office:value-type="float" office:value="670.46756728" calcext:value-type="float">
            <text:p>670,46756728</text:p>
          </table:table-cell>
          <table:table-cell table:formula="of:=([.D102]-[.E102])^2" office:value-type="float" office:value="81891.9105150217" calcext:value-type="float">
            <text:p>81891,910515021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03663" calcext:value-type="float">
            <text:p>0,103663</text:p>
          </table:table-cell>
          <table:table-cell office:value-type="float" office:value="0.203319" calcext:value-type="float">
            <text:p>0,203319</text:p>
          </table:table-cell>
          <table:table-cell table:formula="of:=([.B103]*[.$B$298])-([.B103]*[.$B$297])+[.$B$297]" office:value-type="float" office:value="420.60131102" calcext:value-type="float">
            <text:p>420,60131102</text:p>
          </table:table-cell>
          <table:table-cell table:formula="of:=([.C103]*[.$B$298])-([.C103]*[.$B$297])+[.$B$297]" office:value-type="float" office:value="828.34782126" calcext:value-type="float">
            <text:p>828,34782126</text:p>
          </table:table-cell>
          <table:table-cell table:formula="of:=([.D103]-[.E103])^2" office:value-type="float" office:value="166257.216612898" calcext:value-type="float">
            <text:p>166257,21661289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2931" calcext:value-type="float">
            <text:p>0,42931</text:p>
          </table:table-cell>
          <table:table-cell office:value-type="float" office:value="0.21101" calcext:value-type="float">
            <text:p>0,21101</text:p>
          </table:table-cell>
          <table:table-cell table:formula="of:=([.B104]*[.$B$298])-([.B104]*[.$B$297])+[.$B$297]" office:value-type="float" office:value="1752.9990374" calcext:value-type="float">
            <text:p>1752,9990374</text:p>
          </table:table-cell>
          <table:table-cell table:formula="of:=([.C104]*[.$B$298])-([.C104]*[.$B$297])+[.$B$297]" office:value-type="float" office:value="859.8158554" calcext:value-type="float">
            <text:p>859,8158554</text:p>
          </table:table-cell>
          <table:table-cell table:formula="of:=([.D104]-[.E104])^2" office:value-type="float" office:value="797776.196607645" calcext:value-type="float">
            <text:p>797776,19660764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90092" calcext:value-type="float">
            <text:p>0,690092</text:p>
          </table:table-cell>
          <table:table-cell office:value-type="float" office:value="0.464357" calcext:value-type="float">
            <text:p>0,464357</text:p>
          </table:table-cell>
          <table:table-cell table:formula="of:=([.B105]*[.$B$298])-([.B105]*[.$B$297])+[.$B$297]" office:value-type="float" office:value="2819.99902168" calcext:value-type="float">
            <text:p>2819,99902168</text:p>
          </table:table-cell>
          <table:table-cell table:formula="of:=([.C105]*[.$B$298])-([.C105]*[.$B$297])+[.$B$297]" office:value-type="float" office:value="1896.39523978" calcext:value-type="float">
            <text:p>1896,39523978</text:p>
          </table:table-cell>
          <table:table-cell table:formula="of:=([.D105]-[.E105])^2" office:value-type="float" office:value="853043.945939982" calcext:value-type="float">
            <text:p>853043,94593998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861666" calcext:value-type="float">
            <text:p>0,861666</text:p>
          </table:table-cell>
          <table:table-cell office:value-type="float" office:value="0.62487" calcext:value-type="float">
            <text:p>0,62487</text:p>
          </table:table-cell>
          <table:table-cell table:formula="of:=([.B106]*[.$B$298])-([.B106]*[.$B$297])+[.$B$297]" office:value-type="float" office:value="3522.00090564" calcext:value-type="float">
            <text:p>3522,00090564</text:p>
          </table:table-cell>
          <table:table-cell table:formula="of:=([.C106]*[.$B$298])-([.C106]*[.$B$297])+[.$B$297]" office:value-type="float" office:value="2553.1405998" calcext:value-type="float">
            <text:p>2553,1405998</text:p>
          </table:table-cell>
          <table:table-cell table:formula="of:=([.D106]-[.E106])^2" office:value-type="float" office:value="938690.292232376" calcext:value-type="float">
            <text:p>938690,29223237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895394" calcext:value-type="float">
            <text:p>0,895394</text:p>
          </table:table-cell>
          <table:table-cell office:value-type="float" office:value="0.74451" calcext:value-type="float">
            <text:p>0,74451</text:p>
          </table:table-cell>
          <table:table-cell table:formula="of:=([.B107]*[.$B$298])-([.B107]*[.$B$297])+[.$B$297]" office:value-type="float" office:value="3660.00036676" calcext:value-type="float">
            <text:p>3660,00036676</text:p>
          </table:table-cell>
          <table:table-cell table:formula="of:=([.C107]*[.$B$298])-([.C107]*[.$B$297])+[.$B$297]" office:value-type="float" office:value="3042.6524454" calcext:value-type="float">
            <text:p>3042,6524454</text:p>
          </table:table-cell>
          <table:table-cell table:formula="of:=([.D107]-[.E107])^2" office:value-type="float" office:value="381118.456007511" calcext:value-type="float">
            <text:p>381118,45600751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8511" calcext:value-type="float">
            <text:p>0,28511</text:p>
          </table:table-cell>
          <table:table-cell office:value-type="float" office:value="0.759083" calcext:value-type="float">
            <text:p>0,759083</text:p>
          </table:table-cell>
          <table:table-cell table:formula="of:=([.B108]*[.$B$298])-([.B108]*[.$B$297])+[.$B$297]" office:value-type="float" office:value="1162.9989694" calcext:value-type="float">
            <text:p>1162,9989694</text:p>
          </table:table-cell>
          <table:table-cell table:formula="of:=([.C108]*[.$B$298])-([.C108]*[.$B$297])+[.$B$297]" office:value-type="float" office:value="3102.27845782" calcext:value-type="float">
            <text:p>3102,27845782</text:p>
          </table:table-cell>
          <table:table-cell table:formula="of:=([.D108]-[.E108])^2" office:value-type="float" office:value="3760804.93420654" calcext:value-type="float">
            <text:p>3760804,9342065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91916" calcext:value-type="float">
            <text:p>0,391916</text:p>
          </table:table-cell>
          <table:table-cell office:value-type="float" office:value="0.212447" calcext:value-type="float">
            <text:p>0,212447</text:p>
          </table:table-cell>
          <table:table-cell table:formula="of:=([.B109]*[.$B$298])-([.B109]*[.$B$297])+[.$B$297]" office:value-type="float" office:value="1599.99999064" calcext:value-type="float">
            <text:p>1599,99999064</text:p>
          </table:table-cell>
          <table:table-cell table:formula="of:=([.C109]*[.$B$298])-([.C109]*[.$B$297])+[.$B$297]" office:value-type="float" office:value="865.69539838" calcext:value-type="float">
            <text:p>865,69539838</text:p>
          </table:table-cell>
          <table:table-cell table:formula="of:=([.D109]-[.E109])^2" office:value-type="float" office:value="539203.234214125" calcext:value-type="float">
            <text:p>539203,23421412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17434" calcext:value-type="float">
            <text:p>0,217434</text:p>
          </table:table-cell>
          <table:table-cell office:value-type="float" office:value="0.218266" calcext:value-type="float">
            <text:p>0,218266</text:p>
          </table:table-cell>
          <table:table-cell table:formula="of:=([.B110]*[.$B$298])-([.B110]*[.$B$297])+[.$B$297]" office:value-type="float" office:value="886.09990836" calcext:value-type="float">
            <text:p>886,09990836</text:p>
          </table:table-cell>
          <table:table-cell table:formula="of:=([.C110]*[.$B$298])-([.C110]*[.$B$297])+[.$B$297]" office:value-type="float" office:value="889.50406964" calcext:value-type="float">
            <text:p>889,50406964</text:p>
          </table:table-cell>
          <table:table-cell table:formula="of:=([.D110]-[.E110])^2" office:value-type="float" office:value="11.5883140202515" calcext:value-type="float">
            <text:p>11,588314020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94802" calcext:value-type="float">
            <text:p>0,194802</text:p>
          </table:table-cell>
          <table:table-cell office:value-type="float" office:value="0.105041" calcext:value-type="float">
            <text:p>0,105041</text:p>
          </table:table-cell>
          <table:table-cell table:formula="of:=([.B111]*[.$B$298])-([.B111]*[.$B$297])+[.$B$297]" office:value-type="float" office:value="793.50017508" calcext:value-type="float">
            <text:p>793,50017508</text:p>
          </table:table-cell>
          <table:table-cell table:formula="of:=([.C111]*[.$B$298])-([.C111]*[.$B$297])+[.$B$297]" office:value-type="float" office:value="426.23945314" calcext:value-type="float">
            <text:p>426,23945314</text:p>
          </table:table-cell>
          <table:table-cell table:formula="of:=([.D111]-[.E111])^2" office:value-type="float" office:value="134880.43787989" calcext:value-type="float">
            <text:p>134880,4378798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4151" calcext:value-type="float">
            <text:p>0,04151</text:p>
          </table:table-cell>
          <table:table-cell office:value-type="float" office:value="0.0772357" calcext:value-type="float">
            <text:p>0,0772357</text:p>
          </table:table-cell>
          <table:table-cell table:formula="of:=([.B112]*[.$B$298])-([.B112]*[.$B$297])+[.$B$297]" office:value-type="float" office:value="166.2998254" calcext:value-type="float">
            <text:p>166,2998254</text:p>
          </table:table-cell>
          <table:table-cell table:formula="of:=([.C112]*[.$B$298])-([.C112]*[.$B$297])+[.$B$297]" office:value-type="float" office:value="312.472955978" calcext:value-type="float">
            <text:p>312,472955978</text:p>
          </table:table-cell>
          <table:table-cell table:formula="of:=([.D112]-[.E112])^2" office:value-type="float" office:value="21366.584102973" calcext:value-type="float">
            <text:p>21366,58410297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369054" calcext:value-type="float">
            <text:p>0,000369054</text:p>
          </table:table-cell>
          <table:table-cell office:value-type="float" office:value="0.121292" calcext:value-type="float">
            <text:p>0,121292</text:p>
          </table:table-cell>
          <table:table-cell table:formula="of:=([.B113]*[.$B$298])-([.B113]*[.$B$297])+[.$B$297]" office:value-type="float" office:value="-2.03000079684" calcext:value-type="float">
            <text:p>-2,0300007968</text:p>
          </table:table-cell>
          <table:table-cell table:formula="of:=([.C113]*[.$B$298])-([.C113]*[.$B$297])+[.$B$297]" office:value-type="float" office:value="492.73106968" calcext:value-type="float">
            <text:p>492,73106968</text:p>
          </table:table-cell>
          <table:table-cell table:formula="of:=([.D113]-[.E113])^2" office:value-type="float" office:value="244788.516859389" calcext:value-type="float">
            <text:p>244788,51685938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52303" calcext:value-type="float">
            <text:p>0,00052303</text:p>
          </table:table-cell>
          <table:table-cell office:value-type="float" office:value="0.0373252" calcext:value-type="float">
            <text:p>0,0373252</text:p>
          </table:table-cell>
          <table:table-cell table:formula="of:=([.B114]*[.$B$298])-([.B114]*[.$B$297])+[.$B$297]" office:value-type="float" office:value="-1.4000018338" calcext:value-type="float">
            <text:p>-1,4000018338</text:p>
          </table:table-cell>
          <table:table-cell table:formula="of:=([.C114]*[.$B$298])-([.C114]*[.$B$297])+[.$B$297]" office:value-type="float" office:value="149.177548808" calcext:value-type="float">
            <text:p>149,177548808</text:p>
          </table:table-cell>
          <table:table-cell table:formula="of:=([.D114]-[.E114])^2" office:value-type="float" office:value="22673.5987572838" calcext:value-type="float">
            <text:p>22673,598757283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263959" calcext:value-type="float">
            <text:p>0,000263959</text:p>
          </table:table-cell>
          <table:table-cell office:value-type="float" office:value="0.0556358" calcext:value-type="float">
            <text:p>0,0556358</text:p>
          </table:table-cell>
          <table:table-cell table:formula="of:=([.B115]*[.$B$298])-([.B115]*[.$B$297])+[.$B$297]" office:value-type="float" office:value="-2.46000119314" calcext:value-type="float">
            <text:p>-2,4600011931</text:p>
          </table:table-cell>
          <table:table-cell table:formula="of:=([.C115]*[.$B$298])-([.C115]*[.$B$297])+[.$B$297]" office:value-type="float" office:value="224.096101132" calcext:value-type="float">
            <text:p>224,096101132</text:p>
          </table:table-cell>
          <table:table-cell table:formula="of:=([.D115]-[.E115])^2" office:value-type="float" office:value="51327.6675007593" calcext:value-type="float">
            <text:p>51327,667500759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376386" calcext:value-type="float">
            <text:p>0,000376386</text:p>
          </table:table-cell>
          <table:table-cell office:value-type="float" office:value="0.0294347" calcext:value-type="float">
            <text:p>0,0294347</text:p>
          </table:table-cell>
          <table:table-cell table:formula="of:=([.B116]*[.$B$298])-([.B116]*[.$B$297])+[.$B$297]" office:value-type="float" office:value="-2.00000162556" calcext:value-type="float">
            <text:p>-2,0000016256</text:p>
          </table:table-cell>
          <table:table-cell table:formula="of:=([.C116]*[.$B$298])-([.C116]*[.$B$297])+[.$B$297]" office:value-type="float" office:value="116.893252438" calcext:value-type="float">
            <text:p>116,893252438</text:p>
          </table:table-cell>
          <table:table-cell table:formula="of:=([.D116]-[.E116])^2" office:value-type="float" office:value="14135.6058618222" calcext:value-type="float">
            <text:p>14135,605861822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0.0559544" calcext:value-type="float">
            <text:p>0,0559544</text:p>
          </table:table-cell>
          <table:table-cell table:formula="of:=([.B117]*[.$B$298])-([.B117]*[.$B$297])+[.$B$297]" office:value-type="float" office:value="-3.54" calcext:value-type="float">
            <text:p>-3,54</text:p>
          </table:table-cell>
          <table:table-cell table:formula="of:=([.C117]*[.$B$298])-([.C117]*[.$B$297])+[.$B$297]" office:value-type="float" office:value="225.399665776" calcext:value-type="float">
            <text:p>225,399665776</text:p>
          </table:table-cell>
          <table:table-cell table:formula="of:=([.D117]-[.E117])^2" office:value-type="float" office:value="52413.3705656266" calcext:value-type="float">
            <text:p>52413,370565626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334837" calcext:value-type="float">
            <text:p>0,000334837</text:p>
          </table:table-cell>
          <table:table-cell office:value-type="float" office:value="0.0663442" calcext:value-type="float">
            <text:p>0,0663442</text:p>
          </table:table-cell>
          <table:table-cell table:formula="of:=([.B118]*[.$B$298])-([.B118]*[.$B$297])+[.$B$297]" office:value-type="float" office:value="-2.17000102102" calcext:value-type="float">
            <text:p>-2,170001021</text:p>
          </table:table-cell>
          <table:table-cell table:formula="of:=([.C118]*[.$B$298])-([.C118]*[.$B$297])+[.$B$297]" office:value-type="float" office:value="267.909948068" calcext:value-type="float">
            <text:p>267,909948068</text:p>
          </table:table-cell>
          <table:table-cell table:formula="of:=([.D118]-[.E118])^2" office:value-type="float" office:value="72943.1788999276" calcext:value-type="float">
            <text:p>72943,178899927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457041" calcext:value-type="float">
            <text:p>0,000457041</text:p>
          </table:table-cell>
          <table:table-cell office:value-type="float" office:value="0.0665577" calcext:value-type="float">
            <text:p>0,0665577</text:p>
          </table:table-cell>
          <table:table-cell table:formula="of:=([.B119]*[.$B$298])-([.B119]*[.$B$297])+[.$B$297]" office:value-type="float" office:value="-1.66999846686" calcext:value-type="float">
            <text:p>-1,6699984669</text:p>
          </table:table-cell>
          <table:table-cell table:formula="of:=([.C119]*[.$B$298])-([.C119]*[.$B$297])+[.$B$297]" office:value-type="float" office:value="268.783491858" calcext:value-type="float">
            <text:p>268,783491858</text:p>
          </table:table-cell>
          <table:table-cell table:formula="of:=([.D119]-[.E119])^2" office:value-type="float" office:value="73145.0904288991" calcext:value-type="float">
            <text:p>73145,090428899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237074" calcext:value-type="float">
            <text:p>0,000237074</text:p>
          </table:table-cell>
          <table:table-cell office:value-type="float" office:value="0.066934" calcext:value-type="float">
            <text:p>0,066934</text:p>
          </table:table-cell>
          <table:table-cell table:formula="of:=([.B120]*[.$B$298])-([.B120]*[.$B$297])+[.$B$297]" office:value-type="float" office:value="-2.57000224604" calcext:value-type="float">
            <text:p>-2,570002246</text:p>
          </table:table-cell>
          <table:table-cell table:formula="of:=([.C120]*[.$B$298])-([.C120]*[.$B$297])+[.$B$297]" office:value-type="float" office:value="270.32313836" calcext:value-type="float">
            <text:p>270,32313836</text:p>
          </table:table-cell>
          <table:table-cell table:formula="of:=([.D120]-[.E120])^2" office:value-type="float" office:value="74470.6661898279" calcext:value-type="float">
            <text:p>74470,666189827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0665535" calcext:value-type="float">
            <text:p>0,0665535</text:p>
          </table:table-cell>
          <table:table-cell table:formula="of:=([.B121]*[.$B$298])-([.B121]*[.$B$297])+[.$B$297]" office:value-type="float" office:value="-3.54" calcext:value-type="float">
            <text:p>-3,54</text:p>
          </table:table-cell>
          <table:table-cell table:formula="of:=([.C121]*[.$B$298])-([.C121]*[.$B$297])+[.$B$297]" office:value-type="float" office:value="268.76630739" calcext:value-type="float">
            <text:p>268,76630739</text:p>
          </table:table-cell>
          <table:table-cell table:formula="of:=([.D121]-[.E121])^2" office:value-type="float" office:value="74150.7250443772" calcext:value-type="float">
            <text:p>74150,725044377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0.0663499" calcext:value-type="float">
            <text:p>0,0663499</text:p>
          </table:table-cell>
          <table:table-cell table:formula="of:=([.B122]*[.$B$298])-([.B122]*[.$B$297])+[.$B$297]" office:value-type="float" office:value="-3.54" calcext:value-type="float">
            <text:p>-3,54</text:p>
          </table:table-cell>
          <table:table-cell table:formula="of:=([.C122]*[.$B$298])-([.C122]*[.$B$297])+[.$B$297]" office:value-type="float" office:value="267.933269846" calcext:value-type="float">
            <text:p>267,933269846</text:p>
          </table:table-cell>
          <table:table-cell table:formula="of:=([.D122]-[.E122])^2" office:value-type="float" office:value="73697.7362408792" calcext:value-type="float">
            <text:p>73697,736240879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0219966" calcext:value-type="float">
            <text:p>2,19966E-05</text:p>
          </table:table-cell>
          <table:table-cell office:value-type="float" office:value="0.0662268" calcext:value-type="float">
            <text:p>0,0662268</text:p>
          </table:table-cell>
          <table:table-cell table:formula="of:=([.B123]*[.$B$298])-([.B123]*[.$B$297])+[.$B$297]" office:value-type="float" office:value="-3.450000031236" calcext:value-type="float">
            <text:p>-3,4500000312</text:p>
          </table:table-cell>
          <table:table-cell table:formula="of:=([.C123]*[.$B$298])-([.C123]*[.$B$297])+[.$B$297]" office:value-type="float" office:value="267.429601272" calcext:value-type="float">
            <text:p>267,429601272</text:p>
          </table:table-cell>
          <table:table-cell table:formula="of:=([.D123]-[.E123])^2" office:value-type="float" office:value="73375.7584022001" calcext:value-type="float">
            <text:p>73375,758402200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544049" calcext:value-type="float">
            <text:p>0,00544049</text:p>
          </table:table-cell>
          <table:table-cell office:value-type="float" office:value="0.0661871" calcext:value-type="float">
            <text:p>0,0661871</text:p>
          </table:table-cell>
          <table:table-cell table:formula="of:=([.B124]*[.$B$298])-([.B124]*[.$B$297])+[.$B$297]" office:value-type="float" office:value="18.7199824546" calcext:value-type="float">
            <text:p>18,7199824546</text:p>
          </table:table-cell>
          <table:table-cell table:formula="of:=([.C124]*[.$B$298])-([.C124]*[.$B$297])+[.$B$297]" office:value-type="float" office:value="267.267167134" calcext:value-type="float">
            <text:p>267,267167134</text:p>
          </table:table-cell>
          <table:table-cell table:formula="of:=([.D124]-[.E124])^2" office:value-type="float" office:value="61775.7030120558" calcext:value-type="float">
            <text:p>61775,703012055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385038" calcext:value-type="float">
            <text:p>0,0385038</text:p>
          </table:table-cell>
          <table:table-cell office:value-type="float" office:value="0.0732072" calcext:value-type="float">
            <text:p>0,0732072</text:p>
          </table:table-cell>
          <table:table-cell table:formula="of:=([.B125]*[.$B$298])-([.B125]*[.$B$297])+[.$B$297]" office:value-type="float" office:value="153.999837852" calcext:value-type="float">
            <text:p>153,999837852</text:p>
          </table:table-cell>
          <table:table-cell table:formula="of:=([.C125]*[.$B$298])-([.C125]*[.$B$297])+[.$B$297]" office:value-type="float" office:value="295.990187088" calcext:value-type="float">
            <text:p>295,990187088</text:p>
          </table:table-cell>
          <table:table-cell table:formula="of:=([.D125]-[.E125])^2" office:value-type="float" office:value="20161.2592761612" calcext:value-type="float">
            <text:p>20161,259276161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72157" calcext:value-type="float">
            <text:p>0,272157</text:p>
          </table:table-cell>
          <table:table-cell office:value-type="float" office:value="0.117392" calcext:value-type="float">
            <text:p>0,117392</text:p>
          </table:table-cell>
          <table:table-cell table:formula="of:=([.B126]*[.$B$298])-([.B126]*[.$B$297])+[.$B$297]" office:value-type="float" office:value="1110.00125178" calcext:value-type="float">
            <text:p>1110,00125178</text:p>
          </table:table-cell>
          <table:table-cell table:formula="of:=([.C126]*[.$B$298])-([.C126]*[.$B$297])+[.$B$297]" office:value-type="float" office:value="476.77406368" calcext:value-type="float">
            <text:p>476,77406368</text:p>
          </table:table-cell>
          <table:table-cell table:formula="of:=([.D126]-[.E126])^2" office:value-type="float" office:value="400976.671749033" calcext:value-type="float">
            <text:p>400976,67174903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540271" calcext:value-type="float">
            <text:p>0,540271</text:p>
          </table:table-cell>
          <table:table-cell office:value-type="float" office:value="0.357101" calcext:value-type="float">
            <text:p>0,357101</text:p>
          </table:table-cell>
          <table:table-cell table:formula="of:=([.B127]*[.$B$298])-([.B127]*[.$B$297])+[.$B$297]" office:value-type="float" office:value="2207.00040734" calcext:value-type="float">
            <text:p>2207,00040734</text:p>
          </table:table-cell>
          <table:table-cell table:formula="of:=([.C127]*[.$B$298])-([.C127]*[.$B$297])+[.$B$297]" office:value-type="float" office:value="1457.55302554" calcext:value-type="float">
            <text:p>1457,55302554</text:p>
          </table:table-cell>
          <table:table-cell table:formula="of:=([.D127]-[.E127])^2" office:value-type="float" office:value="561671.378086874" calcext:value-type="float">
            <text:p>561671,37808687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73824" calcext:value-type="float">
            <text:p>0,73824</text:p>
          </table:table-cell>
          <table:table-cell office:value-type="float" office:value="0.538883" calcext:value-type="float">
            <text:p>0,538883</text:p>
          </table:table-cell>
          <table:table-cell table:formula="of:=([.B128]*[.$B$298])-([.B128]*[.$B$297])+[.$B$297]" office:value-type="float" office:value="3016.9984896" calcext:value-type="float">
            <text:p>3016,9984896</text:p>
          </table:table-cell>
          <table:table-cell table:formula="of:=([.C128]*[.$B$298])-([.C128]*[.$B$297])+[.$B$297]" office:value-type="float" office:value="2201.32134982" calcext:value-type="float">
            <text:p>2201,32134982</text:p>
          </table:table-cell>
          <table:table-cell table:formula="of:=([.D128]-[.E128])^2" office:value-type="float" office:value="665329.196359681" calcext:value-type="float">
            <text:p>665329,1963596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62192" calcext:value-type="float">
            <text:p>0,762192</text:p>
          </table:table-cell>
          <table:table-cell office:value-type="float" office:value="0.679054" calcext:value-type="float">
            <text:p>0,679054</text:p>
          </table:table-cell>
          <table:table-cell table:formula="of:=([.B129]*[.$B$298])-([.B129]*[.$B$297])+[.$B$297]" office:value-type="float" office:value="3114.99905568" calcext:value-type="float">
            <text:p>3114,99905568</text:p>
          </table:table-cell>
          <table:table-cell table:formula="of:=([.C129]*[.$B$298])-([.C129]*[.$B$297])+[.$B$297]" office:value-type="float" office:value="2774.83660316" calcext:value-type="float">
            <text:p>2774,83660316</text:p>
          </table:table-cell>
          <table:table-cell table:formula="of:=([.D129]-[.E129])^2" office:value-type="float" office:value="115710.494104421" calcext:value-type="float">
            <text:p>115710,49410442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842358" calcext:value-type="float">
            <text:p>0,842358</text:p>
          </table:table-cell>
          <table:table-cell office:value-type="float" office:value="0.681354" calcext:value-type="float">
            <text:p>0,681354</text:p>
          </table:table-cell>
          <table:table-cell table:formula="of:=([.B130]*[.$B$298])-([.B130]*[.$B$297])+[.$B$297]" office:value-type="float" office:value="3443.00145132" calcext:value-type="float">
            <text:p>3443,00145132</text:p>
          </table:table-cell>
          <table:table-cell table:formula="of:=([.C130]*[.$B$298])-([.C130]*[.$B$297])+[.$B$297]" office:value-type="float" office:value="2784.24714516" calcext:value-type="float">
            <text:p>2784,24714516</text:p>
          </table:table-cell>
          <table:table-cell table:formula="of:=([.D130]-[.E130])^2" office:value-type="float" office:value="433957.235884343" calcext:value-type="float">
            <text:p>433957,23588434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866798" calcext:value-type="float">
            <text:p>0,866798</text:p>
          </table:table-cell>
          <table:table-cell office:value-type="float" office:value="0.714233" calcext:value-type="float">
            <text:p>0,714233</text:p>
          </table:table-cell>
          <table:table-cell table:formula="of:=([.B131]*[.$B$298])-([.B131]*[.$B$297])+[.$B$297]" office:value-type="float" office:value="3542.99868892" calcext:value-type="float">
            <text:p>3542,99868892</text:p>
          </table:table-cell>
          <table:table-cell table:formula="of:=([.C131]*[.$B$298])-([.C131]*[.$B$297])+[.$B$297]" office:value-type="float" office:value="2918.77288882" calcext:value-type="float">
            <text:p>2918,77288882</text:p>
          </table:table-cell>
          <table:table-cell table:formula="of:=([.D131]-[.E131])^2" office:value-type="float" office:value="389657.849510485" calcext:value-type="float">
            <text:p>389657,84951048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845291" calcext:value-type="float">
            <text:p>0,845291</text:p>
          </table:table-cell>
          <table:table-cell office:value-type="float" office:value="0.674591" calcext:value-type="float">
            <text:p>0,674591</text:p>
          </table:table-cell>
          <table:table-cell table:formula="of:=([.B132]*[.$B$298])-([.B132]*[.$B$297])+[.$B$297]" office:value-type="float" office:value="3455.00193814" calcext:value-type="float">
            <text:p>3455,00193814</text:p>
          </table:table-cell>
          <table:table-cell table:formula="of:=([.C132]*[.$B$298])-([.C132]*[.$B$297])+[.$B$297]" office:value-type="float" office:value="2756.57606014" calcext:value-type="float">
            <text:p>2756,57606014</text:p>
          </table:table-cell>
          <table:table-cell table:formula="of:=([.D132]-[.E132])^2" office:value-type="float" office:value="487798.707060072" calcext:value-type="float">
            <text:p>487798,70706007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701335" calcext:value-type="float">
            <text:p>0,701335</text:p>
          </table:table-cell>
          <table:table-cell office:value-type="float" office:value="0.609669" calcext:value-type="float">
            <text:p>0,609669</text:p>
          </table:table-cell>
          <table:table-cell table:formula="of:=([.B133]*[.$B$298])-([.B133]*[.$B$297])+[.$B$297]" office:value-type="float" office:value="2866.0002059" calcext:value-type="float">
            <text:p>2866,0002059</text:p>
          </table:table-cell>
          <table:table-cell table:formula="of:=([.C133]*[.$B$298])-([.C133]*[.$B$297])+[.$B$297]" office:value-type="float" office:value="2490.94510026" calcext:value-type="float">
            <text:p>2490,94510026</text:p>
          </table:table-cell>
          <table:table-cell table:formula="of:=([.D133]-[.E133])^2" office:value-type="float" office:value="140666.332266631" calcext:value-type="float">
            <text:p>140666,33226663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502632" calcext:value-type="float">
            <text:p>0,502632</text:p>
          </table:table-cell>
          <table:table-cell office:value-type="float" office:value="0.451979" calcext:value-type="float">
            <text:p>0,451979</text:p>
          </table:table-cell>
          <table:table-cell table:formula="of:=([.B134]*[.$B$298])-([.B134]*[.$B$297])+[.$B$297]" office:value-type="float" office:value="2052.99893328" calcext:value-type="float">
            <text:p>2052,99893328</text:p>
          </table:table-cell>
          <table:table-cell table:formula="of:=([.C134]*[.$B$298])-([.C134]*[.$B$297])+[.$B$297]" office:value-type="float" office:value="1845.75015766" calcext:value-type="float">
            <text:p>1845,75015766</text:p>
          </table:table-cell>
          <table:table-cell table:formula="of:=([.D134]-[.E134])^2" office:value-type="float" office:value="42952.0549959891" calcext:value-type="float">
            <text:p>42952,054995989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234396" calcext:value-type="float">
            <text:p>0,234396</text:p>
          </table:table-cell>
          <table:table-cell office:value-type="float" office:value="0.260038" calcext:value-type="float">
            <text:p>0,260038</text:p>
          </table:table-cell>
          <table:table-cell table:formula="of:=([.B135]*[.$B$298])-([.B135]*[.$B$297])+[.$B$297]" office:value-type="float" office:value="955.50060984" calcext:value-type="float">
            <text:p>955,50060984</text:p>
          </table:table-cell>
          <table:table-cell table:formula="of:=([.C135]*[.$B$298])-([.C135]*[.$B$297])+[.$B$297]" office:value-type="float" office:value="1060.41587852" calcext:value-type="float">
            <text:p>1060,41587852</text:p>
          </table:table-cell>
          <table:table-cell table:formula="of:=([.D135]-[.E135])^2" office:value-type="float" office:value="11007.2136021966" calcext:value-type="float">
            <text:p>11007,213602196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262835" calcext:value-type="float">
            <text:p>0,0262835</text:p>
          </table:table-cell>
          <table:table-cell office:value-type="float" office:value="0.106273" calcext:value-type="float">
            <text:p>0,106273</text:p>
          </table:table-cell>
          <table:table-cell table:formula="of:=([.B136]*[.$B$298])-([.B136]*[.$B$297])+[.$B$297]" office:value-type="float" office:value="103.99999159" calcext:value-type="float">
            <text:p>103,99999159</text:p>
          </table:table-cell>
          <table:table-cell table:formula="of:=([.C136]*[.$B$298])-([.C136]*[.$B$297])+[.$B$297]" office:value-type="float" office:value="431.28023042" calcext:value-type="float">
            <text:p>431,28023042</text:p>
          </table:table-cell>
          <table:table-cell table:formula="of:=([.D136]-[.E136])^2" office:value-type="float" office:value="107112.354728622" calcext:value-type="float">
            <text:p>107112,35472862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291709" calcext:value-type="float">
            <text:p>0,291709</text:p>
          </table:table-cell>
          <table:table-cell office:value-type="float" office:value="0.0500761" calcext:value-type="float">
            <text:p>0,0500761</text:p>
          </table:table-cell>
          <table:table-cell table:formula="of:=([.B137]*[.$B$298])-([.B137]*[.$B$297])+[.$B$297]" office:value-type="float" office:value="1189.99904186" calcext:value-type="float">
            <text:p>1189,99904186</text:p>
          </table:table-cell>
          <table:table-cell table:formula="of:=([.C137]*[.$B$298])-([.C137]*[.$B$297])+[.$B$297]" office:value-type="float" office:value="201.348366194" calcext:value-type="float">
            <text:p>201,348366194</text:p>
          </table:table-cell>
          <table:table-cell table:formula="of:=([.D137]-[.E137])^2" office:value-type="float" office:value="977430.158494838" calcext:value-type="float">
            <text:p>977430,15849483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0.191411" calcext:value-type="float">
            <text:p>0,191411</text:p>
          </table:table-cell>
          <table:table-cell table:formula="of:=([.B138]*[.$B$298])-([.B138]*[.$B$297])+[.$B$297]" office:value-type="float" office:value="-3.54" calcext:value-type="float">
            <text:p>-3,54</text:p>
          </table:table-cell>
          <table:table-cell table:formula="of:=([.C138]*[.$B$298])-([.C138]*[.$B$297])+[.$B$297]" office:value-type="float" office:value="779.62576294" calcext:value-type="float">
            <text:p>779,62576294</text:p>
          </table:table-cell>
          <table:table-cell table:formula="of:=([.D138]-[.E138])^2" office:value-type="float" office:value="613348.612241392" calcext:value-type="float">
            <text:p>613348,61224139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0.0249277" calcext:value-type="float">
            <text:p>0,0249277</text:p>
          </table:table-cell>
          <table:table-cell table:formula="of:=([.B139]*[.$B$298])-([.B139]*[.$B$297])+[.$B$297]" office:value-type="float" office:value="-3.54" calcext:value-type="float">
            <text:p>-3,54</text:p>
          </table:table-cell>
          <table:table-cell table:formula="of:=([.C139]*[.$B$298])-([.C139]*[.$B$297])+[.$B$297]" office:value-type="float" office:value="98.452681658" calcext:value-type="float">
            <text:p>98,452681658</text:p>
          </table:table-cell>
          <table:table-cell table:formula="of:=([.D139]-[.E139])^2" office:value-type="float" office:value="10402.5071117901" calcext:value-type="float">
            <text:p>10402,50711179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512164" calcext:value-type="float">
            <text:p>0,512164</text:p>
          </table:table-cell>
          <table:table-cell office:value-type="float" office:value="0.027972" calcext:value-type="float">
            <text:p>0,027972</text:p>
          </table:table-cell>
          <table:table-cell table:formula="of:=([.B140]*[.$B$298])-([.B140]*[.$B$297])+[.$B$297]" office:value-type="float" office:value="2091.99949256" calcext:value-type="float">
            <text:p>2091,99949256</text:p>
          </table:table-cell>
          <table:table-cell table:formula="of:=([.C140]*[.$B$298])-([.C140]*[.$B$297])+[.$B$297]" office:value-type="float" office:value="110.90855688" calcext:value-type="float">
            <text:p>110,90855688</text:p>
          </table:table-cell>
          <table:table-cell table:formula="of:=([.D140]-[.E140])^2" office:value-type="float" office:value="3924721.29543346" calcext:value-type="float">
            <text:p>3924721,2954334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0.415049" calcext:value-type="float">
            <text:p>0,415049</text:p>
          </table:table-cell>
          <table:table-cell table:formula="of:=([.B141]*[.$B$298])-([.B141]*[.$B$297])+[.$B$297]" office:value-type="float" office:value="-3.54" calcext:value-type="float">
            <text:p>-3,54</text:p>
          </table:table-cell>
          <table:table-cell table:formula="of:=([.C141]*[.$B$298])-([.C141]*[.$B$297])+[.$B$297]" office:value-type="float" office:value="1694.64958546" calcext:value-type="float">
            <text:p>1694,64958546</text:p>
          </table:table-cell>
          <table:table-cell table:formula="of:=([.D141]-[.E141])^2" office:value-type="float" office:value="2883847.86816481" calcext:value-type="float">
            <text:p>2883847,8681648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0.0434056" calcext:value-type="float">
            <text:p>0,0434056</text:p>
          </table:table-cell>
          <table:table-cell table:formula="of:=([.B142]*[.$B$298])-([.B142]*[.$B$297])+[.$B$297]" office:value-type="float" office:value="-3.54" calcext:value-type="float">
            <text:p>-3,54</text:p>
          </table:table-cell>
          <table:table-cell table:formula="of:=([.C142]*[.$B$298])-([.C142]*[.$B$297])+[.$B$297]" office:value-type="float" office:value="174.055748624" calcext:value-type="float">
            <text:p>174,055748624</text:p>
          </table:table-cell>
          <table:table-cell table:formula="of:=([.D142]-[.E142])^2" office:value-type="float" office:value="31540.249929319" calcext:value-type="float">
            <text:p>31540,24992931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103202" calcext:value-type="float">
            <text:p>0,103202</text:p>
          </table:table-cell>
          <table:table-cell table:formula="of:=([.B143]*[.$B$298])-([.B143]*[.$B$297])+[.$B$297]" office:value-type="float" office:value="-3.5299999898322" calcext:value-type="float">
            <text:p>-3,5299999898</text:p>
          </table:table-cell>
          <table:table-cell table:formula="of:=([.C143]*[.$B$298])-([.C143]*[.$B$297])+[.$B$297]" office:value-type="float" office:value="418.71511108" calcext:value-type="float">
            <text:p>418,71511108</text:p>
          </table:table-cell>
          <table:table-cell table:formula="of:=([.D143]-[.E143])^2" office:value-type="float" office:value="178290.933822375" calcext:value-type="float">
            <text:p>178290,93382237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03704" calcext:value-type="float">
            <text:p>0,903704</text:p>
          </table:table-cell>
          <table:table-cell office:value-type="float" office:value="0.222161" calcext:value-type="float">
            <text:p>0,222161</text:p>
          </table:table-cell>
          <table:table-cell table:formula="of:=([.B144]*[.$B$298])-([.B144]*[.$B$297])+[.$B$297]" office:value-type="float" office:value="3694.00106416" calcext:value-type="float">
            <text:p>3694,00106416</text:p>
          </table:table-cell>
          <table:table-cell table:formula="of:=([.C144]*[.$B$298])-([.C144]*[.$B$297])+[.$B$297]" office:value-type="float" office:value="905.44061794" calcext:value-type="float">
            <text:p>905,44061794</text:p>
          </table:table-cell>
          <table:table-cell table:formula="of:=([.D144]-[.E144])^2" office:value-type="float" office:value="7776069.36222268" calcext:value-type="float">
            <text:p>7776069,3622226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117229" calcext:value-type="float">
            <text:p>0,117229</text:p>
          </table:table-cell>
          <table:table-cell table:formula="of:=([.B145]*[.$B$298])-([.B145]*[.$B$297])+[.$B$297]" office:value-type="float" office:value="-3.54" calcext:value-type="float">
            <text:p>-3,54</text:p>
          </table:table-cell>
          <table:table-cell table:formula="of:=([.C145]*[.$B$298])-([.C145]*[.$B$297])+[.$B$297]" office:value-type="float" office:value="476.10714266" calcext:value-type="float">
            <text:p>476,10714266</text:p>
          </table:table-cell>
          <table:table-cell table:formula="of:=([.D145]-[.E145])^2" office:value-type="float" office:value="230061.381461902" calcext:value-type="float">
            <text:p>230061,38146190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560801" calcext:value-type="float">
            <text:p>0,560801</text:p>
          </table:table-cell>
          <table:table-cell office:value-type="float" office:value="0.0549564" calcext:value-type="float">
            <text:p>0,0549564</text:p>
          </table:table-cell>
          <table:table-cell table:formula="of:=([.B146]*[.$B$298])-([.B146]*[.$B$297])+[.$B$297]" office:value-type="float" office:value="2290.99972354" calcext:value-type="float">
            <text:p>2290,99972354</text:p>
          </table:table-cell>
          <table:table-cell table:formula="of:=([.C146]*[.$B$298])-([.C146]*[.$B$297])+[.$B$297]" office:value-type="float" office:value="221.316308856" calcext:value-type="float">
            <text:p>221,316308856</text:p>
          </table:table-cell>
          <table:table-cell table:formula="of:=([.D146]-[.E146])^2" office:value-type="float" office:value="4283589.43701802" calcext:value-type="float">
            <text:p>4283589,4370180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442347" calcext:value-type="float">
            <text:p>0,442347</text:p>
          </table:table-cell>
          <table:table-cell table:formula="of:=([.B147]*[.$B$298])-([.B147]*[.$B$297])+[.$B$297]" office:value-type="float" office:value="-3.5299999898322" calcext:value-type="float">
            <text:p>-3,5299999898</text:p>
          </table:table-cell>
          <table:table-cell table:formula="of:=([.C147]*[.$B$298])-([.C147]*[.$B$297])+[.$B$297]" office:value-type="float" office:value="1806.34044438" calcext:value-type="float">
            <text:p>1806,34044438</text:p>
          </table:table-cell>
          <table:table-cell table:formula="of:=([.D147]-[.E147])^2" office:value-type="float" office:value="3275631.02540345" calcext:value-type="float">
            <text:p>3275631,0254034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0.18842" calcext:value-type="float">
            <text:p>0,18842</text:p>
          </table:table-cell>
          <table:table-cell table:formula="of:=([.B148]*[.$B$298])-([.B148]*[.$B$297])+[.$B$297]" office:value-type="float" office:value="-3.54" calcext:value-type="float">
            <text:p>-3,54</text:p>
          </table:table-cell>
          <table:table-cell table:formula="of:=([.C148]*[.$B$298])-([.C148]*[.$B$297])+[.$B$297]" office:value-type="float" office:value="767.3879668" calcext:value-type="float">
            <text:p>767,3879668</text:p>
          </table:table-cell>
          <table:table-cell table:formula="of:=([.D148]-[.E148])^2" office:value-type="float" office:value="594329.929994382" calcext:value-type="float">
            <text:p>594329,92999438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870953" calcext:value-type="float">
            <text:p>0,870953</text:p>
          </table:table-cell>
          <table:table-cell office:value-type="float" office:value="-0.0043148" calcext:value-type="float">
            <text:p>-0,0043148</text:p>
          </table:table-cell>
          <table:table-cell table:formula="of:=([.B149]*[.$B$298])-([.B149]*[.$B$297])+[.$B$297]" office:value-type="float" office:value="3559.99903762" calcext:value-type="float">
            <text:p>3559,99903762</text:p>
          </table:table-cell>
          <table:table-cell table:formula="of:=([.C149]*[.$B$298])-([.C149]*[.$B$297])+[.$B$297]" office:value-type="float" office:value="-21.194176792" calcext:value-type="float">
            <text:p>-21,194176792</text:p>
          </table:table-cell>
          <table:table-cell table:formula="of:=([.D149]-[.E149])^2" office:value-type="float" office:value="12824944.8389506" calcext:value-type="float">
            <text:p>12824944,838950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830983" calcext:value-type="float">
            <text:p>8,30983E-05</text:p>
          </table:table-cell>
          <table:table-cell office:value-type="float" office:value="0.441387" calcext:value-type="float">
            <text:p>0,441387</text:p>
          </table:table-cell>
          <table:table-cell table:formula="of:=([.B150]*[.$B$298])-([.B150]*[.$B$297])+[.$B$297]" office:value-type="float" office:value="-3.199999981618" calcext:value-type="float">
            <text:p>-3,1999999816</text:p>
          </table:table-cell>
          <table:table-cell table:formula="of:=([.C150]*[.$B$298])-([.C150]*[.$B$297])+[.$B$297]" office:value-type="float" office:value="1802.41256598" calcext:value-type="float">
            <text:p>1802,41256598</text:p>
          </table:table-cell>
          <table:table-cell table:formula="of:=([.D150]-[.E150])^2" office:value-type="float" office:value="3260236.7383585" calcext:value-type="float">
            <text:p>3260236,73835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821827" calcext:value-type="float">
            <text:p>0,821827</text:p>
          </table:table-cell>
          <table:table-cell office:value-type="float" office:value="-0.000211941" calcext:value-type="float">
            <text:p>-0,000211941</text:p>
          </table:table-cell>
          <table:table-cell table:formula="of:=([.B151]*[.$B$298])-([.B151]*[.$B$297])+[.$B$297]" office:value-type="float" office:value="3358.99804358" calcext:value-type="float">
            <text:p>3358,99804358</text:p>
          </table:table-cell>
          <table:table-cell table:formula="of:=([.C151]*[.$B$298])-([.C151]*[.$B$297])+[.$B$297]" office:value-type="float" office:value="-4.40716507914" calcext:value-type="float">
            <text:p>-4,4071650791</text:p>
          </table:table-cell>
          <table:table-cell table:formula="of:=([.D151]-[.E151])^2" office:value-type="float" office:value="11312494.5976354" calcext:value-type="float">
            <text:p>11312494,597635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111449" calcext:value-type="float">
            <text:p>0,0111449</text:p>
          </table:table-cell>
          <table:table-cell office:value-type="float" office:value="0.554953" calcext:value-type="float">
            <text:p>0,554953</text:p>
          </table:table-cell>
          <table:table-cell table:formula="of:=([.B152]*[.$B$298])-([.B152]*[.$B$297])+[.$B$297]" office:value-type="float" office:value="42.059804146" calcext:value-type="float">
            <text:p>42,059804146</text:p>
          </table:table-cell>
          <table:table-cell table:formula="of:=([.C152]*[.$B$298])-([.C152]*[.$B$297])+[.$B$297]" office:value-type="float" office:value="2267.07239762" calcext:value-type="float">
            <text:p>2267,07239762</text:p>
          </table:table-cell>
          <table:table-cell table:formula="of:=([.D152]-[.E152])^2" office:value-type="float" office:value="4950681.0411179" calcext:value-type="float">
            <text:p>4950681,041117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10792" calcext:value-type="float">
            <text:p>0,910792</text:p>
          </table:table-cell>
          <table:table-cell office:value-type="float" office:value="0.135487" calcext:value-type="float">
            <text:p>0,135487</text:p>
          </table:table-cell>
          <table:table-cell table:formula="of:=([.B153]*[.$B$298])-([.B153]*[.$B$297])+[.$B$297]" office:value-type="float" office:value="3723.00189968" calcext:value-type="float">
            <text:p>3723,00189968</text:p>
          </table:table-cell>
          <table:table-cell table:formula="of:=([.C153]*[.$B$298])-([.C153]*[.$B$297])+[.$B$297]" office:value-type="float" office:value="550.81047998" calcext:value-type="float">
            <text:p>550,81047998</text:p>
          </table:table-cell>
          <table:table-cell table:formula="of:=([.D153]-[.E153])^2" office:value-type="float" office:value="10062798.4032183" calcext:value-type="float">
            <text:p>10062798,403218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607449" calcext:value-type="float">
            <text:p>0,0607449</text:p>
          </table:table-cell>
          <table:table-cell office:value-type="float" office:value="0.213341" calcext:value-type="float">
            <text:p>0,213341</text:p>
          </table:table-cell>
          <table:table-cell table:formula="of:=([.B154]*[.$B$298])-([.B154]*[.$B$297])+[.$B$297]" office:value-type="float" office:value="245.000188146" calcext:value-type="float">
            <text:p>245,000188146</text:p>
          </table:table-cell>
          <table:table-cell table:formula="of:=([.C154]*[.$B$298])-([.C154]*[.$B$297])+[.$B$297]" office:value-type="float" office:value="869.35323514" calcext:value-type="float">
            <text:p>869,35323514</text:p>
          </table:table-cell>
          <table:table-cell table:formula="of:=([.D154]-[.E154])^2" office:value-type="float" office:value="389816.727290692" calcext:value-type="float">
            <text:p>389816,72729069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422824" calcext:value-type="float">
            <text:p>0,000422824</text:p>
          </table:table-cell>
          <table:table-cell office:value-type="float" office:value="0.128121" calcext:value-type="float">
            <text:p>0,128121</text:p>
          </table:table-cell>
          <table:table-cell table:formula="of:=([.B155]*[.$B$298])-([.B155]*[.$B$297])+[.$B$297]" office:value-type="float" office:value="-1.80999869104" calcext:value-type="float">
            <text:p>-1,809998691</text:p>
          </table:table-cell>
          <table:table-cell table:formula="of:=([.C155]*[.$B$298])-([.C155]*[.$B$297])+[.$B$297]" office:value-type="float" office:value="520.67219634" calcext:value-type="float">
            <text:p>520,67219634</text:p>
          </table:table-cell>
          <table:table-cell table:formula="of:=([.D155]-[.E155])^2" office:value-type="float" office:value="272987.644124454" calcext:value-type="float">
            <text:p>272987,6441244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0.0478298" calcext:value-type="float">
            <text:p>0,0478298</text:p>
          </table:table-cell>
          <table:table-cell table:formula="of:=([.B156]*[.$B$298])-([.B156]*[.$B$297])+[.$B$297]" office:value-type="float" office:value="-3.54" calcext:value-type="float">
            <text:p>-3,54</text:p>
          </table:table-cell>
          <table:table-cell table:formula="of:=([.C156]*[.$B$298])-([.C156]*[.$B$297])+[.$B$297]" office:value-type="float" office:value="192.157539892" calcext:value-type="float">
            <text:p>192,157539892</text:p>
          </table:table-cell>
          <table:table-cell table:formula="of:=([.D156]-[.E156])^2" office:value-type="float" office:value="38297.5271197809" calcext:value-type="float">
            <text:p>38297,527119780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691314" calcext:value-type="float">
            <text:p>0,691314</text:p>
          </table:table-cell>
          <table:table-cell office:value-type="float" office:value="0.31508" calcext:value-type="float">
            <text:p>0,31508</text:p>
          </table:table-cell>
          <table:table-cell table:formula="of:=([.B157]*[.$B$298])-([.B157]*[.$B$297])+[.$B$297]" office:value-type="float" office:value="2824.99888356" calcext:value-type="float">
            <text:p>2824,99888356</text:p>
          </table:table-cell>
          <table:table-cell table:formula="of:=([.C157]*[.$B$298])-([.C157]*[.$B$297])+[.$B$297]" office:value-type="float" office:value="1285.6224232" calcext:value-type="float">
            <text:p>1285,6224232</text:p>
          </table:table-cell>
          <table:table-cell table:formula="of:=([.D157]-[.E157])^2" office:value-type="float" office:value="2369679.88671048" calcext:value-type="float">
            <text:p>2369679,8867104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509964" calcext:value-type="float">
            <text:p>0,509964</text:p>
          </table:table-cell>
          <table:table-cell office:value-type="float" office:value="0.0687236" calcext:value-type="float">
            <text:p>0,0687236</text:p>
          </table:table-cell>
          <table:table-cell table:formula="of:=([.B158]*[.$B$298])-([.B158]*[.$B$297])+[.$B$297]" office:value-type="float" office:value="2082.99810456" calcext:value-type="float">
            <text:p>2082,99810456</text:p>
          </table:table-cell>
          <table:table-cell table:formula="of:=([.C158]*[.$B$298])-([.C158]*[.$B$297])+[.$B$297]" office:value-type="float" office:value="277.645358344" calcext:value-type="float">
            <text:p>277,645358344</text:p>
          </table:table-cell>
          <table:table-cell table:formula="of:=([.D158]-[.E158])^2" office:value-type="float" office:value="3259298.53826965" calcext:value-type="float">
            <text:p>3259298,5382696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238404" calcext:value-type="float">
            <text:p>0,238404</text:p>
          </table:table-cell>
          <table:table-cell office:value-type="float" office:value="0.444074" calcext:value-type="float">
            <text:p>0,444074</text:p>
          </table:table-cell>
          <table:table-cell table:formula="of:=([.B159]*[.$B$298])-([.B159]*[.$B$297])+[.$B$297]" office:value-type="float" office:value="971.89950216" calcext:value-type="float">
            <text:p>971,89950216</text:p>
          </table:table-cell>
          <table:table-cell table:formula="of:=([.C159]*[.$B$298])-([.C159]*[.$B$297])+[.$B$297]" office:value-type="float" office:value="1813.40653396" calcext:value-type="float">
            <text:p>1813,40653396</text:p>
          </table:table-cell>
          <table:table-cell table:formula="of:=([.D159]-[.E159])^2" office:value-type="float" office:value="708134.084568846" calcext:value-type="float">
            <text:p>708134,08456884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260391" calcext:value-type="float">
            <text:p>0,0260391</text:p>
          </table:table-cell>
          <table:table-cell office:value-type="float" office:value="0.335308" calcext:value-type="float">
            <text:p>0,335308</text:p>
          </table:table-cell>
          <table:table-cell table:formula="of:=([.B160]*[.$B$298])-([.B160]*[.$B$297])+[.$B$297]" office:value-type="float" office:value="103.000019214" calcext:value-type="float">
            <text:p>103,000019214</text:p>
          </table:table-cell>
          <table:table-cell table:formula="of:=([.C160]*[.$B$298])-([.C160]*[.$B$297])+[.$B$297]" office:value-type="float" office:value="1368.38609432" calcext:value-type="float">
            <text:p>1368,38609432</text:p>
          </table:table-cell>
          <table:table-cell table:formula="of:=([.D160]-[.E160])^2" office:value-type="float" office:value="1601201.91907217" calcext:value-type="float">
            <text:p>1601201,9190721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618349" calcext:value-type="float">
            <text:p>0,000618349</text:p>
          </table:table-cell>
          <table:table-cell office:value-type="float" office:value="0.219642" calcext:value-type="float">
            <text:p>0,219642</text:p>
          </table:table-cell>
          <table:table-cell table:formula="of:=([.B161]*[.$B$298])-([.B161]*[.$B$297])+[.$B$297]" office:value-type="float" office:value="-1.01000033254" calcext:value-type="float">
            <text:p>-1,0100003325</text:p>
          </table:table-cell>
          <table:table-cell table:formula="of:=([.C161]*[.$B$298])-([.C161]*[.$B$297])+[.$B$297]" office:value-type="float" office:value="895.13402868" calcext:value-type="float">
            <text:p>895,13402868</text:p>
          </table:table-cell>
          <table:table-cell table:formula="of:=([.D161]-[.E161])^2" office:value-type="float" office:value="803074.120734828" calcext:value-type="float">
            <text:p>803074,12073482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0.0415035" calcext:value-type="float">
            <text:p>0,0415035</text:p>
          </table:table-cell>
          <table:table-cell table:formula="of:=([.B162]*[.$B$298])-([.B162]*[.$B$297])+[.$B$297]" office:value-type="float" office:value="-3.54" calcext:value-type="float">
            <text:p>-3,54</text:p>
          </table:table-cell>
          <table:table-cell table:formula="of:=([.C162]*[.$B$298])-([.C162]*[.$B$297])+[.$B$297]" office:value-type="float" office:value="166.27323039" calcext:value-type="float">
            <text:p>166,27323039</text:p>
          </table:table-cell>
          <table:table-cell table:formula="of:=([.D162]-[.E162])^2" office:value-type="float" office:value="28836.5332154872" calcext:value-type="float">
            <text:p>28836,533215487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0.0204776" calcext:value-type="float">
            <text:p>0,0204776</text:p>
          </table:table-cell>
          <table:table-cell table:formula="of:=([.B163]*[.$B$298])-([.B163]*[.$B$297])+[.$B$297]" office:value-type="float" office:value="-3.54" calcext:value-type="float">
            <text:p>-3,54</text:p>
          </table:table-cell>
          <table:table-cell table:formula="of:=([.C163]*[.$B$298])-([.C163]*[.$B$297])+[.$B$297]" office:value-type="float" office:value="80.244919504" calcext:value-type="float">
            <text:p>80,244919504</text:p>
          </table:table-cell>
          <table:table-cell table:formula="of:=([.D163]-[.E163])^2" office:value-type="float" office:value="7019.91273629176" calcext:value-type="float">
            <text:p>7019,912736291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0.0186105" calcext:value-type="float">
            <text:p>0,0186105</text:p>
          </table:table-cell>
          <table:table-cell table:formula="of:=([.B164]*[.$B$298])-([.B164]*[.$B$297])+[.$B$297]" office:value-type="float" office:value="-3.54" calcext:value-type="float">
            <text:p>-3,54</text:p>
          </table:table-cell>
          <table:table-cell table:formula="of:=([.C164]*[.$B$298])-([.C164]*[.$B$297])+[.$B$297]" office:value-type="float" office:value="72.60560517" calcext:value-type="float">
            <text:p>72,60560517</text:p>
          </table:table-cell>
          <table:table-cell table:formula="of:=([.D164]-[.E164])^2" office:value-type="float" office:value="5798.15318670553" calcext:value-type="float">
            <text:p>5798,153186705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0.0594377" calcext:value-type="float">
            <text:p>0,0594377</text:p>
          </table:table-cell>
          <table:table-cell table:formula="of:=([.B165]*[.$B$298])-([.B165]*[.$B$297])+[.$B$297]" office:value-type="float" office:value="-3.54" calcext:value-type="float">
            <text:p>-3,54</text:p>
          </table:table-cell>
          <table:table-cell table:formula="of:=([.C165]*[.$B$298])-([.C165]*[.$B$297])+[.$B$297]" office:value-type="float" office:value="239.651727058" calcext:value-type="float">
            <text:p>239,651727058</text:p>
          </table:table-cell>
          <table:table-cell table:formula="of:=([.D165]-[.E165])^2" office:value-type="float" office:value="59142.2161094528" calcext:value-type="float">
            <text:p>59142,216109452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0.0660624" calcext:value-type="float">
            <text:p>0,0660624</text:p>
          </table:table-cell>
          <table:table-cell table:formula="of:=([.B166]*[.$B$298])-([.B166]*[.$B$297])+[.$B$297]" office:value-type="float" office:value="-3.54" calcext:value-type="float">
            <text:p>-3,54</text:p>
          </table:table-cell>
          <table:table-cell table:formula="of:=([.C166]*[.$B$298])-([.C166]*[.$B$297])+[.$B$297]" office:value-type="float" office:value="266.756952096" calcext:value-type="float">
            <text:p>266,756952096</text:p>
          </table:table-cell>
          <table:table-cell table:formula="of:=([.D166]-[.E166])^2" office:value-type="float" office:value="73060.4423123873" calcext:value-type="float">
            <text:p>73060,442312387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0.0662306" calcext:value-type="float">
            <text:p>0,0662306</text:p>
          </table:table-cell>
          <table:table-cell table:formula="of:=([.B167]*[.$B$298])-([.B167]*[.$B$297])+[.$B$297]" office:value-type="float" office:value="-3.54" calcext:value-type="float">
            <text:p>-3,54</text:p>
          </table:table-cell>
          <table:table-cell table:formula="of:=([.C167]*[.$B$298])-([.C167]*[.$B$297])+[.$B$297]" office:value-type="float" office:value="267.445149124" calcext:value-type="float">
            <text:p>267,445149124</text:p>
          </table:table-cell>
          <table:table-cell table:formula="of:=([.D167]-[.E167])^2" office:value-type="float" office:value="73432.9510457565" calcext:value-type="float">
            <text:p>73432,951045756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0.0662306" calcext:value-type="float">
            <text:p>0,0662306</text:p>
          </table:table-cell>
          <table:table-cell table:formula="of:=([.B168]*[.$B$298])-([.B168]*[.$B$297])+[.$B$297]" office:value-type="float" office:value="-3.54" calcext:value-type="float">
            <text:p>-3,54</text:p>
          </table:table-cell>
          <table:table-cell table:formula="of:=([.C168]*[.$B$298])-([.C168]*[.$B$297])+[.$B$297]" office:value-type="float" office:value="267.445149124" calcext:value-type="float">
            <text:p>267,445149124</text:p>
          </table:table-cell>
          <table:table-cell table:formula="of:=([.D168]-[.E168])^2" office:value-type="float" office:value="73432.9510457565" calcext:value-type="float">
            <text:p>73432,951045756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0.0662306" calcext:value-type="float">
            <text:p>0,0662306</text:p>
          </table:table-cell>
          <table:table-cell table:formula="of:=([.B169]*[.$B$298])-([.B169]*[.$B$297])+[.$B$297]" office:value-type="float" office:value="-3.54" calcext:value-type="float">
            <text:p>-3,54</text:p>
          </table:table-cell>
          <table:table-cell table:formula="of:=([.C169]*[.$B$298])-([.C169]*[.$B$297])+[.$B$297]" office:value-type="float" office:value="267.445149124" calcext:value-type="float">
            <text:p>267,445149124</text:p>
          </table:table-cell>
          <table:table-cell table:formula="of:=([.D169]-[.E169])^2" office:value-type="float" office:value="73432.9510457565" calcext:value-type="float">
            <text:p>73432,951045756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0.0662306" calcext:value-type="float">
            <text:p>0,0662306</text:p>
          </table:table-cell>
          <table:table-cell table:formula="of:=([.B170]*[.$B$298])-([.B170]*[.$B$297])+[.$B$297]" office:value-type="float" office:value="-3.54" calcext:value-type="float">
            <text:p>-3,54</text:p>
          </table:table-cell>
          <table:table-cell table:formula="of:=([.C170]*[.$B$298])-([.C170]*[.$B$297])+[.$B$297]" office:value-type="float" office:value="267.445149124" calcext:value-type="float">
            <text:p>267,445149124</text:p>
          </table:table-cell>
          <table:table-cell table:formula="of:=([.D170]-[.E170])^2" office:value-type="float" office:value="73432.9510457565" calcext:value-type="float">
            <text:p>73432,951045756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0.0662306" calcext:value-type="float">
            <text:p>0,0662306</text:p>
          </table:table-cell>
          <table:table-cell table:formula="of:=([.B171]*[.$B$298])-([.B171]*[.$B$297])+[.$B$297]" office:value-type="float" office:value="-3.54" calcext:value-type="float">
            <text:p>-3,54</text:p>
          </table:table-cell>
          <table:table-cell table:formula="of:=([.C171]*[.$B$298])-([.C171]*[.$B$297])+[.$B$297]" office:value-type="float" office:value="267.445149124" calcext:value-type="float">
            <text:p>267,445149124</text:p>
          </table:table-cell>
          <table:table-cell table:formula="of:=([.D171]-[.E171])^2" office:value-type="float" office:value="73432.9510457565" calcext:value-type="float">
            <text:p>73432,951045756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955386" calcext:value-type="float">
            <text:p>0,00955386</text:p>
          </table:table-cell>
          <table:table-cell office:value-type="float" office:value="0.0662306" calcext:value-type="float">
            <text:p>0,0662306</text:p>
          </table:table-cell>
          <table:table-cell table:formula="of:=([.B172]*[.$B$298])-([.B172]*[.$B$297])+[.$B$297]" office:value-type="float" office:value="35.5500003444" calcext:value-type="float">
            <text:p>35,5500003444</text:p>
          </table:table-cell>
          <table:table-cell table:formula="of:=([.C172]*[.$B$298])-([.C172]*[.$B$297])+[.$B$297]" office:value-type="float" office:value="267.445149124" calcext:value-type="float">
            <text:p>267,445149124</text:p>
          </table:table-cell>
          <table:table-cell table:formula="of:=([.D172]-[.E172])^2" office:value-type="float" office:value="53775.3600275128" calcext:value-type="float">
            <text:p>53775,360027512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549035" calcext:value-type="float">
            <text:p>0,0549035</text:p>
          </table:table-cell>
          <table:table-cell office:value-type="float" office:value="0.0785816" calcext:value-type="float">
            <text:p>0,0785816</text:p>
          </table:table-cell>
          <table:table-cell table:formula="of:=([.B173]*[.$B$298])-([.B173]*[.$B$297])+[.$B$297]" office:value-type="float" office:value="221.09986639" calcext:value-type="float">
            <text:p>221,09986639</text:p>
          </table:table-cell>
          <table:table-cell table:formula="of:=([.C173]*[.$B$298])-([.C173]*[.$B$297])+[.$B$297]" office:value-type="float" office:value="317.979759664" calcext:value-type="float">
            <text:p>317,979759664</text:p>
          </table:table-cell>
          <table:table-cell table:formula="of:=([.D173]-[.E173])^2" office:value-type="float" office:value="9385.71372078163" calcext:value-type="float">
            <text:p>9385,713720781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303441" calcext:value-type="float">
            <text:p>0,303441</text:p>
          </table:table-cell>
          <table:table-cell office:value-type="float" office:value="0.139294" calcext:value-type="float">
            <text:p>0,139294</text:p>
          </table:table-cell>
          <table:table-cell table:formula="of:=([.B174]*[.$B$298])-([.B174]*[.$B$297])+[.$B$297]" office:value-type="float" office:value="1238.00098914" calcext:value-type="float">
            <text:p>1238,00098914</text:p>
          </table:table-cell>
          <table:table-cell table:formula="of:=([.C174]*[.$B$298])-([.C174]*[.$B$297])+[.$B$297]" office:value-type="float" office:value="566.38697276" calcext:value-type="float">
            <text:p>566,38697276</text:p>
          </table:table-cell>
          <table:table-cell table:formula="of:=([.D174]-[.E174])^2" office:value-type="float" office:value="451065.386998075" calcext:value-type="float">
            <text:p>451065,38699807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575221" calcext:value-type="float">
            <text:p>0,575221</text:p>
          </table:table-cell>
          <table:table-cell office:value-type="float" office:value="0.380919" calcext:value-type="float">
            <text:p>0,380919</text:p>
          </table:table-cell>
          <table:table-cell table:formula="of:=([.B175]*[.$B$298])-([.B175]*[.$B$297])+[.$B$297]" office:value-type="float" office:value="2349.99973034" calcext:value-type="float">
            <text:p>2349,99973034</text:p>
          </table:table-cell>
          <table:table-cell table:formula="of:=([.C175]*[.$B$298])-([.C175]*[.$B$297])+[.$B$297]" office:value-type="float" office:value="1555.00532526" calcext:value-type="float">
            <text:p>1555,00532526</text:p>
          </table:table-cell>
          <table:table-cell table:formula="of:=([.D175]-[.E175])^2" office:value-type="float" office:value="632016.104108503" calcext:value-type="float">
            <text:p>632016,10410850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731153" calcext:value-type="float">
            <text:p>0,731153</text:p>
          </table:table-cell>
          <table:table-cell office:value-type="float" office:value="0.559941" calcext:value-type="float">
            <text:p>0,559941</text:p>
          </table:table-cell>
          <table:table-cell table:formula="of:=([.B176]*[.$B$298])-([.B176]*[.$B$297])+[.$B$297]" office:value-type="float" office:value="2988.00174562" calcext:value-type="float">
            <text:p>2988,00174562</text:p>
          </table:table-cell>
          <table:table-cell table:formula="of:=([.C176]*[.$B$298])-([.C176]*[.$B$297])+[.$B$297]" office:value-type="float" office:value="2287.48099914" calcext:value-type="float">
            <text:p>2287,48099914</text:p>
          </table:table-cell>
          <table:table-cell table:formula="of:=([.D176]-[.E176])^2" office:value-type="float" office:value="490729.316248896" calcext:value-type="float">
            <text:p>490729,31624889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832581" calcext:value-type="float">
            <text:p>0,832581</text:p>
          </table:table-cell>
          <table:table-cell office:value-type="float" office:value="0.67746" calcext:value-type="float">
            <text:p>0,67746</text:p>
          </table:table-cell>
          <table:table-cell table:formula="of:=([.B177]*[.$B$298])-([.B177]*[.$B$297])+[.$B$297]" office:value-type="float" office:value="3402.99846474" calcext:value-type="float">
            <text:p>3402,99846474</text:p>
          </table:table-cell>
          <table:table-cell table:formula="of:=([.C177]*[.$B$298])-([.C177]*[.$B$297])+[.$B$297]" office:value-type="float" office:value="2768.3146884" calcext:value-type="float">
            <text:p>2768,3146884</text:p>
          </table:table-cell>
          <table:table-cell table:formula="of:=([.D177]-[.E177])^2" office:value-type="float" office:value="402823.495949203" calcext:value-type="float">
            <text:p>402823,49594920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888062" calcext:value-type="float">
            <text:p>0,888062</text:p>
          </table:table-cell>
          <table:table-cell office:value-type="float" office:value="0.743941" calcext:value-type="float">
            <text:p>0,743941</text:p>
          </table:table-cell>
          <table:table-cell table:formula="of:=([.B178]*[.$B$298])-([.B178]*[.$B$297])+[.$B$297]" office:value-type="float" office:value="3630.00119548" calcext:value-type="float">
            <text:p>3630,00119548</text:p>
          </table:table-cell>
          <table:table-cell table:formula="of:=([.C178]*[.$B$298])-([.C178]*[.$B$297])+[.$B$297]" office:value-type="float" office:value="3040.32435914" calcext:value-type="float">
            <text:p>3040,32435914</text:p>
          </table:table-cell>
          <table:table-cell table:formula="of:=([.D178]-[.E178])^2" office:value-type="float" office:value="347718.771315951" calcext:value-type="float">
            <text:p>347718,77131595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855556" calcext:value-type="float">
            <text:p>0,855556</text:p>
          </table:table-cell>
          <table:table-cell office:value-type="float" office:value="0.740046" calcext:value-type="float">
            <text:p>0,740046</text:p>
          </table:table-cell>
          <table:table-cell table:formula="of:=([.B179]*[.$B$298])-([.B179]*[.$B$297])+[.$B$297]" office:value-type="float" office:value="3497.00159624" calcext:value-type="float">
            <text:p>3497,00159624</text:p>
          </table:table-cell>
          <table:table-cell table:formula="of:=([.C179]*[.$B$298])-([.C179]*[.$B$297])+[.$B$297]" office:value-type="float" office:value="3024.38781084" calcext:value-type="float">
            <text:p>3024,38781084</text:p>
          </table:table-cell>
          <table:table-cell table:formula="of:=([.D179]-[.E179])^2" office:value-type="float" office:value="223363.790150118" calcext:value-type="float">
            <text:p>223363,79015011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829648" calcext:value-type="float">
            <text:p>0,829648</text:p>
          </table:table-cell>
          <table:table-cell office:value-type="float" office:value="0.650128" calcext:value-type="float">
            <text:p>0,650128</text:p>
          </table:table-cell>
          <table:table-cell table:formula="of:=([.B180]*[.$B$298])-([.B180]*[.$B$297])+[.$B$297]" office:value-type="float" office:value="3390.99797792" calcext:value-type="float">
            <text:p>3390,99797792</text:p>
          </table:table-cell>
          <table:table-cell table:formula="of:=([.C180]*[.$B$298])-([.C180]*[.$B$297])+[.$B$297]" office:value-type="float" office:value="2656.48471712" calcext:value-type="float">
            <text:p>2656,48471712</text:p>
          </table:table-cell>
          <table:table-cell table:formula="of:=([.D180]-[.E180])^2" office:value-type="float" office:value="539509.730291049" calcext:value-type="float">
            <text:p>539509,73029104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07934" calcext:value-type="float">
            <text:p>0,707934</text:p>
          </table:table-cell>
          <table:table-cell office:value-type="float" office:value="0.590915" calcext:value-type="float">
            <text:p>0,590915</text:p>
          </table:table-cell>
          <table:table-cell table:formula="of:=([.B181]*[.$B$298])-([.B181]*[.$B$297])+[.$B$297]" office:value-type="float" office:value="2893.00027836" calcext:value-type="float">
            <text:p>2893,00027836</text:p>
          </table:table-cell>
          <table:table-cell table:formula="of:=([.C181]*[.$B$298])-([.C181]*[.$B$297])+[.$B$297]" office:value-type="float" office:value="2414.2123591" calcext:value-type="float">
            <text:p>2414,2123591</text:p>
          </table:table-cell>
          <table:table-cell table:formula="of:=([.D181]-[.E181])^2" office:value-type="float" office:value="229237.87162932" calcext:value-type="float">
            <text:p>229237,8716293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51192" calcext:value-type="float">
            <text:p>0,51192</text:p>
          </table:table-cell>
          <table:table-cell office:value-type="float" office:value="0.445016" calcext:value-type="float">
            <text:p>0,445016</text:p>
          </table:table-cell>
          <table:table-cell table:formula="of:=([.B182]*[.$B$298])-([.B182]*[.$B$297])+[.$B$297]" office:value-type="float" office:value="2091.0011568" calcext:value-type="float">
            <text:p>2091,0011568</text:p>
          </table:table-cell>
          <table:table-cell table:formula="of:=([.C182]*[.$B$298])-([.C182]*[.$B$297])+[.$B$297]" office:value-type="float" office:value="1817.26076464" calcext:value-type="float">
            <text:p>1817,26076464</text:p>
          </table:table-cell>
          <table:table-cell table:formula="of:=([.D182]-[.E182])^2" office:value-type="float" office:value="74933.8022999109" calcext:value-type="float">
            <text:p>74933,802299910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236547" calcext:value-type="float">
            <text:p>0,236547</text:p>
          </table:table-cell>
          <table:table-cell office:value-type="float" office:value="0.259634" calcext:value-type="float">
            <text:p>0,259634</text:p>
          </table:table-cell>
          <table:table-cell table:formula="of:=([.B183]*[.$B$298])-([.B183]*[.$B$297])+[.$B$297]" office:value-type="float" office:value="964.30151238" calcext:value-type="float">
            <text:p>964,30151238</text:p>
          </table:table-cell>
          <table:table-cell table:formula="of:=([.C183]*[.$B$298])-([.C183]*[.$B$297])+[.$B$297]" office:value-type="float" office:value="1058.76289636" calcext:value-type="float">
            <text:p>1058,76289636</text:p>
          </table:table-cell>
          <table:table-cell table:formula="of:=([.D183]-[.E183])^2" office:value-type="float" office:value="8922.95306341697" calcext:value-type="float">
            <text:p>8922,95306341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238785" calcext:value-type="float">
            <text:p>0,0238785</text:p>
          </table:table-cell>
          <table:table-cell office:value-type="float" office:value="0.10811" calcext:value-type="float">
            <text:p>0,10811</text:p>
          </table:table-cell>
          <table:table-cell table:formula="of:=([.B184]*[.$B$298])-([.B184]*[.$B$297])+[.$B$297]" office:value-type="float" office:value="94.15983789" calcext:value-type="float">
            <text:p>94,15983789</text:p>
          </table:table-cell>
          <table:table-cell table:formula="of:=([.C184]*[.$B$298])-([.C184]*[.$B$297])+[.$B$297]" office:value-type="float" office:value="438.7963894" calcext:value-type="float">
            <text:p>438,7963894</text:p>
          </table:table-cell>
          <table:table-cell table:formula="of:=([.D184]-[.E184])^2" office:value-type="float" office:value="118774.352636705" calcext:value-type="float">
            <text:p>118774,35263670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562136" calcext:value-type="float">
            <text:p>0,000562136</text:p>
          </table:table-cell>
          <table:table-cell office:value-type="float" office:value="0.052982" calcext:value-type="float">
            <text:p>0,052982</text:p>
          </table:table-cell>
          <table:table-cell table:formula="of:=([.B185]*[.$B$298])-([.B185]*[.$B$297])+[.$B$297]" office:value-type="float" office:value="-1.23999807056" calcext:value-type="float">
            <text:p>-1,2399980706</text:p>
          </table:table-cell>
          <table:table-cell table:formula="of:=([.C185]*[.$B$298])-([.C185]*[.$B$297])+[.$B$297]" office:value-type="float" office:value="213.23797228" calcext:value-type="float">
            <text:p>213,23797228</text:p>
          </table:table-cell>
          <table:table-cell table:formula="of:=([.D185]-[.E185])^2" office:value-type="float" office:value="46000.7997656957" calcext:value-type="float">
            <text:p>46000,799765695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0.0396871" calcext:value-type="float">
            <text:p>0,0396871</text:p>
          </table:table-cell>
          <table:table-cell table:formula="of:=([.B186]*[.$B$298])-([.B186]*[.$B$297])+[.$B$297]" office:value-type="float" office:value="-3.54" calcext:value-type="float">
            <text:p>-3,54</text:p>
          </table:table-cell>
          <table:table-cell table:formula="of:=([.C186]*[.$B$298])-([.C186]*[.$B$297])+[.$B$297]" office:value-type="float" office:value="158.841357134" calcext:value-type="float">
            <text:p>158,841357134</text:p>
          </table:table-cell>
          <table:table-cell table:formula="of:=([.D186]-[.E186])^2" office:value-type="float" office:value="26367.7051446796" calcext:value-type="float">
            <text:p>26367,705144679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0.0200259" calcext:value-type="float">
            <text:p>0,0200259</text:p>
          </table:table-cell>
          <table:table-cell table:formula="of:=([.B187]*[.$B$298])-([.B187]*[.$B$297])+[.$B$297]" office:value-type="float" office:value="-3.54" calcext:value-type="float">
            <text:p>-3,54</text:p>
          </table:table-cell>
          <table:table-cell table:formula="of:=([.C187]*[.$B$298])-([.C187]*[.$B$297])+[.$B$297]" office:value-type="float" office:value="78.396770886" calcext:value-type="float">
            <text:p>78,396770886</text:p>
          </table:table-cell>
          <table:table-cell table:formula="of:=([.D187]-[.E187])^2" office:value-type="float" office:value="6713.63442322486" calcext:value-type="float">
            <text:p>6713,634423224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0.0185585" calcext:value-type="float">
            <text:p>0,0185585</text:p>
          </table:table-cell>
          <table:table-cell table:formula="of:=([.B188]*[.$B$298])-([.B188]*[.$B$297])+[.$B$297]" office:value-type="float" office:value="-3.54" calcext:value-type="float">
            <text:p>-3,54</text:p>
          </table:table-cell>
          <table:table-cell table:formula="of:=([.C188]*[.$B$298])-([.C188]*[.$B$297])+[.$B$297]" office:value-type="float" office:value="72.39284509" calcext:value-type="float">
            <text:p>72,39284509</text:p>
          </table:table-cell>
          <table:table-cell table:formula="of:=([.D188]-[.E188])^2" office:value-type="float" office:value="5765.79696346194" calcext:value-type="float">
            <text:p>5765,796963461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0.0599883" calcext:value-type="float">
            <text:p>0,0599883</text:p>
          </table:table-cell>
          <table:table-cell table:formula="of:=([.B189]*[.$B$298])-([.B189]*[.$B$297])+[.$B$297]" office:value-type="float" office:value="-3.54" calcext:value-type="float">
            <text:p>-3,54</text:p>
          </table:table-cell>
          <table:table-cell table:formula="of:=([.C189]*[.$B$298])-([.C189]*[.$B$297])+[.$B$297]" office:value-type="float" office:value="241.904528982" calcext:value-type="float">
            <text:p>241,904528982</text:p>
          </table:table-cell>
          <table:table-cell table:formula="of:=([.D189]-[.E189])^2" office:value-type="float" office:value="60243.0168071958" calcext:value-type="float">
            <text:p>60243,016807195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0.0660777" calcext:value-type="float">
            <text:p>0,0660777</text:p>
          </table:table-cell>
          <table:table-cell table:formula="of:=([.B190]*[.$B$298])-([.B190]*[.$B$297])+[.$B$297]" office:value-type="float" office:value="-3.54" calcext:value-type="float">
            <text:p>-3,54</text:p>
          </table:table-cell>
          <table:table-cell table:formula="of:=([.C190]*[.$B$298])-([.C190]*[.$B$297])+[.$B$297]" office:value-type="float" office:value="266.819552658" calcext:value-type="float">
            <text:p>266,819552658</text:p>
          </table:table-cell>
          <table:table-cell table:formula="of:=([.D190]-[.E190])^2" office:value-type="float" office:value="73094.2877134339" calcext:value-type="float">
            <text:p>73094,287713433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0.0662306" calcext:value-type="float">
            <text:p>0,0662306</text:p>
          </table:table-cell>
          <table:table-cell table:formula="of:=([.B191]*[.$B$298])-([.B191]*[.$B$297])+[.$B$297]" office:value-type="float" office:value="-3.54" calcext:value-type="float">
            <text:p>-3,54</text:p>
          </table:table-cell>
          <table:table-cell table:formula="of:=([.C191]*[.$B$298])-([.C191]*[.$B$297])+[.$B$297]" office:value-type="float" office:value="267.445149124" calcext:value-type="float">
            <text:p>267,445149124</text:p>
          </table:table-cell>
          <table:table-cell table:formula="of:=([.D191]-[.E191])^2" office:value-type="float" office:value="73432.9510457565" calcext:value-type="float">
            <text:p>73432,951045756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195525" calcext:value-type="float">
            <text:p>1,95525E-05</text:p>
          </table:table-cell>
          <table:table-cell office:value-type="float" office:value="0.0662306" calcext:value-type="float">
            <text:p>0,0662306</text:p>
          </table:table-cell>
          <table:table-cell table:formula="of:=([.B192]*[.$B$298])-([.B192]*[.$B$297])+[.$B$297]" office:value-type="float" office:value="-3.46000016415" calcext:value-type="float">
            <text:p>-3,4600001642</text:p>
          </table:table-cell>
          <table:table-cell table:formula="of:=([.C192]*[.$B$298])-([.C192]*[.$B$297])+[.$B$297]" office:value-type="float" office:value="267.445149124" calcext:value-type="float">
            <text:p>267,445149124</text:p>
          </table:table-cell>
          <table:table-cell table:formula="of:=([.D192]-[.E192])^2" office:value-type="float" office:value="73389.5999108348" calcext:value-type="float">
            <text:p>73389,599910834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662559" calcext:value-type="float">
            <text:p>0,0662559</text:p>
          </table:table-cell>
          <table:table-cell table:formula="of:=([.B193]*[.$B$298])-([.B193]*[.$B$297])+[.$B$297]" office:value-type="float" office:value="-3.12999905122" calcext:value-type="float">
            <text:p>-3,1299990512</text:p>
          </table:table-cell>
          <table:table-cell table:formula="of:=([.C193]*[.$B$298])-([.C193]*[.$B$297])+[.$B$297]" office:value-type="float" office:value="267.548665086" calcext:value-type="float">
            <text:p>267,548665086</text:p>
          </table:table-cell>
          <table:table-cell table:formula="of:=([.D193]-[.E193])^2" office:value-type="float" office:value="73266.9392191099" calcext:value-type="float">
            <text:p>73266,939219109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0.0663661" calcext:value-type="float">
            <text:p>0,0663661</text:p>
          </table:table-cell>
          <table:table-cell table:formula="of:=([.B194]*[.$B$298])-([.B194]*[.$B$297])+[.$B$297]" office:value-type="float" office:value="-3.54" calcext:value-type="float">
            <text:p>-3,54</text:p>
          </table:table-cell>
          <table:table-cell table:formula="of:=([.C194]*[.$B$298])-([.C194]*[.$B$297])+[.$B$297]" office:value-type="float" office:value="267.999552794" calcext:value-type="float">
            <text:p>267,999552794</text:p>
          </table:table-cell>
          <table:table-cell table:formula="of:=([.D194]-[.E194])^2" office:value-type="float" office:value="73733.7287315655" calcext:value-type="float">
            <text:p>73733,728731565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0.0662598" calcext:value-type="float">
            <text:p>0,0662598</text:p>
          </table:table-cell>
          <table:table-cell table:formula="of:=([.B195]*[.$B$298])-([.B195]*[.$B$297])+[.$B$297]" office:value-type="float" office:value="-3.54" calcext:value-type="float">
            <text:p>-3,54</text:p>
          </table:table-cell>
          <table:table-cell table:formula="of:=([.C195]*[.$B$298])-([.C195]*[.$B$297])+[.$B$297]" office:value-type="float" office:value="267.564622092" calcext:value-type="float">
            <text:p>267,564622092</text:p>
          </table:table-cell>
          <table:table-cell table:formula="of:=([.D195]-[.E195])^2" office:value-type="float" office:value="73497.7161196461" calcext:value-type="float">
            <text:p>73497,716119646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448975" calcext:value-type="float">
            <text:p>0,00448975</text:p>
          </table:table-cell>
          <table:table-cell office:value-type="float" office:value="0.0662291" calcext:value-type="float">
            <text:p>0,0662291</text:p>
          </table:table-cell>
          <table:table-cell table:formula="of:=([.B196]*[.$B$298])-([.B196]*[.$B$297])+[.$B$297]" office:value-type="float" office:value="14.829991715" calcext:value-type="float">
            <text:p>14,829991715</text:p>
          </table:table-cell>
          <table:table-cell table:formula="of:=([.C196]*[.$B$298])-([.C196]*[.$B$297])+[.$B$297]" office:value-type="float" office:value="267.439011814" calcext:value-type="float">
            <text:p>267,439011814</text:p>
          </table:table-cell>
          <table:table-cell table:formula="of:=([.D196]-[.E196])^2" office:value-type="float" office:value="63811.317035377" calcext:value-type="float">
            <text:p>63811,31703537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475469" calcext:value-type="float">
            <text:p>0,0475469</text:p>
          </table:table-cell>
          <table:table-cell office:value-type="float" office:value="0.0720526" calcext:value-type="float">
            <text:p>0,0720526</text:p>
          </table:table-cell>
          <table:table-cell table:formula="of:=([.B197]*[.$B$298])-([.B197]*[.$B$297])+[.$B$297]" office:value-type="float" office:value="191.000043226" calcext:value-type="float">
            <text:p>191,000043226</text:p>
          </table:table-cell>
          <table:table-cell table:formula="of:=([.C197]*[.$B$298])-([.C197]*[.$B$297])+[.$B$297]" office:value-type="float" office:value="291.266095004" calcext:value-type="float">
            <text:p>291,266095004</text:p>
          </table:table-cell>
          <table:table-cell table:formula="of:=([.D197]-[.E197])^2" office:value-type="float" office:value="10053.2811391486" calcext:value-type="float">
            <text:p>10053,281139148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90671" calcext:value-type="float">
            <text:p>0,190671</text:p>
          </table:table-cell>
          <table:table-cell office:value-type="float" office:value="0.128524" calcext:value-type="float">
            <text:p>0,128524</text:p>
          </table:table-cell>
          <table:table-cell table:formula="of:=([.B198]*[.$B$298])-([.B198]*[.$B$297])+[.$B$297]" office:value-type="float" office:value="776.59802334" calcext:value-type="float">
            <text:p>776,59802334</text:p>
          </table:table-cell>
          <table:table-cell table:formula="of:=([.C198]*[.$B$298])-([.C198]*[.$B$297])+[.$B$297]" office:value-type="float" office:value="522.32108696" calcext:value-type="float">
            <text:p>522,32108696</text:p>
          </table:table-cell>
          <table:table-cell table:formula="of:=([.D198]-[.E198])^2" office:value-type="float" office:value="64656.7603747985" calcext:value-type="float">
            <text:p>64656,760374798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534161" calcext:value-type="float">
            <text:p>0,534161</text:p>
          </table:table-cell>
          <table:table-cell office:value-type="float" office:value="0.299854" calcext:value-type="float">
            <text:p>0,299854</text:p>
          </table:table-cell>
          <table:table-cell table:formula="of:=([.B199]*[.$B$298])-([.B199]*[.$B$297])+[.$B$297]" office:value-type="float" office:value="2182.00109794" calcext:value-type="float">
            <text:p>2182,00109794</text:p>
          </table:table-cell>
          <table:table-cell table:formula="of:=([.C199]*[.$B$298])-([.C199]*[.$B$297])+[.$B$297]" office:value-type="float" office:value="1223.32463516" calcext:value-type="float">
            <text:p>1223,32463516</text:p>
          </table:table-cell>
          <table:table-cell table:formula="of:=([.D199]-[.E199])^2" office:value-type="float" office:value="919060.560288373" calcext:value-type="float">
            <text:p>919060,56028837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749483" calcext:value-type="float">
            <text:p>0,749483</text:p>
          </table:table-cell>
          <table:table-cell office:value-type="float" office:value="0.51052" calcext:value-type="float">
            <text:p>0,51052</text:p>
          </table:table-cell>
          <table:table-cell table:formula="of:=([.B200]*[.$B$298])-([.B200]*[.$B$297])+[.$B$297]" office:value-type="float" office:value="3062.99967382" calcext:value-type="float">
            <text:p>3062,99967382</text:p>
          </table:table-cell>
          <table:table-cell table:formula="of:=([.C200]*[.$B$298])-([.C200]*[.$B$297])+[.$B$297]" office:value-type="float" office:value="2085.2730008" calcext:value-type="float">
            <text:p>2085,2730008</text:p>
          </table:table-cell>
          <table:table-cell table:formula="of:=([.D200]-[.E200])^2" office:value-type="float" office:value="955949.447134758" calcext:value-type="float">
            <text:p>955949,44713475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66065" calcext:value-type="float">
            <text:p>0,866065</text:p>
          </table:table-cell>
          <table:table-cell office:value-type="float" office:value="0.672948" calcext:value-type="float">
            <text:p>0,672948</text:p>
          </table:table-cell>
          <table:table-cell table:formula="of:=([.B201]*[.$B$298])-([.B201]*[.$B$297])+[.$B$297]" office:value-type="float" office:value="3539.9995901" calcext:value-type="float">
            <text:p>3539,9995901</text:p>
          </table:table-cell>
          <table:table-cell table:formula="of:=([.C201]*[.$B$298])-([.C201]*[.$B$297])+[.$B$297]" office:value-type="float" office:value="2749.85365992" calcext:value-type="float">
            <text:p>2749,85365992</text:p>
          </table:table-cell>
          <table:table-cell table:formula="of:=([.D201]-[.E201])^2" office:value-type="float" office:value="624330.590980018" calcext:value-type="float">
            <text:p>624330,59098001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20812" calcext:value-type="float">
            <text:p>0,920812</text:p>
          </table:table-cell>
          <table:table-cell office:value-type="float" office:value="0.76116" calcext:value-type="float">
            <text:p>0,76116</text:p>
          </table:table-cell>
          <table:table-cell table:formula="of:=([.B202]*[.$B$298])-([.B202]*[.$B$297])+[.$B$297]" office:value-type="float" office:value="3763.99913048" calcext:value-type="float">
            <text:p>3763,99913048</text:p>
          </table:table-cell>
          <table:table-cell table:formula="of:=([.C202]*[.$B$298])-([.C202]*[.$B$297])+[.$B$297]" office:value-type="float" office:value="3110.7765864" calcext:value-type="float">
            <text:p>3110,7765864</text:p>
          </table:table-cell>
          <table:table-cell table:formula="of:=([.D202]-[.E202])^2" office:value-type="float" office:value="426699.692094347" calcext:value-type="float">
            <text:p>426699,69209434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07614" calcext:value-type="float">
            <text:p>0,907614</text:p>
          </table:table-cell>
          <table:table-cell office:value-type="float" office:value="0.773136" calcext:value-type="float">
            <text:p>0,773136</text:p>
          </table:table-cell>
          <table:table-cell table:formula="of:=([.B203]*[.$B$298])-([.B203]*[.$B$297])+[.$B$297]" office:value-type="float" office:value="3709.99898556" calcext:value-type="float">
            <text:p>3709,99898556</text:p>
          </table:table-cell>
          <table:table-cell table:formula="of:=([.C203]*[.$B$298])-([.C203]*[.$B$297])+[.$B$297]" office:value-type="float" office:value="3159.77686944" calcext:value-type="float">
            <text:p>3159,77686944</text:p>
          </table:table-cell>
          <table:table-cell table:formula="of:=([.D203]-[.E203])^2" office:value-type="float" office:value="302744.377067571" calcext:value-type="float">
            <text:p>302744,37706757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829404" calcext:value-type="float">
            <text:p>0,829404</text:p>
          </table:table-cell>
          <table:table-cell office:value-type="float" office:value="0.703376" calcext:value-type="float">
            <text:p>0,703376</text:p>
          </table:table-cell>
          <table:table-cell table:formula="of:=([.B204]*[.$B$298])-([.B204]*[.$B$297])+[.$B$297]" office:value-type="float" office:value="3389.99964216" calcext:value-type="float">
            <text:p>3389,99964216</text:p>
          </table:table-cell>
          <table:table-cell table:formula="of:=([.C204]*[.$B$298])-([.C204]*[.$B$297])+[.$B$297]" office:value-type="float" office:value="2874.35103904" calcext:value-type="float">
            <text:p>2874,35103904</text:p>
          </table:table-cell>
          <table:table-cell table:formula="of:=([.D204]-[.E204])^2" office:value-type="float" office:value="265893.481899606" calcext:value-type="float">
            <text:p>265893,48189960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688137" calcext:value-type="float">
            <text:p>0,688137</text:p>
          </table:table-cell>
          <table:table-cell office:value-type="float" office:value="0.581826" calcext:value-type="float">
            <text:p>0,581826</text:p>
          </table:table-cell>
          <table:table-cell table:formula="of:=([.B205]*[.$B$298])-([.B205]*[.$B$297])+[.$B$297]" office:value-type="float" office:value="2812.00006098" calcext:value-type="float">
            <text:p>2812,00006098</text:p>
          </table:table-cell>
          <table:table-cell table:formula="of:=([.C205]*[.$B$298])-([.C205]*[.$B$297])+[.$B$297]" office:value-type="float" office:value="2377.02435204" calcext:value-type="float">
            <text:p>2377,02435204</text:p>
          </table:table-cell>
          <table:table-cell table:formula="of:=([.D205]-[.E205])^2" office:value-type="float" office:value="189203.867367856" calcext:value-type="float">
            <text:p>189203,86736785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513386" calcext:value-type="float">
            <text:p>0,513386</text:p>
          </table:table-cell>
          <table:table-cell office:value-type="float" office:value="0.417533" calcext:value-type="float">
            <text:p>0,417533</text:p>
          </table:table-cell>
          <table:table-cell table:formula="of:=([.B206]*[.$B$298])-([.B206]*[.$B$297])+[.$B$297]" office:value-type="float" office:value="2096.99935444" calcext:value-type="float">
            <text:p>2096,99935444</text:p>
          </table:table-cell>
          <table:table-cell table:formula="of:=([.C206]*[.$B$298])-([.C206]*[.$B$297])+[.$B$297]" office:value-type="float" office:value="1704.81297082" calcext:value-type="float">
            <text:p>1704,81297082</text:p>
          </table:table-cell>
          <table:table-cell table:formula="of:=([.D206]-[.E206])^2" office:value-type="float" office:value="153810.159496934" calcext:value-type="float">
            <text:p>153810,15949693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235325" calcext:value-type="float">
            <text:p>0,235325</text:p>
          </table:table-cell>
          <table:table-cell office:value-type="float" office:value="0.254663" calcext:value-type="float">
            <text:p>0,254663</text:p>
          </table:table-cell>
          <table:table-cell table:formula="of:=([.B207]*[.$B$298])-([.B207]*[.$B$297])+[.$B$297]" office:value-type="float" office:value="959.3016505" calcext:value-type="float">
            <text:p>959,3016505</text:p>
          </table:table-cell>
          <table:table-cell table:formula="of:=([.C207]*[.$B$298])-([.C207]*[.$B$297])+[.$B$297]" office:value-type="float" office:value="1038.42385102" calcext:value-type="float">
            <text:p>1038,42385102</text:p>
          </table:table-cell>
          <table:table-cell table:formula="of:=([.D207]-[.E207])^2" office:value-type="float" office:value="6260.3226151271" calcext:value-type="float">
            <text:p>6260,322615127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24228" calcext:value-type="float">
            <text:p>0,024228</text:p>
          </table:table-cell>
          <table:table-cell office:value-type="float" office:value="0.0989747" calcext:value-type="float">
            <text:p>0,0989747</text:p>
          </table:table-cell>
          <table:table-cell table:formula="of:=([.B208]*[.$B$298])-([.B208]*[.$B$297])+[.$B$297]" office:value-type="float" office:value="95.58983112" calcext:value-type="float">
            <text:p>95,58983112</text:p>
          </table:table-cell>
          <table:table-cell table:formula="of:=([.C208]*[.$B$298])-([.C208]*[.$B$297])+[.$B$297]" office:value-type="float" office:value="401.418944038" calcext:value-type="float">
            <text:p>401,418944038</text:p>
          </table:table-cell>
          <table:table-cell table:formula="of:=([.D208]-[.E208])^2" office:value-type="float" office:value="93531.4463082108" calcext:value-type="float">
            <text:p>93531,446308210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0.0513318" calcext:value-type="float">
            <text:p>0,0513318</text:p>
          </table:table-cell>
          <table:table-cell table:formula="of:=([.B209]*[.$B$298])-([.B209]*[.$B$297])+[.$B$297]" office:value-type="float" office:value="-3.54" calcext:value-type="float">
            <text:p>-3,54</text:p>
          </table:table-cell>
          <table:table-cell table:formula="of:=([.C209]*[.$B$298])-([.C209]*[.$B$297])+[.$B$297]" office:value-type="float" office:value="206.486112972" calcext:value-type="float">
            <text:p>206,486112972</text:p>
          </table:table-cell>
          <table:table-cell table:formula="of:=([.D209]-[.E209])^2" office:value-type="float" office:value="44110.9681301273" calcext:value-type="float">
            <text:p>44110,968130127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0.0421324" calcext:value-type="float">
            <text:p>0,0421324</text:p>
          </table:table-cell>
          <table:table-cell table:formula="of:=([.B210]*[.$B$298])-([.B210]*[.$B$297])+[.$B$297]" office:value-type="float" office:value="-3.54" calcext:value-type="float">
            <text:p>-3,54</text:p>
          </table:table-cell>
          <table:table-cell table:formula="of:=([.C210]*[.$B$298])-([.C210]*[.$B$297])+[.$B$297]" office:value-type="float" office:value="168.846399896" calcext:value-type="float">
            <text:p>168,846399896</text:p>
          </table:table-cell>
          <table:table-cell table:formula="of:=([.D210]-[.E210])^2" office:value-type="float" office:value="29717.0708691036" calcext:value-type="float">
            <text:p>29717,070869103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464373" calcext:value-type="float">
            <text:p>0,000464373</text:p>
          </table:table-cell>
          <table:table-cell office:value-type="float" office:value="0.0196159" calcext:value-type="float">
            <text:p>0,0196159</text:p>
          </table:table-cell>
          <table:table-cell table:formula="of:=([.B211]*[.$B$298])-([.B211]*[.$B$297])+[.$B$297]" office:value-type="float" office:value="-1.63999929558" calcext:value-type="float">
            <text:p>-1,6399992956</text:p>
          </table:table-cell>
          <table:table-cell table:formula="of:=([.C211]*[.$B$298])-([.C211]*[.$B$297])+[.$B$297]" office:value-type="float" office:value="76.719239486" calcext:value-type="float">
            <text:p>76,719239486</text:p>
          </table:table-cell>
          <table:table-cell table:formula="of:=([.D211]-[.E211])^2" office:value-type="float" office:value="6140.17030242867" calcext:value-type="float">
            <text:p>6140,170302428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0.01937" calcext:value-type="float">
            <text:p>0,01937</text:p>
          </table:table-cell>
          <table:table-cell table:formula="of:=([.B212]*[.$B$298])-([.B212]*[.$B$297])+[.$B$297]" office:value-type="float" office:value="-3.54" calcext:value-type="float">
            <text:p>-3,54</text:p>
          </table:table-cell>
          <table:table-cell table:formula="of:=([.C212]*[.$B$298])-([.C212]*[.$B$297])+[.$B$297]" office:value-type="float" office:value="75.7131298" calcext:value-type="float">
            <text:p>75,7131298</text:p>
          </table:table-cell>
          <table:table-cell table:formula="of:=([.D212]-[.E212])^2" office:value-type="float" office:value="6281.05858309565" calcext:value-type="float">
            <text:p>6281,058583095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0.0599157" calcext:value-type="float">
            <text:p>0,0599157</text:p>
          </table:table-cell>
          <table:table-cell table:formula="of:=([.B213]*[.$B$298])-([.B213]*[.$B$297])+[.$B$297]" office:value-type="float" office:value="-3.54" calcext:value-type="float">
            <text:p>-3,54</text:p>
          </table:table-cell>
          <table:table-cell table:formula="of:=([.C213]*[.$B$298])-([.C213]*[.$B$297])+[.$B$297]" office:value-type="float" office:value="241.607483178" calcext:value-type="float">
            <text:p>241,607483178</text:p>
          </table:table-cell>
          <table:table-cell table:formula="of:=([.D213]-[.E213])^2" office:value-type="float" office:value="60097.2885085078" calcext:value-type="float">
            <text:p>60097,288508507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0.0662038" calcext:value-type="float">
            <text:p>0,0662038</text:p>
          </table:table-cell>
          <table:table-cell table:formula="of:=([.B214]*[.$B$298])-([.B214]*[.$B$297])+[.$B$297]" office:value-type="float" office:value="-3.54" calcext:value-type="float">
            <text:p>-3,54</text:p>
          </table:table-cell>
          <table:table-cell table:formula="of:=([.C214]*[.$B$298])-([.C214]*[.$B$297])+[.$B$297]" office:value-type="float" office:value="267.335495852" calcext:value-type="float">
            <text:p>267,335495852</text:p>
          </table:table-cell>
          <table:table-cell table:formula="of:=([.D214]-[.E214])^2" office:value-type="float" office:value="73373.5342530669" calcext:value-type="float">
            <text:p>73373,534253066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0.0663332" calcext:value-type="float">
            <text:p>0,0663332</text:p>
          </table:table-cell>
          <table:table-cell table:formula="of:=([.B215]*[.$B$298])-([.B215]*[.$B$297])+[.$B$297]" office:value-type="float" office:value="-3.54" calcext:value-type="float">
            <text:p>-3,54</text:p>
          </table:table-cell>
          <table:table-cell table:formula="of:=([.C215]*[.$B$298])-([.C215]*[.$B$297])+[.$B$297]" office:value-type="float" office:value="267.864941128" calcext:value-type="float">
            <text:p>267,864941128</text:p>
          </table:table-cell>
          <table:table-cell table:formula="of:=([.D215]-[.E215])^2" office:value-type="float" office:value="73660.6420686931" calcext:value-type="float">
            <text:p>73660,642068693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000977627" calcext:value-type="float">
            <text:p>9,77627E-06</text:p>
          </table:table-cell>
          <table:table-cell office:value-type="float" office:value="0.0661043" calcext:value-type="float">
            <text:p>0,0661043</text:p>
          </table:table-cell>
          <table:table-cell table:formula="of:=([.B216]*[.$B$298])-([.B216]*[.$B$297])+[.$B$297]" office:value-type="float" office:value="-3.5000000002442" calcext:value-type="float">
            <text:p>-3,5000000002</text:p>
          </table:table-cell>
          <table:table-cell table:formula="of:=([.C216]*[.$B$298])-([.C216]*[.$B$297])+[.$B$297]" office:value-type="float" office:value="266.928387622" calcext:value-type="float">
            <text:p>266,928387622</text:p>
          </table:table-cell>
          <table:table-cell table:formula="of:=([.D216]-[.E216])^2" office:value-type="float" office:value="73131.5128319667" calcext:value-type="float">
            <text:p>73131,512831966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0.0662432" calcext:value-type="float">
            <text:p>0,0662432</text:p>
          </table:table-cell>
          <table:table-cell table:formula="of:=([.B217]*[.$B$298])-([.B217]*[.$B$297])+[.$B$297]" office:value-type="float" office:value="-3.54" calcext:value-type="float">
            <text:p>-3,54</text:p>
          </table:table-cell>
          <table:table-cell table:formula="of:=([.C217]*[.$B$298])-([.C217]*[.$B$297])+[.$B$297]" office:value-type="float" office:value="267.496702528" calcext:value-type="float">
            <text:p>267,496702528</text:p>
          </table:table-cell>
          <table:table-cell table:formula="of:=([.D217]-[.E217])^2" office:value-type="float" office:value="73460.8941172515" calcext:value-type="float">
            <text:p>73460,894117251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0.0662335" calcext:value-type="float">
            <text:p>0,0662335</text:p>
          </table:table-cell>
          <table:table-cell table:formula="of:=([.B218]*[.$B$298])-([.B218]*[.$B$297])+[.$B$297]" office:value-type="float" office:value="-3.54" calcext:value-type="float">
            <text:p>-3,54</text:p>
          </table:table-cell>
          <table:table-cell table:formula="of:=([.C218]*[.$B$298])-([.C218]*[.$B$297])+[.$B$297]" office:value-type="float" office:value="267.45701459" calcext:value-type="float">
            <text:p>267,45701459</text:p>
          </table:table-cell>
          <table:table-cell table:formula="of:=([.D218]-[.E218])^2" office:value-type="float" office:value="73439.3819166927" calcext:value-type="float">
            <text:p>73439,381916692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0.06623" calcext:value-type="float">
            <text:p>0,06623</text:p>
          </table:table-cell>
          <table:table-cell table:formula="of:=([.B219]*[.$B$298])-([.B219]*[.$B$297])+[.$B$297]" office:value-type="float" office:value="-3.54" calcext:value-type="float">
            <text:p>-3,54</text:p>
          </table:table-cell>
          <table:table-cell table:formula="of:=([.C219]*[.$B$298])-([.C219]*[.$B$297])+[.$B$297]" office:value-type="float" office:value="267.4426942" calcext:value-type="float">
            <text:p>267,4426942</text:p>
          </table:table-cell>
          <table:table-cell table:formula="of:=([.D219]-[.E219])^2" office:value-type="float" office:value="73431.6205558908" calcext:value-type="float">
            <text:p>73431,620555890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456063" calcext:value-type="float">
            <text:p>0,00456063</text:p>
          </table:table-cell>
          <table:table-cell office:value-type="float" office:value="0.0662327" calcext:value-type="float">
            <text:p>0,0662327</text:p>
          </table:table-cell>
          <table:table-cell table:formula="of:=([.B220]*[.$B$298])-([.B220]*[.$B$297])+[.$B$297]" office:value-type="float" office:value="15.1200000702" calcext:value-type="float">
            <text:p>15,1200000702</text:p>
          </table:table-cell>
          <table:table-cell table:formula="of:=([.C220]*[.$B$298])-([.C220]*[.$B$297])+[.$B$297]" office:value-type="float" office:value="267.453741358" calcext:value-type="float">
            <text:p>267,453741358</text:p>
          </table:table-cell>
          <table:table-cell table:formula="of:=([.D220]-[.E220])^2" office:value-type="float" office:value="63672.3169922984" calcext:value-type="float">
            <text:p>63672,316992298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553679" calcext:value-type="float">
            <text:p>0,0553679</text:p>
          </table:table-cell>
          <table:table-cell office:value-type="float" office:value="0.072125" calcext:value-type="float">
            <text:p>0,072125</text:p>
          </table:table-cell>
          <table:table-cell table:formula="of:=([.B221]*[.$B$298])-([.B221]*[.$B$297])+[.$B$297]" office:value-type="float" office:value="222.999977566" calcext:value-type="float">
            <text:p>222,999977566</text:p>
          </table:table-cell>
          <table:table-cell table:formula="of:=([.C221]*[.$B$298])-([.C221]*[.$B$297])+[.$B$297]" office:value-type="float" office:value="291.5623225" calcext:value-type="float">
            <text:p>291,5623225</text:p>
          </table:table-cell>
          <table:table-cell table:formula="of:=([.D221]-[.E221])^2" office:value-type="float" office:value="4700.79514284879" calcext:value-type="float">
            <text:p>4700,795142848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164667" calcext:value-type="float">
            <text:p>0,164667</text:p>
          </table:table-cell>
          <table:table-cell office:value-type="float" office:value="0.138368" calcext:value-type="float">
            <text:p>0,138368</text:p>
          </table:table-cell>
          <table:table-cell table:formula="of:=([.B222]*[.$B$298])-([.B222]*[.$B$297])+[.$B$297]" office:value-type="float" office:value="670.20161718" calcext:value-type="float">
            <text:p>670,20161718</text:p>
          </table:table-cell>
          <table:table-cell table:formula="of:=([.C222]*[.$B$298])-([.C222]*[.$B$297])+[.$B$297]" office:value-type="float" office:value="562.59820672" calcext:value-type="float">
            <text:p>562,59820672</text:p>
          </table:table-cell>
          <table:table-cell table:formula="of:=([.D222]-[.E222])^2" office:value-type="float" office:value="11578.4939426232" calcext:value-type="float">
            <text:p>11578,493942623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533183" calcext:value-type="float">
            <text:p>0,533183</text:p>
          </table:table-cell>
          <table:table-cell office:value-type="float" office:value="0.277145" calcext:value-type="float">
            <text:p>0,277145</text:p>
          </table:table-cell>
          <table:table-cell table:formula="of:=([.B223]*[.$B$298])-([.B223]*[.$B$297])+[.$B$297]" office:value-type="float" office:value="2177.99957182" calcext:value-type="float">
            <text:p>2177,99957182</text:p>
          </table:table-cell>
          <table:table-cell table:formula="of:=([.C223]*[.$B$298])-([.C223]*[.$B$297])+[.$B$297]" office:value-type="float" office:value="1130.4098533" calcext:value-type="float">
            <text:p>1130,4098533</text:p>
          </table:table-cell>
          <table:table-cell table:formula="of:=([.D223]-[.E223])^2" office:value-type="float" office:value="1097444.21834881" calcext:value-type="float">
            <text:p>1097444,2183488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591841" calcext:value-type="float">
            <text:p>0,591841</text:p>
          </table:table-cell>
          <table:table-cell office:value-type="float" office:value="0.499411" calcext:value-type="float">
            <text:p>0,499411</text:p>
          </table:table-cell>
          <table:table-cell table:formula="of:=([.B224]*[.$B$298])-([.B224]*[.$B$297])+[.$B$297]" office:value-type="float" office:value="2418.00112514" calcext:value-type="float">
            <text:p>2418,00112514</text:p>
          </table:table-cell>
          <table:table-cell table:formula="of:=([.C224]*[.$B$298])-([.C224]*[.$B$297])+[.$B$297]" office:value-type="float" office:value="2039.82008294" calcext:value-type="float">
            <text:p>2039,82008294</text:p>
          </table:table-cell>
          <table:table-cell table:formula="of:=([.D224]-[.E224])^2" office:value-type="float" office:value="143020.900679478" calcext:value-type="float">
            <text:p>143020,90067947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61252" calcext:value-type="float">
            <text:p>0,661252</text:p>
          </table:table-cell>
          <table:table-cell office:value-type="float" office:value="0.586142" calcext:value-type="float">
            <text:p>0,586142</text:p>
          </table:table-cell>
          <table:table-cell table:formula="of:=([.B225]*[.$B$298])-([.B225]*[.$B$297])+[.$B$297]" office:value-type="float" office:value="2701.99900808" calcext:value-type="float">
            <text:p>2701,99900808</text:p>
          </table:table-cell>
          <table:table-cell table:formula="of:=([.C225]*[.$B$298])-([.C225]*[.$B$297])+[.$B$297]" office:value-type="float" office:value="2394.68343868" calcext:value-type="float">
            <text:p>2394,68343868</text:p>
          </table:table-cell>
          <table:table-cell table:formula="of:=([.D225]-[.E225])^2" office:value-type="float" office:value="94442.8591956463" calcext:value-type="float">
            <text:p>94442,859195646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879507" calcext:value-type="float">
            <text:p>0,879507</text:p>
          </table:table-cell>
          <table:table-cell office:value-type="float" office:value="0.634485" calcext:value-type="float">
            <text:p>0,634485</text:p>
          </table:table-cell>
          <table:table-cell table:formula="of:=([.B226]*[.$B$298])-([.B226]*[.$B$297])+[.$B$297]" office:value-type="float" office:value="3594.99807078" calcext:value-type="float">
            <text:p>3594,99807078</text:p>
          </table:table-cell>
          <table:table-cell table:formula="of:=([.C226]*[.$B$298])-([.C226]*[.$B$297])+[.$B$297]" office:value-type="float" office:value="2592.4807569" calcext:value-type="float">
            <text:p>2592,4807569</text:p>
          </table:table-cell>
          <table:table-cell table:formula="of:=([.D226]-[.E226])^2" office:value-type="float" office:value="1005040.96462917" calcext:value-type="float">
            <text:p>1005040,9646291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06392" calcext:value-type="float">
            <text:p>0,906392</text:p>
          </table:table-cell>
          <table:table-cell office:value-type="float" office:value="0.775206" calcext:value-type="float">
            <text:p>0,775206</text:p>
          </table:table-cell>
          <table:table-cell table:formula="of:=([.B227]*[.$B$298])-([.B227]*[.$B$297])+[.$B$297]" office:value-type="float" office:value="3704.99912368" calcext:value-type="float">
            <text:p>3704,99912368</text:p>
          </table:table-cell>
          <table:table-cell table:formula="of:=([.C227]*[.$B$298])-([.C227]*[.$B$297])+[.$B$297]" office:value-type="float" office:value="3168.24635724" calcext:value-type="float">
            <text:p>3168,24635724</text:p>
          </table:table-cell>
          <table:table-cell table:formula="of:=([.D227]-[.E227])^2" office:value-type="float" office:value="288103.532280994" calcext:value-type="float">
            <text:p>288103,53228099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814984" calcext:value-type="float">
            <text:p>0,814984</text:p>
          </table:table-cell>
          <table:table-cell office:value-type="float" office:value="0.714909" calcext:value-type="float">
            <text:p>0,714909</text:p>
          </table:table-cell>
          <table:table-cell table:formula="of:=([.B228]*[.$B$298])-([.B228]*[.$B$297])+[.$B$297]" office:value-type="float" office:value="3330.99963536" calcext:value-type="float">
            <text:p>3330,99963536</text:p>
          </table:table-cell>
          <table:table-cell table:formula="of:=([.C228]*[.$B$298])-([.C228]*[.$B$297])+[.$B$297]" office:value-type="float" office:value="2921.53876986" calcext:value-type="float">
            <text:p>2921,53876986</text:p>
          </table:table-cell>
          <table:table-cell table:formula="of:=([.D228]-[.E228])^2" office:value-type="float" office:value="167658.200376009" calcext:value-type="float">
            <text:p>167658,20037600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686915" calcext:value-type="float">
            <text:p>0,686915</text:p>
          </table:table-cell>
          <table:table-cell office:value-type="float" office:value="0.602809" calcext:value-type="float">
            <text:p>0,602809</text:p>
          </table:table-cell>
          <table:table-cell table:formula="of:=([.B229]*[.$B$298])-([.B229]*[.$B$297])+[.$B$297]" office:value-type="float" office:value="2807.0001991" calcext:value-type="float">
            <text:p>2807,0001991</text:p>
          </table:table-cell>
          <table:table-cell table:formula="of:=([.C229]*[.$B$298])-([.C229]*[.$B$297])+[.$B$297]" office:value-type="float" office:value="2462.87713586" calcext:value-type="float">
            <text:p>2462,87713586</text:p>
          </table:table-cell>
          <table:table-cell table:formula="of:=([.D229]-[.E229])^2" office:value-type="float" office:value="118420.682653681" calcext:value-type="float">
            <text:p>118420,68265368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496522" calcext:value-type="float">
            <text:p>0,496522</text:p>
          </table:table-cell>
          <table:table-cell office:value-type="float" office:value="0.448311" calcext:value-type="float">
            <text:p>0,448311</text:p>
          </table:table-cell>
          <table:table-cell table:formula="of:=([.B230]*[.$B$298])-([.B230]*[.$B$297])+[.$B$297]" office:value-type="float" office:value="2027.99962388" calcext:value-type="float">
            <text:p>2027,99962388</text:p>
          </table:table-cell>
          <table:table-cell table:formula="of:=([.C230]*[.$B$298])-([.C230]*[.$B$297])+[.$B$297]" office:value-type="float" office:value="1830.74238894" calcext:value-type="float">
            <text:p>1830,74238894</text:p>
          </table:table-cell>
          <table:table-cell table:formula="of:=([.D230]-[.E230])^2" office:value-type="float" office:value="38910.4167361744" calcext:value-type="float">
            <text:p>38910,416736174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235105" calcext:value-type="float">
            <text:p>0,235105</text:p>
          </table:table-cell>
          <table:table-cell office:value-type="float" office:value="0.248548" calcext:value-type="float">
            <text:p>0,248548</text:p>
          </table:table-cell>
          <table:table-cell table:formula="of:=([.B231]*[.$B$298])-([.B231]*[.$B$297])+[.$B$297]" office:value-type="float" office:value="958.4015117" calcext:value-type="float">
            <text:p>958,4015117</text:p>
          </table:table-cell>
          <table:table-cell table:formula="of:=([.C231]*[.$B$298])-([.C231]*[.$B$297])+[.$B$297]" office:value-type="float" office:value="1013.40408392" calcext:value-type="float">
            <text:p>1013,40408392</text:p>
          </table:table-cell>
          <table:table-cell table:formula="of:=([.D231]-[.E231])^2" office:value-type="float" office:value="3025.28295081632" calcext:value-type="float">
            <text:p>3025,282950816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219306" calcext:value-type="float">
            <text:p>0,0219306</text:p>
          </table:table-cell>
          <table:table-cell office:value-type="float" office:value="0.0976147" calcext:value-type="float">
            <text:p>0,0976147</text:p>
          </table:table-cell>
          <table:table-cell table:formula="of:=([.B232]*[.$B$298])-([.B232]*[.$B$297])+[.$B$297]" office:value-type="float" office:value="86.189927124" calcext:value-type="float">
            <text:p>86,189927124</text:p>
          </table:table-cell>
          <table:table-cell table:formula="of:=([.C232]*[.$B$298])-([.C232]*[.$B$297])+[.$B$297]" office:value-type="float" office:value="395.854449638" calcext:value-type="float">
            <text:p>395,854449638</text:p>
          </table:table-cell>
          <table:table-cell table:formula="of:=([.D232]-[.E232])^2" office:value-type="float" office:value="95892.1165038236" calcext:value-type="float">
            <text:p>95892,116503823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284587" calcext:value-type="float">
            <text:p>0,0284587</text:p>
          </table:table-cell>
          <table:table-cell office:value-type="float" office:value="0.0515698" calcext:value-type="float">
            <text:p>0,0515698</text:p>
          </table:table-cell>
          <table:table-cell table:formula="of:=([.B233]*[.$B$298])-([.B233]*[.$B$297])+[.$B$297]" office:value-type="float" office:value="112.899909398" calcext:value-type="float">
            <text:p>112,899909398</text:p>
          </table:table-cell>
          <table:table-cell table:formula="of:=([.C233]*[.$B$298])-([.C233]*[.$B$297])+[.$B$297]" office:value-type="float" office:value="207.459899492" calcext:value-type="float">
            <text:p>207,459899492</text:p>
          </table:table-cell>
          <table:table-cell table:formula="of:=([.D233]-[.E233])^2" office:value-type="float" office:value="8941.59172657738" calcext:value-type="float">
            <text:p>8941,591726577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0559692" calcext:value-type="float">
            <text:p>0,000559692</text:p>
          </table:table-cell>
          <table:table-cell office:value-type="float" office:value="0.0540555" calcext:value-type="float">
            <text:p>0,0540555</text:p>
          </table:table-cell>
          <table:table-cell table:formula="of:=([.B234]*[.$B$298])-([.B234]*[.$B$297])+[.$B$297]" office:value-type="float" office:value="-1.24999779432" calcext:value-type="float">
            <text:p>-1,2499977943</text:p>
          </table:table-cell>
          <table:table-cell table:formula="of:=([.C234]*[.$B$298])-([.C234]*[.$B$297])+[.$B$297]" office:value-type="float" office:value="217.63024047" calcext:value-type="float">
            <text:p>217,63024047</text:p>
          </table:table-cell>
          <table:table-cell table:formula="of:=([.D234]-[.E234])^2" office:value-type="float" office:value="47908.5587026455" calcext:value-type="float">
            <text:p>47908,558702645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0.0241197" calcext:value-type="float">
            <text:p>0,0241197</text:p>
          </table:table-cell>
          <table:table-cell table:formula="of:=([.B235]*[.$B$298])-([.B235]*[.$B$297])+[.$B$297]" office:value-type="float" office:value="-3.54" calcext:value-type="float">
            <text:p>-3,54</text:p>
          </table:table-cell>
          <table:table-cell table:formula="of:=([.C235]*[.$B$298])-([.C235]*[.$B$297])+[.$B$297]" office:value-type="float" office:value="95.146717338" calcext:value-type="float">
            <text:p>95,146717338</text:p>
          </table:table-cell>
          <table:table-cell table:formula="of:=([.D235]-[.E235])^2" office:value-type="float" office:value="9739.06817895031" calcext:value-type="float">
            <text:p>9739,068178950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0.0177296" calcext:value-type="float">
            <text:p>0,0177296</text:p>
          </table:table-cell>
          <table:table-cell table:formula="of:=([.B236]*[.$B$298])-([.B236]*[.$B$297])+[.$B$297]" office:value-type="float" office:value="-3.54" calcext:value-type="float">
            <text:p>-3,54</text:p>
          </table:table-cell>
          <table:table-cell table:formula="of:=([.C236]*[.$B$298])-([.C236]*[.$B$297])+[.$B$297]" office:value-type="float" office:value="69.001367584" calcext:value-type="float">
            <text:p>69,001367584</text:p>
          </table:table-cell>
          <table:table-cell table:formula="of:=([.D236]-[.E236])^2" office:value-type="float" office:value="5262.25001095701" calcext:value-type="float">
            <text:p>5262,25001095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666838" calcext:value-type="float">
            <text:p>0,0666838</text:p>
          </table:table-cell>
          <table:table-cell table:formula="of:=([.B237]*[.$B$298])-([.B237]*[.$B$297])+[.$B$297]" office:value-type="float" office:value="-3.5299999898322" calcext:value-type="float">
            <text:p>-3,5299999898</text:p>
          </table:table-cell>
          <table:table-cell table:formula="of:=([.C237]*[.$B$298])-([.C237]*[.$B$297])+[.$B$297]" office:value-type="float" office:value="269.299435052" calcext:value-type="float">
            <text:p>269,299435052</text:p>
          </table:table-cell>
          <table:table-cell table:formula="of:=([.D237]-[.E237])^2" office:value-type="float" office:value="74435.9006252453" calcext:value-type="float">
            <text:p>74435,900625245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00317729" calcext:value-type="float">
            <text:p>3,17729E-05</text:p>
          </table:table-cell>
          <table:table-cell office:value-type="float" office:value="0.0588006" calcext:value-type="float">
            <text:p>0,0588006</text:p>
          </table:table-cell>
          <table:table-cell table:formula="of:=([.B238]*[.$B$298])-([.B238]*[.$B$297])+[.$B$297]" office:value-type="float" office:value="-3.409999908734" calcext:value-type="float">
            <text:p>-3,4099999087</text:p>
          </table:table-cell>
          <table:table-cell table:formula="of:=([.C238]*[.$B$298])-([.C238]*[.$B$297])+[.$B$297]" office:value-type="float" office:value="237.045006924" calcext:value-type="float">
            <text:p>237,045006924</text:p>
          </table:table-cell>
          <table:table-cell table:formula="of:=([.D238]-[.E238])^2" office:value-type="float" office:value="57818.6103109301" calcext:value-type="float">
            <text:p>57818,610310930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0.0661202" calcext:value-type="float">
            <text:p>0,0661202</text:p>
          </table:table-cell>
          <table:table-cell table:formula="of:=([.B239]*[.$B$298])-([.B239]*[.$B$297])+[.$B$297]" office:value-type="float" office:value="-3.54" calcext:value-type="float">
            <text:p>-3,54</text:p>
          </table:table-cell>
          <table:table-cell table:formula="of:=([.C239]*[.$B$298])-([.C239]*[.$B$297])+[.$B$297]" office:value-type="float" office:value="266.993443108" calcext:value-type="float">
            <text:p>266,993443108</text:p>
          </table:table-cell>
          <table:table-cell table:formula="of:=([.D239]-[.E239])^2" office:value-type="float" office:value="73188.3438398695" calcext:value-type="float">
            <text:p>73188,343839869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0.0662401" calcext:value-type="float">
            <text:p>0,0662401</text:p>
          </table:table-cell>
          <table:table-cell table:formula="of:=([.B240]*[.$B$298])-([.B240]*[.$B$297])+[.$B$297]" office:value-type="float" office:value="-3.54" calcext:value-type="float">
            <text:p>-3,54</text:p>
          </table:table-cell>
          <table:table-cell table:formula="of:=([.C240]*[.$B$298])-([.C240]*[.$B$297])+[.$B$297]" office:value-type="float" office:value="267.484018754" calcext:value-type="float">
            <text:p>267,484018754</text:p>
          </table:table-cell>
          <table:table-cell table:formula="of:=([.D240]-[.E240])^2" office:value-type="float" office:value="73454.0187415685" calcext:value-type="float">
            <text:p>73454,018741568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0.0662293" calcext:value-type="float">
            <text:p>0,0662293</text:p>
          </table:table-cell>
          <table:table-cell table:formula="of:=([.B241]*[.$B$298])-([.B241]*[.$B$297])+[.$B$297]" office:value-type="float" office:value="-3.54" calcext:value-type="float">
            <text:p>-3,54</text:p>
          </table:table-cell>
          <table:table-cell table:formula="of:=([.C241]*[.$B$298])-([.C241]*[.$B$297])+[.$B$297]" office:value-type="float" office:value="267.439830122" calcext:value-type="float">
            <text:p>267,439830122</text:p>
          </table:table-cell>
          <table:table-cell table:formula="of:=([.D241]-[.E241])^2" office:value-type="float" office:value="73430.068332948" calcext:value-type="float">
            <text:p>73430,06833294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0.0662369" calcext:value-type="float">
            <text:p>0,0662369</text:p>
          </table:table-cell>
          <table:table-cell table:formula="of:=([.B242]*[.$B$298])-([.B242]*[.$B$297])+[.$B$297]" office:value-type="float" office:value="-3.54" calcext:value-type="float">
            <text:p>-3,54</text:p>
          </table:table-cell>
          <table:table-cell table:formula="of:=([.C242]*[.$B$298])-([.C242]*[.$B$297])+[.$B$297]" office:value-type="float" office:value="267.470925826" calcext:value-type="float">
            <text:p>267,470925826</text:p>
          </table:table-cell>
          <table:table-cell table:formula="of:=([.D242]-[.E242])^2" office:value-type="float" office:value="73446.9219170657" calcext:value-type="float">
            <text:p>73446,921917065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0.0662219" calcext:value-type="float">
            <text:p>0,0662219</text:p>
          </table:table-cell>
          <table:table-cell table:formula="of:=([.B243]*[.$B$298])-([.B243]*[.$B$297])+[.$B$297]" office:value-type="float" office:value="-3.54" calcext:value-type="float">
            <text:p>-3,54</text:p>
          </table:table-cell>
          <table:table-cell table:formula="of:=([.C243]*[.$B$298])-([.C243]*[.$B$297])+[.$B$297]" office:value-type="float" office:value="267.409552726" calcext:value-type="float">
            <text:p>267,409552726</text:p>
          </table:table-cell>
          <table:table-cell table:formula="of:=([.D243]-[.E243])^2" office:value-type="float" office:value="73413.6601224194" calcext:value-type="float">
            <text:p>73413,660122419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0.0662306" calcext:value-type="float">
            <text:p>0,0662306</text:p>
          </table:table-cell>
          <table:table-cell table:formula="of:=([.B244]*[.$B$298])-([.B244]*[.$B$297])+[.$B$297]" office:value-type="float" office:value="-3.54" calcext:value-type="float">
            <text:p>-3,54</text:p>
          </table:table-cell>
          <table:table-cell table:formula="of:=([.C244]*[.$B$298])-([.C244]*[.$B$297])+[.$B$297]" office:value-type="float" office:value="267.445149124" calcext:value-type="float">
            <text:p>267,445149124</text:p>
          </table:table-cell>
          <table:table-cell table:formula="of:=([.D244]-[.E244])^2" office:value-type="float" office:value="73432.9510457565" calcext:value-type="float">
            <text:p>73432,951045756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525963" calcext:value-type="float">
            <text:p>0,00525963</text:p>
          </table:table-cell>
          <table:table-cell office:value-type="float" office:value="0.0662306" calcext:value-type="float">
            <text:p>0,0662306</text:p>
          </table:table-cell>
          <table:table-cell table:formula="of:=([.B245]*[.$B$298])-([.B245]*[.$B$297])+[.$B$297]" office:value-type="float" office:value="17.9799865302" calcext:value-type="float">
            <text:p>17,9799865302</text:p>
          </table:table-cell>
          <table:table-cell table:formula="of:=([.C245]*[.$B$298])-([.C245]*[.$B$297])+[.$B$297]" office:value-type="float" office:value="267.445149124" calcext:value-type="float">
            <text:p>267,445149124</text:p>
          </table:table-cell>
          <table:table-cell table:formula="of:=([.D245]-[.E245])^2" office:value-type="float" office:value="62232.8673479511" calcext:value-type="float">
            <text:p>62232,867347951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40068" calcext:value-type="float">
            <text:p>0,040068</text:p>
          </table:table-cell>
          <table:table-cell office:value-type="float" office:value="0.0730314" calcext:value-type="float">
            <text:p>0,0730314</text:p>
          </table:table-cell>
          <table:table-cell table:formula="of:=([.B246]*[.$B$298])-([.B246]*[.$B$297])+[.$B$297]" office:value-type="float" office:value="160.39982472" calcext:value-type="float">
            <text:p>160,39982472</text:p>
          </table:table-cell>
          <table:table-cell table:formula="of:=([.C246]*[.$B$298])-([.C246]*[.$B$297])+[.$B$297]" office:value-type="float" office:value="295.270894356" calcext:value-type="float">
            <text:p>295,270894356</text:p>
          </table:table-cell>
          <table:table-cell table:formula="of:=([.D246]-[.E246])^2" office:value-type="float" office:value="18190.2054247588" calcext:value-type="float">
            <text:p>18190,205424758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317128" calcext:value-type="float">
            <text:p>0,317128</text:p>
          </table:table-cell>
          <table:table-cell office:value-type="float" office:value="0.119328" calcext:value-type="float">
            <text:p>0,119328</text:p>
          </table:table-cell>
          <table:table-cell table:formula="of:=([.B247]*[.$B$298])-([.B247]*[.$B$297])+[.$B$297]" office:value-type="float" office:value="1294.00189712" calcext:value-type="float">
            <text:p>1294,00189712</text:p>
          </table:table-cell>
          <table:table-cell table:formula="of:=([.C247]*[.$B$298])-([.C247]*[.$B$297])+[.$B$297]" office:value-type="float" office:value="484.69528512" calcext:value-type="float">
            <text:p>484,69528512</text:p>
          </table:table-cell>
          <table:table-cell table:formula="of:=([.D247]-[.E247])^2" office:value-type="float" office:value="654977.192226919" calcext:value-type="float">
            <text:p>654977,19222691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598684" calcext:value-type="float">
            <text:p>0,598684</text:p>
          </table:table-cell>
          <table:table-cell office:value-type="float" office:value="0.380007" calcext:value-type="float">
            <text:p>0,380007</text:p>
          </table:table-cell>
          <table:table-cell table:formula="of:=([.B248]*[.$B$298])-([.B248]*[.$B$297])+[.$B$297]" office:value-type="float" office:value="2445.99953336" calcext:value-type="float">
            <text:p>2445,99953336</text:p>
          </table:table-cell>
          <table:table-cell table:formula="of:=([.C248]*[.$B$298])-([.C248]*[.$B$297])+[.$B$297]" office:value-type="float" office:value="1551.27384078" calcext:value-type="float">
            <text:p>1551,27384078</text:p>
          </table:table-cell>
          <table:table-cell table:formula="of:=([.D248]-[.E248])^2" office:value-type="float" office:value="800534.064962761" calcext:value-type="float">
            <text:p>800534,06496276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762192" calcext:value-type="float">
            <text:p>0,762192</text:p>
          </table:table-cell>
          <table:table-cell office:value-type="float" office:value="0.564261" calcext:value-type="float">
            <text:p>0,564261</text:p>
          </table:table-cell>
          <table:table-cell table:formula="of:=([.B249]*[.$B$298])-([.B249]*[.$B$297])+[.$B$297]" office:value-type="float" office:value="3114.99905568" calcext:value-type="float">
            <text:p>3114,99905568</text:p>
          </table:table-cell>
          <table:table-cell table:formula="of:=([.C249]*[.$B$298])-([.C249]*[.$B$297])+[.$B$297]" office:value-type="float" office:value="2305.15645194" calcext:value-type="float">
            <text:p>2305,15645194</text:p>
          </table:table-cell>
          <table:table-cell table:formula="of:=([.D249]-[.E249])^2" office:value-type="float" office:value="655845.042832382" calcext:value-type="float">
            <text:p>655845,04283238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863865" calcext:value-type="float">
            <text:p>0,863865</text:p>
          </table:table-cell>
          <table:table-cell office:value-type="float" office:value="0.691003" calcext:value-type="float">
            <text:p>0,691003</text:p>
          </table:table-cell>
          <table:table-cell table:formula="of:=([.B250]*[.$B$298])-([.B250]*[.$B$297])+[.$B$297]" office:value-type="float" office:value="3530.9982021" calcext:value-type="float">
            <text:p>3530,9982021</text:p>
          </table:table-cell>
          <table:table-cell table:formula="of:=([.C250]*[.$B$298])-([.C250]*[.$B$297])+[.$B$297]" office:value-type="float" office:value="2823.72641462" calcext:value-type="float">
            <text:p>2823,72641462</text:p>
          </table:table-cell>
          <table:table-cell table:formula="of:=([.D250]-[.E250])^2" office:value-type="float" office:value="500233.381365155" calcext:value-type="float">
            <text:p>500233,3813651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901504" calcext:value-type="float">
            <text:p>0,901504</text:p>
          </table:table-cell>
          <table:table-cell office:value-type="float" office:value="0.762357" calcext:value-type="float">
            <text:p>0,762357</text:p>
          </table:table-cell>
          <table:table-cell table:formula="of:=([.B251]*[.$B$298])-([.B251]*[.$B$297])+[.$B$297]" office:value-type="float" office:value="3684.99967616" calcext:value-type="float">
            <text:p>3684,99967616</text:p>
          </table:table-cell>
          <table:table-cell table:formula="of:=([.C251]*[.$B$298])-([.C251]*[.$B$297])+[.$B$297]" office:value-type="float" office:value="3115.67415978" calcext:value-type="float">
            <text:p>3115,67415978</text:p>
          </table:table-cell>
          <table:table-cell table:formula="of:=([.D251]-[.E251])^2" office:value-type="float" office:value="324131.543601354" calcext:value-type="float">
            <text:p>324131,54360135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89528" calcext:value-type="float">
            <text:p>0,889528</text:p>
          </table:table-cell>
          <table:table-cell office:value-type="float" office:value="0.743469" calcext:value-type="float">
            <text:p>0,743469</text:p>
          </table:table-cell>
          <table:table-cell table:formula="of:=([.B252]*[.$B$298])-([.B252]*[.$B$297])+[.$B$297]" office:value-type="float" office:value="3635.99939312" calcext:value-type="float">
            <text:p>3635,99939312</text:p>
          </table:table-cell>
          <table:table-cell table:formula="of:=([.C252]*[.$B$298])-([.C252]*[.$B$297])+[.$B$297]" office:value-type="float" office:value="3038.39315226" calcext:value-type="float">
            <text:p>3038,39315226</text:p>
          </table:table-cell>
          <table:table-cell table:formula="of:=([.D252]-[.E252])^2" office:value-type="float" office:value="357133.219114821" calcext:value-type="float">
            <text:p>357133,21911482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821827" calcext:value-type="float">
            <text:p>0,821827</text:p>
          </table:table-cell>
          <table:table-cell office:value-type="float" office:value="0.677501" calcext:value-type="float">
            <text:p>0,677501</text:p>
          </table:table-cell>
          <table:table-cell table:formula="of:=([.B253]*[.$B$298])-([.B253]*[.$B$297])+[.$B$297]" office:value-type="float" office:value="3358.99804358" calcext:value-type="float">
            <text:p>3358,99804358</text:p>
          </table:table-cell>
          <table:table-cell table:formula="of:=([.C253]*[.$B$298])-([.C253]*[.$B$297])+[.$B$297]" office:value-type="float" office:value="2768.48244154" calcext:value-type="float">
            <text:p>2768,48244154</text:p>
          </table:table-cell>
          <table:table-cell table:formula="of:=([.D253]-[.E253])^2" office:value-type="float" office:value="348708.676252664" calcext:value-type="float">
            <text:p>348708,67625266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686426" calcext:value-type="float">
            <text:p>0,686426</text:p>
          </table:table-cell>
          <table:table-cell office:value-type="float" office:value="0.573627" calcext:value-type="float">
            <text:p>0,573627</text:p>
          </table:table-cell>
          <table:table-cell table:formula="of:=([.B254]*[.$B$298])-([.B254]*[.$B$297])+[.$B$297]" office:value-type="float" office:value="2804.99943604" calcext:value-type="float">
            <text:p>2804,99943604</text:p>
          </table:table-cell>
          <table:table-cell table:formula="of:=([.C254]*[.$B$298])-([.C254]*[.$B$297])+[.$B$297]" office:value-type="float" office:value="2343.47781558" calcext:value-type="float">
            <text:p>2343,47781558</text:p>
          </table:table-cell>
          <table:table-cell table:formula="of:=([.D254]-[.E254])^2" office:value-type="float" office:value="213002.206152024" calcext:value-type="float">
            <text:p>213002,20615202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497255" calcext:value-type="float">
            <text:p>0,497255</text:p>
          </table:table-cell>
          <table:table-cell office:value-type="float" office:value="0.417208" calcext:value-type="float">
            <text:p>0,417208</text:p>
          </table:table-cell>
          <table:table-cell table:formula="of:=([.B255]*[.$B$298])-([.B255]*[.$B$297])+[.$B$297]" office:value-type="float" office:value="2030.9987227" calcext:value-type="float">
            <text:p>2030,9987227</text:p>
          </table:table-cell>
          <table:table-cell table:formula="of:=([.C255]*[.$B$298])-([.C255]*[.$B$297])+[.$B$297]" office:value-type="float" office:value="1703.48322032" calcext:value-type="float">
            <text:p>1703,48322032</text:p>
          </table:table-cell>
          <table:table-cell table:formula="of:=([.D255]-[.E255])^2" office:value-type="float" office:value="107266.404299224" calcext:value-type="float">
            <text:p>107266,40429922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231243" calcext:value-type="float">
            <text:p>0,231243</text:p>
          </table:table-cell>
          <table:table-cell office:value-type="float" office:value="0.245604" calcext:value-type="float">
            <text:p>0,245604</text:p>
          </table:table-cell>
          <table:table-cell table:formula="of:=([.B256]*[.$B$298])-([.B256]*[.$B$297])+[.$B$297]" office:value-type="float" office:value="942.59998422" calcext:value-type="float">
            <text:p>942,59998422</text:p>
          </table:table-cell>
          <table:table-cell table:formula="of:=([.C256]*[.$B$298])-([.C256]*[.$B$297])+[.$B$297]" office:value-type="float" office:value="1001.35859016" calcext:value-type="float">
            <text:p>1001,35859016</text:p>
          </table:table-cell>
          <table:table-cell table:formula="of:=([.D256]-[.E256])^2" office:value-type="float" office:value="3452.57377201221" calcext:value-type="float">
            <text:p>3452,573772012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0.0993281" calcext:value-type="float">
            <text:p>0,0993281</text:p>
          </table:table-cell>
          <table:table-cell table:formula="of:=([.B257]*[.$B$298])-([.B257]*[.$B$297])+[.$B$297]" office:value-type="float" office:value="-3.54" calcext:value-type="float">
            <text:p>-3,54</text:p>
          </table:table-cell>
          <table:table-cell table:formula="of:=([.C257]*[.$B$298])-([.C257]*[.$B$297])+[.$B$297]" office:value-type="float" office:value="402.864894274" calcext:value-type="float">
            <text:p>402,864894274</text:p>
          </table:table-cell>
          <table:table-cell table:formula="of:=([.D257]-[.E257])^2" office:value-type="float" office:value="165164.938089861" calcext:value-type="float">
            <text:p>165164,93808986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753995" calcext:value-type="float">
            <text:p>0,00753995</text:p>
          </table:table-cell>
          <table:table-cell office:value-type="float" office:value="0.0469353" calcext:value-type="float">
            <text:p>0,0469353</text:p>
          </table:table-cell>
          <table:table-cell table:formula="of:=([.B258]*[.$B$298])-([.B258]*[.$B$297])+[.$B$297]" office:value-type="float" office:value="27.310007023" calcext:value-type="float">
            <text:p>27,310007023</text:p>
          </table:table-cell>
          <table:table-cell table:formula="of:=([.C258]*[.$B$298])-([.C258]*[.$B$297])+[.$B$297]" office:value-type="float" office:value="188.497657362" calcext:value-type="float">
            <text:p>188,497657362</text:p>
          </table:table-cell>
          <table:table-cell table:formula="of:=([.D258]-[.E258])^2" office:value-type="float" office:value="25981.4586218077" calcext:value-type="float">
            <text:p>25981,458621807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943508" calcext:value-type="float">
            <text:p>0,0943508</text:p>
          </table:table-cell>
          <table:table-cell office:value-type="float" office:value="0.0440966" calcext:value-type="float">
            <text:p>0,0440966</text:p>
          </table:table-cell>
          <table:table-cell table:formula="of:=([.B259]*[.$B$298])-([.B259]*[.$B$297])+[.$B$297]" office:value-type="float" office:value="382.500072232" calcext:value-type="float">
            <text:p>382,500072232</text:p>
          </table:table-cell>
          <table:table-cell table:formula="of:=([.C259]*[.$B$298])-([.C259]*[.$B$297])+[.$B$297]" office:value-type="float" office:value="176.883002764" calcext:value-type="float">
            <text:p>176,883002764</text:p>
          </table:table-cell>
          <table:table-cell table:formula="of:=([.D259]-[.E259])^2" office:value-type="float" office:value="42278.3792566083" calcext:value-type="float">
            <text:p>42278,379256608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296353" calcext:value-type="float">
            <text:p>0,296353</text:p>
          </table:table-cell>
          <table:table-cell office:value-type="float" office:value="0.102364" calcext:value-type="float">
            <text:p>0,102364</text:p>
          </table:table-cell>
          <table:table-cell table:formula="of:=([.B260]*[.$B$298])-([.B260]*[.$B$297])+[.$B$297]" office:value-type="float" office:value="1209.00015362" calcext:value-type="float">
            <text:p>1209,00015362</text:p>
          </table:table-cell>
          <table:table-cell table:formula="of:=([.C260]*[.$B$298])-([.C260]*[.$B$297])+[.$B$297]" office:value-type="float" office:value="415.28640056" calcext:value-type="float">
            <text:p>415,28640056</text:p>
          </table:table-cell>
          <table:table-cell table:formula="of:=([.D260]-[.E260])^2" office:value-type="float" office:value="629981.52179659" calcext:value-type="float">
            <text:p>629981,5217965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498477" calcext:value-type="float">
            <text:p>0,498477</text:p>
          </table:table-cell>
          <table:table-cell office:value-type="float" office:value="0.309584" calcext:value-type="float">
            <text:p>0,309584</text:p>
          </table:table-cell>
          <table:table-cell table:formula="of:=([.B261]*[.$B$298])-([.B261]*[.$B$297])+[.$B$297]" office:value-type="float" office:value="2035.99858458" calcext:value-type="float">
            <text:p>2035,99858458</text:p>
          </table:table-cell>
          <table:table-cell table:formula="of:=([.C261]*[.$B$298])-([.C261]*[.$B$297])+[.$B$297]" office:value-type="float" office:value="1263.13531936" calcext:value-type="float">
            <text:p>1263,13531936</text:p>
          </table:table-cell>
          <table:table-cell table:formula="of:=([.D261]-[.E261])^2" office:value-type="float" office:value="597317.62672652" calcext:value-type="float">
            <text:p>597317,6267265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85204" calcext:value-type="float">
            <text:p>0,685204</text:p>
          </table:table-cell>
          <table:table-cell office:value-type="float" office:value="0.538328" calcext:value-type="float">
            <text:p>0,538328</text:p>
          </table:table-cell>
          <table:table-cell table:formula="of:=([.B262]*[.$B$298])-([.B262]*[.$B$297])+[.$B$297]" office:value-type="float" office:value="2799.99957416" calcext:value-type="float">
            <text:p>2799,99957416</text:p>
          </table:table-cell>
          <table:table-cell table:formula="of:=([.C262]*[.$B$298])-([.C262]*[.$B$297])+[.$B$297]" office:value-type="float" office:value="2199.05054512" calcext:value-type="float">
            <text:p>2199,05054512</text:p>
          </table:table-cell>
          <table:table-cell table:formula="of:=([.D262]-[.E262])^2" office:value-type="float" office:value="361139.735504118" calcext:value-type="float">
            <text:p>361139,73550411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334725" calcext:value-type="float">
            <text:p>0,334725</text:p>
          </table:table-cell>
          <table:table-cell office:value-type="float" office:value="0.666558" calcext:value-type="float">
            <text:p>0,666558</text:p>
          </table:table-cell>
          <table:table-cell table:formula="of:=([.B263]*[.$B$298])-([.B263]*[.$B$297])+[.$B$297]" office:value-type="float" office:value="1366.0007265" calcext:value-type="float">
            <text:p>1366,0007265</text:p>
          </table:table-cell>
          <table:table-cell table:formula="of:=([.C263]*[.$B$298])-([.C263]*[.$B$297])+[.$B$297]" office:value-type="float" office:value="2723.70871932" calcext:value-type="float">
            <text:p>2723,70871932</text:p>
          </table:table-cell>
          <table:table-cell table:formula="of:=([.D263]-[.E263])^2" office:value-type="float" office:value="1843370.99376731" calcext:value-type="float">
            <text:p>1843370,9937673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359165" calcext:value-type="float">
            <text:p>0,359165</text:p>
          </table:table-cell>
          <table:table-cell office:value-type="float" office:value="0.322261" calcext:value-type="float">
            <text:p>0,322261</text:p>
          </table:table-cell>
          <table:table-cell table:formula="of:=([.B264]*[.$B$298])-([.B264]*[.$B$297])+[.$B$297]" office:value-type="float" office:value="1465.9979641" calcext:value-type="float">
            <text:p>1465,9979641</text:p>
          </table:table-cell>
          <table:table-cell table:formula="of:=([.C264]*[.$B$298])-([.C264]*[.$B$297])+[.$B$297]" office:value-type="float" office:value="1315.00377194" calcext:value-type="float">
            <text:p>1315,00377194</text:p>
          </table:table-cell>
          <table:table-cell table:formula="of:=([.D264]-[.E264])^2" office:value-type="float" office:value="22799.246066051" calcext:value-type="float">
            <text:p>22799,24606605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793232" calcext:value-type="float">
            <text:p>0,793232</text:p>
          </table:table-cell>
          <table:table-cell office:value-type="float" office:value="0.303836" calcext:value-type="float">
            <text:p>0,303836</text:p>
          </table:table-cell>
          <table:table-cell table:formula="of:=([.B265]*[.$B$298])-([.B265]*[.$B$297])+[.$B$297]" office:value-type="float" office:value="3242.00045728" calcext:value-type="float">
            <text:p>3242,00045728</text:p>
          </table:table-cell>
          <table:table-cell table:formula="of:=([.C265]*[.$B$298])-([.C265]*[.$B$297])+[.$B$297]" office:value-type="float" office:value="1239.61714744" calcext:value-type="float">
            <text:p>1239,61714744</text:p>
          </table:table-cell>
          <table:table-cell table:formula="of:=([.D265]-[.E265])^2" office:value-type="float" office:value="4009538.91952579" calcext:value-type="float">
            <text:p>4009538,9195257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93232" calcext:value-type="float">
            <text:p>0,793232</text:p>
          </table:table-cell>
          <table:table-cell office:value-type="float" office:value="0.611872" calcext:value-type="float">
            <text:p>0,611872</text:p>
          </table:table-cell>
          <table:table-cell table:formula="of:=([.B266]*[.$B$298])-([.B266]*[.$B$297])+[.$B$297]" office:value-type="float" office:value="3242.00045728" calcext:value-type="float">
            <text:p>3242,00045728</text:p>
          </table:table-cell>
          <table:table-cell table:formula="of:=([.C266]*[.$B$298])-([.C266]*[.$B$297])+[.$B$297]" office:value-type="float" office:value="2499.95876288" calcext:value-type="float">
            <text:p>2499,95876288</text:p>
          </table:table-cell>
          <table:table-cell table:formula="of:=([.D266]-[.E266])^2" office:value-type="float" office:value="550625.876228023" calcext:value-type="float">
            <text:p>550625,87622802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66003" calcext:value-type="float">
            <text:p>0,66003</text:p>
          </table:table-cell>
          <table:table-cell office:value-type="float" office:value="0.528256" calcext:value-type="float">
            <text:p>0,528256</text:p>
          </table:table-cell>
          <table:table-cell table:formula="of:=([.B267]*[.$B$298])-([.B267]*[.$B$297])+[.$B$297]" office:value-type="float" office:value="2696.9991462" calcext:value-type="float">
            <text:p>2696,9991462</text:p>
          </table:table-cell>
          <table:table-cell table:formula="of:=([.C267]*[.$B$298])-([.C267]*[.$B$297])+[.$B$297]" office:value-type="float" office:value="2157.84055424" calcext:value-type="float">
            <text:p>2157,84055424</text:p>
          </table:table-cell>
          <table:table-cell table:formula="of:=([.D267]-[.E267])^2" office:value-type="float" office:value="290691.98728429" calcext:value-type="float">
            <text:p>290691,9872842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48308" calcext:value-type="float">
            <text:p>0,48308</text:p>
          </table:table-cell>
          <table:table-cell office:value-type="float" office:value="0.515702" calcext:value-type="float">
            <text:p>0,515702</text:p>
          </table:table-cell>
          <table:table-cell table:formula="of:=([.B268]*[.$B$298])-([.B268]*[.$B$297])+[.$B$297]" office:value-type="float" office:value="1973.0011432" calcext:value-type="float">
            <text:p>1973,0011432</text:p>
          </table:table-cell>
          <table:table-cell table:formula="of:=([.C268]*[.$B$298])-([.C268]*[.$B$297])+[.$B$297]" office:value-type="float" office:value="2106.47536108" calcext:value-type="float">
            <text:p>2106,47536108</text:p>
          </table:table-cell>
          <table:table-cell table:formula="of:=([.D268]-[.E268])^2" office:value-type="float" office:value="17815.3668386777" calcext:value-type="float">
            <text:p>17815,366838677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230094" calcext:value-type="float">
            <text:p>0,230094</text:p>
          </table:table-cell>
          <table:table-cell office:value-type="float" office:value="0.316981" calcext:value-type="float">
            <text:p>0,316981</text:p>
          </table:table-cell>
          <table:table-cell table:formula="of:=([.B269]*[.$B$298])-([.B269]*[.$B$297])+[.$B$297]" office:value-type="float" office:value="937.89880476" calcext:value-type="float">
            <text:p>937,89880476</text:p>
          </table:table-cell>
          <table:table-cell table:formula="of:=([.C269]*[.$B$298])-([.C269]*[.$B$297])+[.$B$297]" office:value-type="float" office:value="1293.40044074" calcext:value-type="float">
            <text:p>1293,40044074</text:p>
          </table:table-cell>
          <table:table-cell table:formula="of:=([.D269]-[.E269])^2" office:value-type="float" office:value="126381.413184456" calcext:value-type="float">
            <text:p>126381,41318445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301207" calcext:value-type="float">
            <text:p>0,0301207</text:p>
          </table:table-cell>
          <table:table-cell office:value-type="float" office:value="0.109752" calcext:value-type="float">
            <text:p>0,109752</text:p>
          </table:table-cell>
          <table:table-cell table:formula="of:=([.B270]*[.$B$298])-([.B270]*[.$B$297])+[.$B$297]" office:value-type="float" office:value="119.700048878" calcext:value-type="float">
            <text:p>119,700048878</text:p>
          </table:table-cell>
          <table:table-cell table:formula="of:=([.C270]*[.$B$298])-([.C270]*[.$B$297])+[.$B$297]" office:value-type="float" office:value="445.51469808" calcext:value-type="float">
            <text:p>445,51469808</text:p>
          </table:table-cell>
          <table:table-cell table:formula="of:=([.D270]-[.E270])^2" office:value-type="float" office:value="106155.185634622" calcext:value-type="float">
            <text:p>106155,18563462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525475" calcext:value-type="float">
            <text:p>0,000525475</text:p>
          </table:table-cell>
          <table:table-cell office:value-type="float" office:value="0.0530986" calcext:value-type="float">
            <text:p>0,0530986</text:p>
          </table:table-cell>
          <table:table-cell table:formula="of:=([.B271]*[.$B$298])-([.B271]*[.$B$297])+[.$B$297]" office:value-type="float" office:value="-1.3899980185" calcext:value-type="float">
            <text:p>-1,3899980185</text:p>
          </table:table-cell>
          <table:table-cell table:formula="of:=([.C271]*[.$B$298])-([.C271]*[.$B$297])+[.$B$297]" office:value-type="float" office:value="213.715045844" calcext:value-type="float">
            <text:p>213,715045844</text:p>
          </table:table-cell>
          <table:table-cell table:formula="of:=([.D271]-[.E271])^2" office:value-type="float" office:value="46270.1798950881" calcext:value-type="float">
            <text:p>46270,179895088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0.0412774" calcext:value-type="float">
            <text:p>0,0412774</text:p>
          </table:table-cell>
          <table:table-cell table:formula="of:=([.B272]*[.$B$298])-([.B272]*[.$B$297])+[.$B$297]" office:value-type="float" office:value="-3.54" calcext:value-type="float">
            <text:p>-3,54</text:p>
          </table:table-cell>
          <table:table-cell table:formula="of:=([.C272]*[.$B$298])-([.C272]*[.$B$297])+[.$B$297]" office:value-type="float" office:value="165.348133196" calcext:value-type="float">
            <text:p>165,348133196</text:p>
          </table:table-cell>
          <table:table-cell table:formula="of:=([.D272]-[.E272])^2" office:value-type="float" office:value="28523.2015344298" calcext:value-type="float">
            <text:p>28523,201534429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0.0217745" calcext:value-type="float">
            <text:p>0,0217745</text:p>
          </table:table-cell>
          <table:table-cell table:formula="of:=([.B273]*[.$B$298])-([.B273]*[.$B$297])+[.$B$297]" office:value-type="float" office:value="-3.54" calcext:value-type="float">
            <text:p>-3,54</text:p>
          </table:table-cell>
          <table:table-cell table:formula="of:=([.C273]*[.$B$298])-([.C273]*[.$B$297])+[.$B$297]" office:value-type="float" office:value="85.55123773" calcext:value-type="float">
            <text:p>85,55123773</text:p>
          </table:table-cell>
          <table:table-cell table:formula="of:=([.D273]-[.E273])^2" office:value-type="float" office:value="7937.24864026338" calcext:value-type="float">
            <text:p>7937,248640263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206609" calcext:value-type="float">
            <text:p>0,0206609</text:p>
          </table:table-cell>
          <table:table-cell table:formula="of:=([.B274]*[.$B$298])-([.B274]*[.$B$297])+[.$B$297]" office:value-type="float" office:value="-3.5299999898322" calcext:value-type="float">
            <text:p>-3,5299999898</text:p>
          </table:table-cell>
          <table:table-cell table:formula="of:=([.C274]*[.$B$298])-([.C274]*[.$B$297])+[.$B$297]" office:value-type="float" office:value="80.994898786" calcext:value-type="float">
            <text:p>80,994898786</text:p>
          </table:table-cell>
          <table:table-cell table:formula="of:=([.D274]-[.E274])^2" office:value-type="float" office:value="7144.45851306468" calcext:value-type="float">
            <text:p>7144,458513064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0.0583637" calcext:value-type="float">
            <text:p>0,0583637</text:p>
          </table:table-cell>
          <table:table-cell table:formula="of:=([.B275]*[.$B$298])-([.B275]*[.$B$297])+[.$B$297]" office:value-type="float" office:value="-3.54" calcext:value-type="float">
            <text:p>-3,54</text:p>
          </table:table-cell>
          <table:table-cell table:formula="of:=([.C275]*[.$B$298])-([.C275]*[.$B$297])+[.$B$297]" office:value-type="float" office:value="235.257413098" calcext:value-type="float">
            <text:p>235,257413098</text:p>
          </table:table-cell>
          <table:table-cell table:formula="of:=([.D275]-[.E275])^2" office:value-type="float" office:value="57024.2045022969" calcext:value-type="float">
            <text:p>57024,204502296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0.0660884" calcext:value-type="float">
            <text:p>0,0660884</text:p>
          </table:table-cell>
          <table:table-cell table:formula="of:=([.B276]*[.$B$298])-([.B276]*[.$B$297])+[.$B$297]" office:value-type="float" office:value="-3.54" calcext:value-type="float">
            <text:p>-3,54</text:p>
          </table:table-cell>
          <table:table-cell table:formula="of:=([.C276]*[.$B$298])-([.C276]*[.$B$297])+[.$B$297]" office:value-type="float" office:value="266.863332136" calcext:value-type="float">
            <text:p>266,863332136</text:p>
          </table:table-cell>
          <table:table-cell table:formula="of:=([.D276]-[.E276])^2" office:value-type="float" office:value="73117.9620302519" calcext:value-type="float">
            <text:p>73117,962030251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00146644" calcext:value-type="float">
            <text:p>1,46644E-05</text:p>
          </table:table-cell>
          <table:table-cell office:value-type="float" office:value="0.0662304" calcext:value-type="float">
            <text:p>0,0662304</text:p>
          </table:table-cell>
          <table:table-cell table:formula="of:=([.B277]*[.$B$298])-([.B277]*[.$B$297])+[.$B$297]" office:value-type="float" office:value="-3.480000020824" calcext:value-type="float">
            <text:p>-3,4800000208</text:p>
          </table:table-cell>
          <table:table-cell table:formula="of:=([.C277]*[.$B$298])-([.C277]*[.$B$297])+[.$B$297]" office:value-type="float" office:value="267.444330816" calcext:value-type="float">
            <text:p>267,444330816</text:p>
          </table:table-cell>
          <table:table-cell table:formula="of:=([.D277]-[.E277])^2" office:value-type="float" office:value="73399.9930393808" calcext:value-type="float">
            <text:p>73399,993039380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00073322" calcext:value-type="float">
            <text:p>7,3322E-06</text:p>
          </table:table-cell>
          <table:table-cell office:value-type="float" office:value="0.0662501" calcext:value-type="float">
            <text:p>0,0662501</text:p>
          </table:table-cell>
          <table:table-cell table:formula="of:=([.B278]*[.$B$298])-([.B278]*[.$B$297])+[.$B$297]" office:value-type="float" office:value="-3.510000010412" calcext:value-type="float">
            <text:p>-3,5100000104</text:p>
          </table:table-cell>
          <table:table-cell table:formula="of:=([.C278]*[.$B$298])-([.C278]*[.$B$297])+[.$B$297]" office:value-type="float" office:value="267.524934154" calcext:value-type="float">
            <text:p>267,524934154</text:p>
          </table:table-cell>
          <table:table-cell table:formula="of:=([.D278]-[.E278])^2" office:value-type="float" office:value="73459.9355375071" calcext:value-type="float">
            <text:p>73459,935537507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00342169" calcext:value-type="float">
            <text:p>3,42169E-05</text:p>
          </table:table-cell>
          <table:table-cell office:value-type="float" office:value="0.0662438" calcext:value-type="float">
            <text:p>0,0662438</text:p>
          </table:table-cell>
          <table:table-cell table:formula="of:=([.B279]*[.$B$298])-([.B279]*[.$B$297])+[.$B$297]" office:value-type="float" office:value="-3.400000184974" calcext:value-type="float">
            <text:p>-3,400000185</text:p>
          </table:table-cell>
          <table:table-cell table:formula="of:=([.C279]*[.$B$298])-([.C279]*[.$B$297])+[.$B$297]" office:value-type="float" office:value="267.499157452" calcext:value-type="float">
            <text:p>267,499157452</text:p>
          </table:table-cell>
          <table:table-cell table:formula="of:=([.D279]-[.E279])^2" office:value-type="float" office:value="73386.353608422" calcext:value-type="float">
            <text:p>73386,35360842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0.0662762" calcext:value-type="float">
            <text:p>0,0662762</text:p>
          </table:table-cell>
          <table:table-cell table:formula="of:=([.B280]*[.$B$298])-([.B280]*[.$B$297])+[.$B$297]" office:value-type="float" office:value="-3.54" calcext:value-type="float">
            <text:p>-3,54</text:p>
          </table:table-cell>
          <table:table-cell table:formula="of:=([.C280]*[.$B$298])-([.C280]*[.$B$297])+[.$B$297]" office:value-type="float" office:value="267.631723348" calcext:value-type="float">
            <text:p>267,631723348</text:p>
          </table:table-cell>
          <table:table-cell table:formula="of:=([.D280]-[.E280])^2" office:value-type="float" office:value="73534.1035435243" calcext:value-type="float">
            <text:p>73534,103543524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0.0662438" calcext:value-type="float">
            <text:p>0,0662438</text:p>
          </table:table-cell>
          <table:table-cell table:formula="of:=([.B281]*[.$B$298])-([.B281]*[.$B$297])+[.$B$297]" office:value-type="float" office:value="-3.54" calcext:value-type="float">
            <text:p>-3,54</text:p>
          </table:table-cell>
          <table:table-cell table:formula="of:=([.C281]*[.$B$298])-([.C281]*[.$B$297])+[.$B$297]" office:value-type="float" office:value="267.499157452" calcext:value-type="float">
            <text:p>267,499157452</text:p>
          </table:table-cell>
          <table:table-cell table:formula="of:=([.D281]-[.E281])^2" office:value-type="float" office:value="73462.22487229" calcext:value-type="float">
            <text:p>73462,2248722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0.0662262" calcext:value-type="float">
            <text:p>0,0662262</text:p>
          </table:table-cell>
          <table:table-cell table:formula="of:=([.B282]*[.$B$298])-([.B282]*[.$B$297])+[.$B$297]" office:value-type="float" office:value="-3.54" calcext:value-type="float">
            <text:p>-3,54</text:p>
          </table:table-cell>
          <table:table-cell table:formula="of:=([.C282]*[.$B$298])-([.C282]*[.$B$297])+[.$B$297]" office:value-type="float" office:value="267.427146348" calcext:value-type="float">
            <text:p>267,427146348</text:p>
          </table:table-cell>
          <table:table-cell table:formula="of:=([.D282]-[.E282])^2" office:value-type="float" office:value="73423.1943999784" calcext:value-type="float">
            <text:p>73423,194399978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0.0662361" calcext:value-type="float">
            <text:p>0,0662361</text:p>
          </table:table-cell>
          <table:table-cell table:formula="of:=([.B283]*[.$B$298])-([.B283]*[.$B$297])+[.$B$297]" office:value-type="float" office:value="-3.54" calcext:value-type="float">
            <text:p>-3,54</text:p>
          </table:table-cell>
          <table:table-cell table:formula="of:=([.C283]*[.$B$298])-([.C283]*[.$B$297])+[.$B$297]" office:value-type="float" office:value="267.467652594" calcext:value-type="float">
            <text:p>267,467652594</text:p>
          </table:table-cell>
          <table:table-cell table:formula="of:=([.D283]-[.E283])^2" office:value-type="float" office:value="73445.1477645102" calcext:value-type="float">
            <text:p>73445,147764510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0.0662213" calcext:value-type="float">
            <text:p>0,0662213</text:p>
          </table:table-cell>
          <table:table-cell table:formula="of:=([.B284]*[.$B$298])-([.B284]*[.$B$297])+[.$B$297]" office:value-type="float" office:value="-3.54" calcext:value-type="float">
            <text:p>-3,54</text:p>
          </table:table-cell>
          <table:table-cell table:formula="of:=([.C284]*[.$B$298])-([.C284]*[.$B$297])+[.$B$297]" office:value-type="float" office:value="267.407097802" calcext:value-type="float">
            <text:p>267,407097802</text:p>
          </table:table-cell>
          <table:table-cell table:formula="of:=([.D284]-[.E284])^2" office:value-type="float" office:value="73412.3298073265" calcext:value-type="float">
            <text:p>73412,329807326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00171085" calcext:value-type="float">
            <text:p>1,71085E-05</text:p>
          </table:table-cell>
          <table:table-cell office:value-type="float" office:value="0.0662306" calcext:value-type="float">
            <text:p>0,0662306</text:p>
          </table:table-cell>
          <table:table-cell table:formula="of:=([.B285]*[.$B$298])-([.B285]*[.$B$297])+[.$B$297]" office:value-type="float" office:value="-3.46999988791" calcext:value-type="float">
            <text:p>-3,4699998879</text:p>
          </table:table-cell>
          <table:table-cell table:formula="of:=([.C285]*[.$B$298])-([.C285]*[.$B$297])+[.$B$297]" office:value-type="float" office:value="267.445149124" calcext:value-type="float">
            <text:p>267,445149124</text:p>
          </table:table-cell>
          <table:table-cell table:formula="of:=([.D285]-[.E285])^2" office:value-type="float" office:value="73395.0179641454" calcext:value-type="float">
            <text:p>73395,017964145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0.0662527" calcext:value-type="float">
            <text:p>0,0662527</text:p>
          </table:table-cell>
          <table:table-cell table:formula="of:=([.B286]*[.$B$298])-([.B286]*[.$B$297])+[.$B$297]" office:value-type="float" office:value="-3.54" calcext:value-type="float">
            <text:p>-3,54</text:p>
          </table:table-cell>
          <table:table-cell table:formula="of:=([.C286]*[.$B$298])-([.C286]*[.$B$297])+[.$B$297]" office:value-type="float" office:value="267.535572158" calcext:value-type="float">
            <text:p>267,535572158</text:p>
          </table:table-cell>
          <table:table-cell table:formula="of:=([.D286]-[.E286])^2" office:value-type="float" office:value="73481.9658207871" calcext:value-type="float">
            <text:p>73481,965820787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0.0662358" calcext:value-type="float">
            <text:p>0,0662358</text:p>
          </table:table-cell>
          <table:table-cell table:formula="of:=([.B287]*[.$B$298])-([.B287]*[.$B$297])+[.$B$297]" office:value-type="float" office:value="-3.54" calcext:value-type="float">
            <text:p>-3,54</text:p>
          </table:table-cell>
          <table:table-cell table:formula="of:=([.C287]*[.$B$298])-([.C287]*[.$B$297])+[.$B$297]" office:value-type="float" office:value="267.466425132" calcext:value-type="float">
            <text:p>267,466425132</text:p>
          </table:table-cell>
          <table:table-cell table:formula="of:=([.D287]-[.E287])^2" office:value-type="float" office:value="73444.4824628263" calcext:value-type="float">
            <text:p>73444,482462826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000488814" calcext:value-type="float">
            <text:p>4,88814E-06</text:p>
          </table:table-cell>
          <table:table-cell office:value-type="float" office:value="0.0662296" calcext:value-type="float">
            <text:p>0,0662296</text:p>
          </table:table-cell>
          <table:table-cell table:formula="of:=([.B288]*[.$B$298])-([.B288]*[.$B$297])+[.$B$297]" office:value-type="float" office:value="-3.5199999796644" calcext:value-type="float">
            <text:p>-3,5199999797</text:p>
          </table:table-cell>
          <table:table-cell table:formula="of:=([.C288]*[.$B$298])-([.C288]*[.$B$297])+[.$B$297]" office:value-type="float" office:value="267.441057584" calcext:value-type="float">
            <text:p>267,441057584</text:p>
          </table:table-cell>
          <table:table-cell table:formula="of:=([.D288]-[.E288])^2" office:value-type="float" office:value="73419.8947160194" calcext:value-type="float">
            <text:p>73419,894716019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52523" calcext:value-type="float">
            <text:p>0,0052523</text:p>
          </table:table-cell>
          <table:table-cell office:value-type="float" office:value="0.0662407" calcext:value-type="float">
            <text:p>0,0662407</text:p>
          </table:table-cell>
          <table:table-cell table:formula="of:=([.B289]*[.$B$298])-([.B289]*[.$B$297])+[.$B$297]" office:value-type="float" office:value="17.949995542" calcext:value-type="float">
            <text:p>17,949995542</text:p>
          </table:table-cell>
          <table:table-cell table:formula="of:=([.C289]*[.$B$298])-([.C289]*[.$B$297])+[.$B$297]" office:value-type="float" office:value="267.486473678" calcext:value-type="float">
            <text:p>267,486473678</text:p>
          </table:table-cell>
          <table:table-cell table:formula="of:=([.D289]-[.E289])^2" office:value-type="float" office:value="62268.4539205184" calcext:value-type="float">
            <text:p>62268,453920518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457872" calcext:value-type="float">
            <text:p>0,0457872</text:p>
          </table:table-cell>
          <table:table-cell office:value-type="float" office:value="0.0730187" calcext:value-type="float">
            <text:p>0,0730187</text:p>
          </table:table-cell>
          <table:table-cell table:formula="of:=([.B290]*[.$B$298])-([.B290]*[.$B$297])+[.$B$297]" office:value-type="float" office:value="183.800160288" calcext:value-type="float">
            <text:p>183,800160288</text:p>
          </table:table-cell>
          <table:table-cell table:formula="of:=([.C290]*[.$B$298])-([.C290]*[.$B$297])+[.$B$297]" office:value-type="float" office:value="295.218931798" calcext:value-type="float">
            <text:p>295,218931798</text:p>
          </table:table-cell>
          <table:table-cell table:formula="of:=([.D290]-[.E290])^2" office:value-type="float" office:value="12414.1426447976" calcext:value-type="float">
            <text:p>12414,142644797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211886" calcext:value-type="float">
            <text:p>0,211886</text:p>
          </table:table-cell>
          <table:table-cell office:value-type="float" office:value="0.126565" calcext:value-type="float">
            <text:p>0,126565</text:p>
          </table:table-cell>
          <table:table-cell table:formula="of:=([.B291]*[.$B$298])-([.B291]*[.$B$297])+[.$B$297]" office:value-type="float" office:value="863.40004444" calcext:value-type="float">
            <text:p>863,40004444</text:p>
          </table:table-cell>
          <table:table-cell table:formula="of:=([.C291]*[.$B$298])-([.C291]*[.$B$297])+[.$B$297]" office:value-type="float" office:value="514.3057601" calcext:value-type="float">
            <text:p>514,3057601</text:p>
          </table:table-cell>
          <table:table-cell table:formula="of:=([.D291]-[.E291])^2" office:value-type="float" office:value="121866.819358857" calcext:value-type="float">
            <text:p>121866,81935885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179429" calcext:value-type="float">
            <text:p>0,179429</text:p>
          </table:table-cell>
          <table:table-cell office:value-type="float" office:value="0.317635" calcext:value-type="float">
            <text:p>0,317635</text:p>
          </table:table-cell>
          <table:table-cell table:formula="of:=([.B292]*[.$B$298])-([.B292]*[.$B$297])+[.$B$297]" office:value-type="float" office:value="730.60093066" calcext:value-type="float">
            <text:p>730,60093066</text:p>
          </table:table-cell>
          <table:table-cell table:formula="of:=([.C292]*[.$B$298])-([.C292]*[.$B$297])+[.$B$297]" office:value-type="float" office:value="1296.0763079" calcext:value-type="float">
            <text:p>1296,0763079</text:p>
          </table:table-cell>
          <table:table-cell table:formula="of:=([.D292]-[.E292])^2" office:value-type="float" office:value="319762.40226472" calcext:value-type="float">
            <text:p>319762,4022647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152471" calcext:value-type="float">
            <text:p>0,152471</text:p>
          </table:table-cell>
          <table:table-cell office:value-type="float" office:value="0.304612" calcext:value-type="float">
            <text:p>0,304612</text:p>
          </table:table-cell>
          <table:table-cell table:formula="of:=([.B293]*[.$B$298])-([.B293]*[.$B$297])+[.$B$297]" office:value-type="float" office:value="620.30119534" calcext:value-type="float">
            <text:p>620,30119534</text:p>
          </table:table-cell>
          <table:table-cell table:formula="of:=([.C293]*[.$B$298])-([.C293]*[.$B$297])+[.$B$297]" office:value-type="float" office:value="1242.79218248" calcext:value-type="float">
            <text:p>1242,79218248</text:p>
          </table:table-cell>
          <table:table-cell table:formula="of:=([.D293]-[.E293])^2" office:value-type="float" office:value="387495.029070532" calcext:value-type="float">
            <text:p>387495,02907053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489434" calcext:value-type="float">
            <text:p>0,489434</text:p>
          </table:table-cell>
          <table:table-cell office:value-type="float" office:value="0.262864" calcext:value-type="float">
            <text:p>0,262864</text:p>
          </table:table-cell>
          <table:table-cell table:formula="of:=([.B294]*[.$B$298])-([.B294]*[.$B$297])+[.$B$297]" office:value-type="float" office:value="1998.99878836" calcext:value-type="float">
            <text:p>1998,99878836</text:p>
          </table:table-cell>
          <table:table-cell table:formula="of:=([.C294]*[.$B$298])-([.C294]*[.$B$297])+[.$B$297]" office:value-type="float" office:value="1071.97857056" calcext:value-type="float">
            <text:p>1071,97857056</text:p>
          </table:table-cell>
          <table:table-cell table:formula="of:=([.D294]-[.E294])^2" office:value-type="float" office:value="859366.484209959" calcext:value-type="float">
            <text:p>859366,48420995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904193" calcext:value-type="float">
            <text:p>0,904193</text:p>
          </table:table-cell>
          <table:table-cell office:value-type="float" office:value="0.519468" calcext:value-type="float">
            <text:p>0,519468</text:p>
          </table:table-cell>
          <table:table-cell table:formula="of:=([.B295]*[.$B$298])-([.B295]*[.$B$297])+[.$B$297]" office:value-type="float" office:value="3696.00182722" calcext:value-type="float">
            <text:p>3696,00182722</text:p>
          </table:table-cell>
          <table:table-cell table:formula="of:=([.C295]*[.$B$298])-([.C295]*[.$B$297])+[.$B$297]" office:value-type="float" office:value="2121.88410072" calcext:value-type="float">
            <text:p>2121,88410072</text:p>
          </table:table-cell>
          <table:table-cell table:formula="of:=([.D295]-[.E295])^2" office:value-type="float" office:value="2477846.61688153" calcext:value-type="float">
            <text:p>2477846,6168815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8684" calcext:value-type="float">
            <text:p>0,88684</text:p>
          </table:table-cell>
          <table:table-cell office:value-type="float" office:value="0.674267" calcext:value-type="float">
            <text:p>0,674267</text:p>
          </table:table-cell>
          <table:table-cell table:formula="of:=([.B296]*[.$B$298])-([.B296]*[.$B$297])+[.$B$297]" office:value-type="float" office:value="3625.0013336" calcext:value-type="float">
            <text:p>3625,0013336</text:p>
          </table:table-cell>
          <table:table-cell table:formula="of:=([.C296]*[.$B$298])-([.C296]*[.$B$297])+[.$B$297]" office:value-type="float" office:value="2755.25040118" calcext:value-type="float">
            <text:p>2755,25040118</text:p>
          </table:table-cell>
          <table:table-cell table:formula="of:=([.D296]-[.E296])^2" office:value-type="float" office:value="756466.684445459" calcext:value-type="float">
            <text:p>756466,68444545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-3.54" calcext:value-type="float">
            <text:p>-3,54</text:p>
          </table:table-cell>
          <table:table-cell/>
          <table:table-cell table:style-name="Default" table:number-columns-repeated="2"/>
          <table:table-cell table:formula="of:=SQRT(AVERAGE([.F2:.F296]))" office:value-type="float" office:value="677.359834577271" calcext:value-type="float">
            <text:p>677,3598345773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4088" calcext:value-type="float">
            <text:p>4088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="4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12:08:30.94864625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17T12:09:08.201956381</dc:date>
    <meta:editing-duration>PT42M35S</meta:editing-duration>
    <meta:editing-cycles>20</meta:editing-cycles>
    <meta:document-statistic meta:table-count="1" meta:cell-count="17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32cm" svg:y="0.316cm" chart:style-name="ch2">
          <text:p>Solar radiation prediction by an ANN</text:p>
        </chart:title>
        <chart:legend chart:legend-position="end" svg:x="12.777cm" svg:y="3.952cm" style:legend-expansion="high" chart:style-name="ch3"/>
        <chart:plot-area chart:style-name="ch4" table:cell-range-address="data_out_training.D1:data_out_training.E296" chart:data-source-has-labels="row" svg:x="1.331cm" svg:y="1.275cm" svg:width="11.126cm" svg:height="6.564cm">
          <chartooo:coordinate-region svg:x="2.323cm" svg:y="1.474cm" svg:width="10.134cm" svg:height="6.015cm"/>
          <chart:axis chart:dimension="x" chart:name="primary-x" chart:style-name="ch5">
            <chart:title svg:x="6.48cm" svg:y="8.019cm" chart:style-name="ch6">
              <text:p>Hour</text:p>
            </chart:title>
          </chart:axis>
          <chart:axis chart:dimension="y" chart:name="primary-y" chart:style-name="ch5">
            <chart:title svg:x="0.451cm" svg:y="6.241cm" chart:style-name="ch7">
              <text:p>Solar radiation (kJ/m2)</text:p>
            </chart:title>
            <chart:grid chart:style-name="ch8" chart:class="major"/>
          </chart:axis>
          <chart:series chart:style-name="ch9" chart:values-cell-range-address="data_out_training.D2:data_out_training.D296" chart:label-cell-address="data_out_training.D1:data_out_training.D1" chart:class="chart:line">
            <chart:data-point chart:repeated="295"/>
          </chart:series>
          <chart:series chart:style-name="ch10" chart:values-cell-range-address="data_out_training.E2:data_out_training.E296" chart:label-cell-address="data_out_training.E1:data_out_training.E1" chart:class="chart:line">
            <chart:data-point chart:repeated="29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C</text:p>
                <draw:g>
                  <svg:desc>data_out_training.D1:data_out_training.D1</svg:desc>
                </draw:g>
              </table:table-cell>
              <table:table-cell office:value-type="string">
                <text:p>Simulated C</text:p>
                <draw:g>
                  <svg:desc>data_out_training.E1:data_out_training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.059914642">
                <text:p>38.059914642</text:p>
                <draw:g>
                  <svg:desc>data_out_training.D2:data_out_training.D296</svg:desc>
                </draw:g>
              </table:table-cell>
              <table:table-cell office:value-type="float" office:value="267.67795775">
                <text:p>267.67795775</text:p>
                <draw:g>
                  <svg:desc>data_out_training.E2:data_out_training.E2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4.400092142">
                <text:p>254.400092142</text:p>
              </table:table-cell>
              <table:table-cell office:value-type="float" office:value="321.27713175">
                <text:p>321.27713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50.99837846">
                <text:p>1450.99837846</text:p>
              </table:table-cell>
              <table:table-cell office:value-type="float" office:value="608.48073628">
                <text:p>608.480736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27.99819062">
                <text:p>2227.99819062</text:p>
              </table:table-cell>
              <table:table-cell office:value-type="float" office:value="1655.1498583">
                <text:p>1655.1498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83.0005546">
                <text:p>2883.0005546</text:p>
              </table:table-cell>
              <table:table-cell office:value-type="float" office:value="2283.95000012">
                <text:p>2283.95000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27.00097576">
                <text:p>2927.00097576</text:p>
              </table:table-cell>
              <table:table-cell office:value-type="float" office:value="2749.57952674">
                <text:p>2749.57952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96.99893796">
                <text:p>3296.99893796</text:p>
              </table:table-cell>
              <table:table-cell office:value-type="float" office:value="2617.49234092">
                <text:p>2617.492340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61.99980068">
                <text:p>3561.99980068</text:p>
              </table:table-cell>
              <table:table-cell office:value-type="float" office:value="2764.37044384">
                <text:p>2764.370443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67.99943158">
                <text:p>3367.99943158</text:p>
              </table:table-cell>
              <table:table-cell office:value-type="float" office:value="2801.41933854">
                <text:p>2801.419338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78.00090096">
                <text:p>2278.00090096</text:p>
              </table:table-cell>
              <table:table-cell office:value-type="float" office:value="2437.87373492">
                <text:p>2437.873734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8.99795964">
                <text:p>2028.99795964</text:p>
              </table:table-cell>
              <table:table-cell office:value-type="float" office:value="1335.0891418">
                <text:p>1335.08914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0.9982584">
                <text:p>1010.9982584</text:p>
              </table:table-cell>
              <table:table-cell office:value-type="float" office:value="1049.7042268">
                <text:p>1049.70422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2.500145116">
                <text:p>172.500145116</text:p>
              </table:table-cell>
              <table:table-cell office:value-type="float" office:value="407.50838302">
                <text:p>407.50838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2999988418">
                <text:p>-0.72999988418</text:p>
              </table:table-cell>
              <table:table-cell office:value-type="float" office:value="174.001331142">
                <text:p>174.0013311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360000062472">
                <text:p>-3.360000062472</text:p>
              </table:table-cell>
              <table:table-cell office:value-type="float" office:value="235.579008142">
                <text:p>235.5790081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2442">
                <text:p>-3.5000000002442</text:p>
              </table:table-cell>
              <table:table-cell office:value-type="float" office:value="90.872694654">
                <text:p>90.872694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08000043242">
                <text:p>-3.08000043242</text:p>
              </table:table-cell>
              <table:table-cell office:value-type="float" office:value="78.025668208">
                <text:p>78.0256682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400000184974">
                <text:p>-3.400000184974</text:p>
              </table:table-cell>
              <table:table-cell office:value-type="float" office:value="222.515948384">
                <text:p>222.515948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199999981618">
                <text:p>-3.199999981618</text:p>
              </table:table-cell>
              <table:table-cell office:value-type="float" office:value="267.038450048">
                <text:p>267.0384500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57999787826">
                <text:p>-2.57999787826</text:p>
              </table:table-cell>
              <table:table-cell office:value-type="float" office:value="267.860440434">
                <text:p>267.8604404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68.871869122">
                <text:p>268.8718691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68.151758082">
                <text:p>268.1517580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5999832662">
                <text:p>-2.85999832662</text:p>
              </table:table-cell>
              <table:table-cell office:value-type="float" office:value="268.080565286">
                <text:p>268.0805652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.439999898322">
                <text:p>-3.439999898322</text:p>
              </table:table-cell>
              <table:table-cell office:value-type="float" office:value="268.544136768">
                <text:p>268.5441367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1600142902">
                <text:p>18.1600142902</text:p>
              </table:table-cell>
              <table:table-cell office:value-type="float" office:value="267.5858981">
                <text:p>267.58589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2.59980413">
                <text:p>282.59980413</text:p>
              </table:table-cell>
              <table:table-cell office:value-type="float" office:value="295.468924892">
                <text:p>295.4689248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22.99874522">
                <text:p>1022.99874522</text:p>
              </table:table-cell>
              <table:table-cell office:value-type="float" office:value="637.01922778">
                <text:p>637.019227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4.00018762">
                <text:p>1504.00018762</text:p>
              </table:table-cell>
              <table:table-cell office:value-type="float" office:value="1450.90427304">
                <text:p>1450.904273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15.99924118">
                <text:p>1715.99924118</text:p>
              </table:table-cell>
              <table:table-cell office:value-type="float" office:value="1897.2667378">
                <text:p>1897.26673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72.0003574">
                <text:p>1172.0003574</text:p>
              </table:table-cell>
              <table:table-cell office:value-type="float" office:value="2016.54740342">
                <text:p>2016.547403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42.00076964">
                <text:p>2342.00076964</text:p>
              </table:table-cell>
              <table:table-cell office:value-type="float" office:value="1391.65877384">
                <text:p>1391.658773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78.00191774">
                <text:p>3278.00191774</text:p>
              </table:table-cell>
              <table:table-cell office:value-type="float" office:value="2221.53764896">
                <text:p>2221.537648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94.99971228">
                <text:p>2794.99971228</text:p>
              </table:table-cell>
              <table:table-cell office:value-type="float" office:value="2761.67411898">
                <text:p>2761.674118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58.00145344">
                <text:p>2258.00145344</text:p>
              </table:table-cell>
              <table:table-cell office:value-type="float" office:value="2151.07314708">
                <text:p>2151.073147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72.99858904">
                <text:p>1472.99858904</text:p>
              </table:table-cell>
              <table:table-cell office:value-type="float" office:value="1692.10055604">
                <text:p>1692.100556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23.99984338">
                <text:p>923.99984338</text:p>
              </table:table-cell>
              <table:table-cell office:value-type="float" office:value="843.97750406">
                <text:p>843.977504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4.199903746">
                <text:p>184.199903746</text:p>
              </table:table-cell>
              <table:table-cell office:value-type="float" office:value="411.26850828">
                <text:p>411.268508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76999877922">
                <text:p>-0.76999877922</text:p>
              </table:table-cell>
              <table:table-cell office:value-type="float" office:value="237.605547904">
                <text:p>237.6055479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.54">
                <text:p>-3.54</text:p>
              </table:table-cell>
              <table:table-cell office:value-type="float" office:value="150.795752878">
                <text:p>150.7957528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.85005827">
                <text:p>80.85005827</text:p>
              </table:table-cell>
              <table:table-cell office:value-type="float" office:value="145.55162606">
                <text:p>145.551626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87999983212">
                <text:p>-0.87999983212</text:p>
              </table:table-cell>
              <table:table-cell office:value-type="float" office:value="191.160840748">
                <text:p>191.1608407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.54">
                <text:p>-3.54</text:p>
              </table:table-cell>
              <table:table-cell office:value-type="float" office:value="246.214557218">
                <text:p>246.2145572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.54">
                <text:p>-3.54</text:p>
              </table:table-cell>
              <table:table-cell office:value-type="float" office:value="263.056154166">
                <text:p>263.0561541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54">
                <text:p>-3.54</text:p>
              </table:table-cell>
              <table:table-cell office:value-type="float" office:value="286.361156852">
                <text:p>286.3611568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.490000153738">
                <text:p>-3.490000153738</text:p>
              </table:table-cell>
              <table:table-cell office:value-type="float" office:value="245.466214552">
                <text:p>245.4662145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.150000135356">
                <text:p>-3.150000135356</text:p>
              </table:table-cell>
              <table:table-cell office:value-type="float" office:value="266.786411184">
                <text:p>266.7864111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67.96436555">
                <text:p>267.964365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54">
                <text:p>-3.54</text:p>
              </table:table-cell>
              <table:table-cell office:value-type="float" office:value="268.090384982">
                <text:p>268.0903849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.54">
                <text:p>-3.54</text:p>
              </table:table-cell>
              <table:table-cell office:value-type="float" office:value="267.557666474">
                <text:p>267.5576664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.54">
                <text:p>-3.54</text:p>
              </table:table-cell>
              <table:table-cell office:value-type="float" office:value="267.49383845">
                <text:p>267.493838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.5199999796644">
                <text:p>-3.5199999796644</text:p>
              </table:table-cell>
              <table:table-cell office:value-type="float" office:value="267.429601272">
                <text:p>267.4296012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.9399926458">
                <text:p>34.9399926458</text:p>
              </table:table-cell>
              <table:table-cell office:value-type="float" office:value="267.359226784">
                <text:p>267.3592267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2.000138104">
                <text:p>232.000138104</text:p>
              </table:table-cell>
              <table:table-cell office:value-type="float" office:value="317.19786637">
                <text:p>317.197866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49.99871356">
                <text:p>1349.99871356</text:p>
              </table:table-cell>
              <table:table-cell office:value-type="float" office:value="579.79494934">
                <text:p>579.794949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17.00146024">
                <text:p>2317.00146024</text:p>
              </table:table-cell>
              <table:table-cell office:value-type="float" office:value="1608.82544242">
                <text:p>1608.825442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99.9981409">
                <text:p>2999.9981409</text:p>
              </table:table-cell>
              <table:table-cell office:value-type="float" office:value="2300.49618788">
                <text:p>2300.496187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62.99813644">
                <text:p>3562.99813644</text:p>
              </table:table-cell>
              <table:table-cell office:value-type="float" office:value="2794.49236132">
                <text:p>2794.492361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05.9988927">
                <text:p>3505.9988927</text:p>
              </table:table-cell>
              <table:table-cell office:value-type="float" office:value="3163.24240382">
                <text:p>3163.242403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10.99865046">
                <text:p>3810.99865046</text:p>
              </table:table-cell>
              <table:table-cell office:value-type="float" office:value="2856.65922008">
                <text:p>2856.659220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85.99811604">
                <text:p>3385.99811604</text:p>
              </table:table-cell>
              <table:table-cell office:value-type="float" office:value="2983.31693232">
                <text:p>2983.316932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99.0012384">
                <text:p>2799.0012384</text:p>
              </table:table-cell>
              <table:table-cell office:value-type="float" office:value="2386.61901334">
                <text:p>2386.619013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55.9980321">
                <text:p>2055.9980321</text:p>
              </table:table-cell>
              <table:table-cell office:value-type="float" office:value="1694.53911388">
                <text:p>1694.539113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9.59922796">
                <text:p>999.59922796</text:p>
              </table:table-cell>
              <table:table-cell office:value-type="float" office:value="1048.87364418">
                <text:p>1048.873644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68000126538">
                <text:p>-0.68000126538</text:p>
              </table:table-cell>
              <table:table-cell office:value-type="float" office:value="397.035268082">
                <text:p>397.0352680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54">
                <text:p>-3.54</text:p>
              </table:table-cell>
              <table:table-cell office:value-type="float" office:value="183.939272648">
                <text:p>183.9392726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54">
                <text:p>-3.54</text:p>
              </table:table-cell>
              <table:table-cell office:value-type="float" office:value="166.755622956">
                <text:p>166.7556229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54">
                <text:p>-3.54</text:p>
              </table:table-cell>
              <table:table-cell office:value-type="float" office:value="91.096501892">
                <text:p>91.0965018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54">
                <text:p>-3.54</text:p>
              </table:table-cell>
              <table:table-cell office:value-type="float" office:value="51.712565314">
                <text:p>51.7125653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54">
                <text:p>-3.54</text:p>
              </table:table-cell>
              <table:table-cell office:value-type="float" office:value="266.66734737">
                <text:p>266.667347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.54">
                <text:p>-3.54</text:p>
              </table:table-cell>
              <table:table-cell office:value-type="float" office:value="267.445149124">
                <text:p>267.4451491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.54">
                <text:p>-3.54</text:p>
              </table:table-cell>
              <table:table-cell office:value-type="float" office:value="267.445149124">
                <text:p>267.4451491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.54">
                <text:p>-3.54</text:p>
              </table:table-cell>
              <table:table-cell office:value-type="float" office:value="267.445149124">
                <text:p>267.4451491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.54">
                <text:p>-3.54</text:p>
              </table:table-cell>
              <table:table-cell office:value-type="float" office:value="267.445149124">
                <text:p>267.4451491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.510000010412">
                <text:p>-3.510000010412</text:p>
              </table:table-cell>
              <table:table-cell office:value-type="float" office:value="267.445149124">
                <text:p>267.4451491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.1000148576">
                <text:p>29.1000148576</text:p>
              </table:table-cell>
              <table:table-cell office:value-type="float" office:value="267.484018754">
                <text:p>267.4840187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5.400043694">
                <text:p>315.400043694</text:p>
              </table:table-cell>
              <table:table-cell office:value-type="float" office:value="309.654294072">
                <text:p>309.6542940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0.9992433">
                <text:p>530.9992433</text:p>
              </table:table-cell>
              <table:table-cell office:value-type="float" office:value="680.20134094">
                <text:p>680.201340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52.70199648">
                <text:p>952.70199648</text:p>
              </table:table-cell>
              <table:table-cell office:value-type="float" office:value="1000.15158586">
                <text:p>1000.151585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18.00021248">
                <text:p>1118.00021248</text:p>
              </table:table-cell>
              <table:table-cell office:value-type="float" office:value="1438.318696">
                <text:p>1438.3186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58.99856418">
                <text:p>1858.99856418</text:p>
              </table:table-cell>
              <table:table-cell office:value-type="float" office:value="1591.46912974">
                <text:p>1591.469129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90.00138778">
                <text:p>2290.00138778</text:p>
              </table:table-cell>
              <table:table-cell office:value-type="float" office:value="2098.73007586">
                <text:p>2098.730075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96.99945856">
                <text:p>1796.99945856</text:p>
              </table:table-cell>
              <table:table-cell office:value-type="float" office:value="2333.4044441">
                <text:p>2333.40444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20.99899894">
                <text:p>2020.99899894</text:p>
              </table:table-cell>
              <table:table-cell office:value-type="float" office:value="1658.1571402">
                <text:p>1658.15714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88.00093708">
                <text:p>1388.00093708</text:p>
              </table:table-cell>
              <table:table-cell office:value-type="float" office:value="1792.47012378">
                <text:p>1792.470123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58.9986683">
                <text:p>1558.9986683</text:p>
              </table:table-cell>
              <table:table-cell office:value-type="float" office:value="987.38598106">
                <text:p>987.385981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9.70156852">
                <text:p>849.70156852</text:p>
              </table:table-cell>
              <table:table-cell office:value-type="float" office:value="1059.42572584">
                <text:p>1059.425725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1.600128818">
                <text:p>211.600128818</text:p>
              </table:table-cell>
              <table:table-cell office:value-type="float" office:value="707.72103898">
                <text:p>707.721038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20000225028">
                <text:p>-0.20000225028</text:p>
              </table:table-cell>
              <table:table-cell office:value-type="float" office:value="343.110816652">
                <text:p>343.1108166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.54">
                <text:p>-3.54</text:p>
              </table:table-cell>
              <table:table-cell office:value-type="float" office:value="312.16731794">
                <text:p>312.167317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.54">
                <text:p>-3.54</text:p>
              </table:table-cell>
              <table:table-cell office:value-type="float" office:value="117.826941866">
                <text:p>117.8269418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.54">
                <text:p>-3.54</text:p>
              </table:table-cell>
              <table:table-cell office:value-type="float" office:value="112.464569542">
                <text:p>112.4645695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.54">
                <text:p>-3.54</text:p>
              </table:table-cell>
              <table:table-cell office:value-type="float" office:value="212.273187148">
                <text:p>212.2731871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.379999919146">
                <text:p>-3.379999919146</text:p>
              </table:table-cell>
              <table:table-cell office:value-type="float" office:value="266.536827244">
                <text:p>266.5368272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.140000002442">
                <text:p>-3.140000002442</text:p>
              </table:table-cell>
              <table:table-cell office:value-type="float" office:value="267.652181048">
                <text:p>267.6521810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268.010599952">
                <text:p>268.0105999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.20999889928">
                <text:p>-1.20999889928</text:p>
              </table:table-cell>
              <table:table-cell office:value-type="float" office:value="267.569941094">
                <text:p>267.5699410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.490000153738">
                <text:p>-3.490000153738</text:p>
              </table:table-cell>
              <table:table-cell office:value-type="float" office:value="270.472888724">
                <text:p>270.4728887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.54">
                <text:p>-3.54</text:p>
              </table:table-cell>
              <table:table-cell office:value-type="float" office:value="268.258138122">
                <text:p>268.2581381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.4899836998">
                <text:p>17.4899836998</text:p>
              </table:table-cell>
              <table:table-cell office:value-type="float" office:value="267.218886962">
                <text:p>267.2188869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0.900168002">
                <text:p>310.900168002</text:p>
              </table:table-cell>
              <table:table-cell office:value-type="float" office:value="295.14037423">
                <text:p>295.140374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4.299940678">
                <text:p>384.299940678</text:p>
              </table:table-cell>
              <table:table-cell office:value-type="float" office:value="670.46756728">
                <text:p>670.467567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0.60131102">
                <text:p>420.60131102</text:p>
              </table:table-cell>
              <table:table-cell office:value-type="float" office:value="828.34782126">
                <text:p>828.347821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52.9990374">
                <text:p>1752.9990374</text:p>
              </table:table-cell>
              <table:table-cell office:value-type="float" office:value="859.8158554">
                <text:p>859.81585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19.99902168">
                <text:p>2819.99902168</text:p>
              </table:table-cell>
              <table:table-cell office:value-type="float" office:value="1896.39523978">
                <text:p>1896.395239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22.00090564">
                <text:p>3522.00090564</text:p>
              </table:table-cell>
              <table:table-cell office:value-type="float" office:value="2553.1405998">
                <text:p>2553.14059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60.00036676">
                <text:p>3660.00036676</text:p>
              </table:table-cell>
              <table:table-cell office:value-type="float" office:value="3042.6524454">
                <text:p>3042.65244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62.9989694">
                <text:p>1162.9989694</text:p>
              </table:table-cell>
              <table:table-cell office:value-type="float" office:value="3102.27845782">
                <text:p>3102.278457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99.99999064">
                <text:p>1599.99999064</text:p>
              </table:table-cell>
              <table:table-cell office:value-type="float" office:value="865.69539838">
                <text:p>865.695398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86.09990836">
                <text:p>886.09990836</text:p>
              </table:table-cell>
              <table:table-cell office:value-type="float" office:value="889.50406964">
                <text:p>889.504069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93.50017508">
                <text:p>793.50017508</text:p>
              </table:table-cell>
              <table:table-cell office:value-type="float" office:value="426.23945314">
                <text:p>426.239453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6.2998254">
                <text:p>166.2998254</text:p>
              </table:table-cell>
              <table:table-cell office:value-type="float" office:value="312.472955978">
                <text:p>312.4729559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.03000079684">
                <text:p>-2.03000079684</text:p>
              </table:table-cell>
              <table:table-cell office:value-type="float" office:value="492.73106968">
                <text:p>492.731069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.4000018338">
                <text:p>-1.4000018338</text:p>
              </table:table-cell>
              <table:table-cell office:value-type="float" office:value="149.177548808">
                <text:p>149.1775488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.46000119314">
                <text:p>-2.46000119314</text:p>
              </table:table-cell>
              <table:table-cell office:value-type="float" office:value="224.096101132">
                <text:p>224.0961011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.00000162556">
                <text:p>-2.00000162556</text:p>
              </table:table-cell>
              <table:table-cell office:value-type="float" office:value="116.893252438">
                <text:p>116.8932524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.54">
                <text:p>-3.54</text:p>
              </table:table-cell>
              <table:table-cell office:value-type="float" office:value="225.399665776">
                <text:p>225.3996657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.17000102102">
                <text:p>-2.17000102102</text:p>
              </table:table-cell>
              <table:table-cell office:value-type="float" office:value="267.909948068">
                <text:p>267.9099480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66999846686">
                <text:p>-1.66999846686</text:p>
              </table:table-cell>
              <table:table-cell office:value-type="float" office:value="268.783491858">
                <text:p>268.7834918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.57000224604">
                <text:p>-2.57000224604</text:p>
              </table:table-cell>
              <table:table-cell office:value-type="float" office:value="270.32313836">
                <text:p>270.323138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.54">
                <text:p>-3.54</text:p>
              </table:table-cell>
              <table:table-cell office:value-type="float" office:value="268.76630739">
                <text:p>268.766307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.54">
                <text:p>-3.54</text:p>
              </table:table-cell>
              <table:table-cell office:value-type="float" office:value="267.933269846">
                <text:p>267.9332698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.450000031236">
                <text:p>-3.450000031236</text:p>
              </table:table-cell>
              <table:table-cell office:value-type="float" office:value="267.429601272">
                <text:p>267.4296012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.7199824546">
                <text:p>18.7199824546</text:p>
              </table:table-cell>
              <table:table-cell office:value-type="float" office:value="267.267167134">
                <text:p>267.2671671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3.999837852">
                <text:p>153.999837852</text:p>
              </table:table-cell>
              <table:table-cell office:value-type="float" office:value="295.990187088">
                <text:p>295.9901870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0.00125178">
                <text:p>1110.00125178</text:p>
              </table:table-cell>
              <table:table-cell office:value-type="float" office:value="476.77406368">
                <text:p>476.774063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07.00040734">
                <text:p>2207.00040734</text:p>
              </table:table-cell>
              <table:table-cell office:value-type="float" office:value="1457.55302554">
                <text:p>1457.553025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16.9984896">
                <text:p>3016.9984896</text:p>
              </table:table-cell>
              <table:table-cell office:value-type="float" office:value="2201.32134982">
                <text:p>2201.321349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14.99905568">
                <text:p>3114.99905568</text:p>
              </table:table-cell>
              <table:table-cell office:value-type="float" office:value="2774.83660316">
                <text:p>2774.836603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43.00145132">
                <text:p>3443.00145132</text:p>
              </table:table-cell>
              <table:table-cell office:value-type="float" office:value="2784.24714516">
                <text:p>2784.247145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42.99868892">
                <text:p>3542.99868892</text:p>
              </table:table-cell>
              <table:table-cell office:value-type="float" office:value="2918.77288882">
                <text:p>2918.772888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55.00193814">
                <text:p>3455.00193814</text:p>
              </table:table-cell>
              <table:table-cell office:value-type="float" office:value="2756.57606014">
                <text:p>2756.576060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66.0002059">
                <text:p>2866.0002059</text:p>
              </table:table-cell>
              <table:table-cell office:value-type="float" office:value="2490.94510026">
                <text:p>2490.945100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52.99893328">
                <text:p>2052.99893328</text:p>
              </table:table-cell>
              <table:table-cell office:value-type="float" office:value="1845.75015766">
                <text:p>1845.750157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55.50060984">
                <text:p>955.50060984</text:p>
              </table:table-cell>
              <table:table-cell office:value-type="float" office:value="1060.41587852">
                <text:p>1060.415878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3.99999159">
                <text:p>103.99999159</text:p>
              </table:table-cell>
              <table:table-cell office:value-type="float" office:value="431.28023042">
                <text:p>431.280230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89.99904186">
                <text:p>1189.99904186</text:p>
              </table:table-cell>
              <table:table-cell office:value-type="float" office:value="201.348366194">
                <text:p>201.3483661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3.54">
                <text:p>-3.54</text:p>
              </table:table-cell>
              <table:table-cell office:value-type="float" office:value="779.62576294">
                <text:p>779.625762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.54">
                <text:p>-3.54</text:p>
              </table:table-cell>
              <table:table-cell office:value-type="float" office:value="98.452681658">
                <text:p>98.4526816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91.99949256">
                <text:p>2091.99949256</text:p>
              </table:table-cell>
              <table:table-cell office:value-type="float" office:value="110.90855688">
                <text:p>110.908556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.54">
                <text:p>-3.54</text:p>
              </table:table-cell>
              <table:table-cell office:value-type="float" office:value="1694.64958546">
                <text:p>1694.649585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.54">
                <text:p>-3.54</text:p>
              </table:table-cell>
              <table:table-cell office:value-type="float" office:value="174.055748624">
                <text:p>174.0557486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418.71511108">
                <text:p>418.715111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94.00106416">
                <text:p>3694.00106416</text:p>
              </table:table-cell>
              <table:table-cell office:value-type="float" office:value="905.44061794">
                <text:p>905.440617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.54">
                <text:p>-3.54</text:p>
              </table:table-cell>
              <table:table-cell office:value-type="float" office:value="476.10714266">
                <text:p>476.107142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90.99972354">
                <text:p>2290.99972354</text:p>
              </table:table-cell>
              <table:table-cell office:value-type="float" office:value="221.316308856">
                <text:p>221.3163088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1806.34044438">
                <text:p>1806.340444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.54">
                <text:p>-3.54</text:p>
              </table:table-cell>
              <table:table-cell office:value-type="float" office:value="767.3879668">
                <text:p>767.38796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59.99903762">
                <text:p>3559.99903762</text:p>
              </table:table-cell>
              <table:table-cell office:value-type="float" office:value="-21.194176792">
                <text:p>-21.1941767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.199999981618">
                <text:p>-3.199999981618</text:p>
              </table:table-cell>
              <table:table-cell office:value-type="float" office:value="1802.41256598">
                <text:p>1802.412565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358.99804358">
                <text:p>3358.99804358</text:p>
              </table:table-cell>
              <table:table-cell office:value-type="float" office:value="-4.40716507914">
                <text:p>-4.407165079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.059804146">
                <text:p>42.059804146</text:p>
              </table:table-cell>
              <table:table-cell office:value-type="float" office:value="2267.07239762">
                <text:p>2267.072397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23.00189968">
                <text:p>3723.00189968</text:p>
              </table:table-cell>
              <table:table-cell office:value-type="float" office:value="550.81047998">
                <text:p>550.810479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5.000188146">
                <text:p>245.000188146</text:p>
              </table:table-cell>
              <table:table-cell office:value-type="float" office:value="869.35323514">
                <text:p>869.353235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80999869104">
                <text:p>-1.80999869104</text:p>
              </table:table-cell>
              <table:table-cell office:value-type="float" office:value="520.67219634">
                <text:p>520.672196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.54">
                <text:p>-3.54</text:p>
              </table:table-cell>
              <table:table-cell office:value-type="float" office:value="192.157539892">
                <text:p>192.1575398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24.99888356">
                <text:p>2824.99888356</text:p>
              </table:table-cell>
              <table:table-cell office:value-type="float" office:value="1285.6224232">
                <text:p>1285.62242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82.99810456">
                <text:p>2082.99810456</text:p>
              </table:table-cell>
              <table:table-cell office:value-type="float" office:value="277.645358344">
                <text:p>277.6453583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71.89950216">
                <text:p>971.89950216</text:p>
              </table:table-cell>
              <table:table-cell office:value-type="float" office:value="1813.40653396">
                <text:p>1813.406533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3.000019214">
                <text:p>103.000019214</text:p>
              </table:table-cell>
              <table:table-cell office:value-type="float" office:value="1368.38609432">
                <text:p>1368.386094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01000033254">
                <text:p>-1.01000033254</text:p>
              </table:table-cell>
              <table:table-cell office:value-type="float" office:value="895.13402868">
                <text:p>895.134028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3.54">
                <text:p>-3.54</text:p>
              </table:table-cell>
              <table:table-cell office:value-type="float" office:value="166.27323039">
                <text:p>166.273230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.54">
                <text:p>-3.54</text:p>
              </table:table-cell>
              <table:table-cell office:value-type="float" office:value="80.244919504">
                <text:p>80.2449195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3.54">
                <text:p>-3.54</text:p>
              </table:table-cell>
              <table:table-cell office:value-type="float" office:value="72.60560517">
                <text:p>72.605605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.54">
                <text:p>-3.54</text:p>
              </table:table-cell>
              <table:table-cell office:value-type="float" office:value="239.651727058">
                <text:p>239.6517270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.54">
                <text:p>-3.54</text:p>
              </table:table-cell>
              <table:table-cell office:value-type="float" office:value="266.756952096">
                <text:p>266.7569520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3.54">
                <text:p>-3.54</text:p>
              </table:table-cell>
              <table:table-cell office:value-type="float" office:value="267.445149124">
                <text:p>267.4451491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.54">
                <text:p>-3.54</text:p>
              </table:table-cell>
              <table:table-cell office:value-type="float" office:value="267.445149124">
                <text:p>267.4451491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.54">
                <text:p>-3.54</text:p>
              </table:table-cell>
              <table:table-cell office:value-type="float" office:value="267.445149124">
                <text:p>267.4451491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.54">
                <text:p>-3.54</text:p>
              </table:table-cell>
              <table:table-cell office:value-type="float" office:value="267.445149124">
                <text:p>267.4451491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.54">
                <text:p>-3.54</text:p>
              </table:table-cell>
              <table:table-cell office:value-type="float" office:value="267.445149124">
                <text:p>267.4451491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.5500003444">
                <text:p>35.5500003444</text:p>
              </table:table-cell>
              <table:table-cell office:value-type="float" office:value="267.445149124">
                <text:p>267.4451491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1.09986639">
                <text:p>221.09986639</text:p>
              </table:table-cell>
              <table:table-cell office:value-type="float" office:value="317.979759664">
                <text:p>317.9797596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38.00098914">
                <text:p>1238.00098914</text:p>
              </table:table-cell>
              <table:table-cell office:value-type="float" office:value="566.38697276">
                <text:p>566.386972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49.99973034">
                <text:p>2349.99973034</text:p>
              </table:table-cell>
              <table:table-cell office:value-type="float" office:value="1555.00532526">
                <text:p>1555.005325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88.00174562">
                <text:p>2988.00174562</text:p>
              </table:table-cell>
              <table:table-cell office:value-type="float" office:value="2287.48099914">
                <text:p>2287.480999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02.99846474">
                <text:p>3402.99846474</text:p>
              </table:table-cell>
              <table:table-cell office:value-type="float" office:value="2768.3146884">
                <text:p>2768.31468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30.00119548">
                <text:p>3630.00119548</text:p>
              </table:table-cell>
              <table:table-cell office:value-type="float" office:value="3040.32435914">
                <text:p>3040.324359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97.00159624">
                <text:p>3497.00159624</text:p>
              </table:table-cell>
              <table:table-cell office:value-type="float" office:value="3024.38781084">
                <text:p>3024.387810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390.99797792">
                <text:p>3390.99797792</text:p>
              </table:table-cell>
              <table:table-cell office:value-type="float" office:value="2656.48471712">
                <text:p>2656.484717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93.00027836">
                <text:p>2893.00027836</text:p>
              </table:table-cell>
              <table:table-cell office:value-type="float" office:value="2414.2123591">
                <text:p>2414.21235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91.0011568">
                <text:p>2091.0011568</text:p>
              </table:table-cell>
              <table:table-cell office:value-type="float" office:value="1817.26076464">
                <text:p>1817.260764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64.30151238">
                <text:p>964.30151238</text:p>
              </table:table-cell>
              <table:table-cell office:value-type="float" office:value="1058.76289636">
                <text:p>1058.762896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4.15983789">
                <text:p>94.15983789</text:p>
              </table:table-cell>
              <table:table-cell office:value-type="float" office:value="438.7963894">
                <text:p>438.79638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23999807056">
                <text:p>-1.23999807056</text:p>
              </table:table-cell>
              <table:table-cell office:value-type="float" office:value="213.23797228">
                <text:p>213.237972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3.54">
                <text:p>-3.54</text:p>
              </table:table-cell>
              <table:table-cell office:value-type="float" office:value="158.841357134">
                <text:p>158.8413571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3.54">
                <text:p>-3.54</text:p>
              </table:table-cell>
              <table:table-cell office:value-type="float" office:value="78.396770886">
                <text:p>78.3967708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.54">
                <text:p>-3.54</text:p>
              </table:table-cell>
              <table:table-cell office:value-type="float" office:value="72.39284509">
                <text:p>72.392845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3.54">
                <text:p>-3.54</text:p>
              </table:table-cell>
              <table:table-cell office:value-type="float" office:value="241.904528982">
                <text:p>241.9045289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3.54">
                <text:p>-3.54</text:p>
              </table:table-cell>
              <table:table-cell office:value-type="float" office:value="266.819552658">
                <text:p>266.8195526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3.54">
                <text:p>-3.54</text:p>
              </table:table-cell>
              <table:table-cell office:value-type="float" office:value="267.445149124">
                <text:p>267.4451491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.46000016415">
                <text:p>-3.46000016415</text:p>
              </table:table-cell>
              <table:table-cell office:value-type="float" office:value="267.445149124">
                <text:p>267.4451491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67.548665086">
                <text:p>267.5486650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3.54">
                <text:p>-3.54</text:p>
              </table:table-cell>
              <table:table-cell office:value-type="float" office:value="267.999552794">
                <text:p>267.9995527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3.54">
                <text:p>-3.54</text:p>
              </table:table-cell>
              <table:table-cell office:value-type="float" office:value="267.564622092">
                <text:p>267.5646220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.829991715">
                <text:p>14.829991715</text:p>
              </table:table-cell>
              <table:table-cell office:value-type="float" office:value="267.439011814">
                <text:p>267.4390118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1.000043226">
                <text:p>191.000043226</text:p>
              </table:table-cell>
              <table:table-cell office:value-type="float" office:value="291.266095004">
                <text:p>291.2660950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76.59802334">
                <text:p>776.59802334</text:p>
              </table:table-cell>
              <table:table-cell office:value-type="float" office:value="522.32108696">
                <text:p>522.321086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82.00109794">
                <text:p>2182.00109794</text:p>
              </table:table-cell>
              <table:table-cell office:value-type="float" office:value="1223.32463516">
                <text:p>1223.324635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62.99967382">
                <text:p>3062.99967382</text:p>
              </table:table-cell>
              <table:table-cell office:value-type="float" office:value="2085.2730008">
                <text:p>2085.27300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539.9995901">
                <text:p>3539.9995901</text:p>
              </table:table-cell>
              <table:table-cell office:value-type="float" office:value="2749.85365992">
                <text:p>2749.853659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763.99913048">
                <text:p>3763.99913048</text:p>
              </table:table-cell>
              <table:table-cell office:value-type="float" office:value="3110.7765864">
                <text:p>3110.77658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709.99898556">
                <text:p>3709.99898556</text:p>
              </table:table-cell>
              <table:table-cell office:value-type="float" office:value="3159.77686944">
                <text:p>3159.7768694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389.99964216">
                <text:p>3389.99964216</text:p>
              </table:table-cell>
              <table:table-cell office:value-type="float" office:value="2874.35103904">
                <text:p>2874.351039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12.00006098">
                <text:p>2812.00006098</text:p>
              </table:table-cell>
              <table:table-cell office:value-type="float" office:value="2377.02435204">
                <text:p>2377.024352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96.99935444">
                <text:p>2096.99935444</text:p>
              </table:table-cell>
              <table:table-cell office:value-type="float" office:value="1704.81297082">
                <text:p>1704.812970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59.3016505">
                <text:p>959.3016505</text:p>
              </table:table-cell>
              <table:table-cell office:value-type="float" office:value="1038.42385102">
                <text:p>1038.423851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5.58983112">
                <text:p>95.58983112</text:p>
              </table:table-cell>
              <table:table-cell office:value-type="float" office:value="401.418944038">
                <text:p>401.4189440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3.54">
                <text:p>-3.54</text:p>
              </table:table-cell>
              <table:table-cell office:value-type="float" office:value="206.486112972">
                <text:p>206.4861129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3.54">
                <text:p>-3.54</text:p>
              </table:table-cell>
              <table:table-cell office:value-type="float" office:value="168.846399896">
                <text:p>168.8463998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63999929558">
                <text:p>-1.63999929558</text:p>
              </table:table-cell>
              <table:table-cell office:value-type="float" office:value="76.719239486">
                <text:p>76.7192394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3.54">
                <text:p>-3.54</text:p>
              </table:table-cell>
              <table:table-cell office:value-type="float" office:value="75.7131298">
                <text:p>75.71312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3.54">
                <text:p>-3.54</text:p>
              </table:table-cell>
              <table:table-cell office:value-type="float" office:value="241.607483178">
                <text:p>241.6074831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3.54">
                <text:p>-3.54</text:p>
              </table:table-cell>
              <table:table-cell office:value-type="float" office:value="267.335495852">
                <text:p>267.3354958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3.54">
                <text:p>-3.54</text:p>
              </table:table-cell>
              <table:table-cell office:value-type="float" office:value="267.864941128">
                <text:p>267.86494112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3.5000000002442">
                <text:p>-3.5000000002442</text:p>
              </table:table-cell>
              <table:table-cell office:value-type="float" office:value="266.928387622">
                <text:p>266.92838762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3.54">
                <text:p>-3.54</text:p>
              </table:table-cell>
              <table:table-cell office:value-type="float" office:value="267.496702528">
                <text:p>267.4967025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3.54">
                <text:p>-3.54</text:p>
              </table:table-cell>
              <table:table-cell office:value-type="float" office:value="267.45701459">
                <text:p>267.4570145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3.54">
                <text:p>-3.54</text:p>
              </table:table-cell>
              <table:table-cell office:value-type="float" office:value="267.4426942">
                <text:p>267.44269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.1200000702">
                <text:p>15.1200000702</text:p>
              </table:table-cell>
              <table:table-cell office:value-type="float" office:value="267.453741358">
                <text:p>267.4537413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2.999977566">
                <text:p>222.999977566</text:p>
              </table:table-cell>
              <table:table-cell office:value-type="float" office:value="291.5623225">
                <text:p>291.56232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70.20161718">
                <text:p>670.20161718</text:p>
              </table:table-cell>
              <table:table-cell office:value-type="float" office:value="562.59820672">
                <text:p>562.598206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77.99957182">
                <text:p>2177.99957182</text:p>
              </table:table-cell>
              <table:table-cell office:value-type="float" office:value="1130.4098533">
                <text:p>1130.40985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18.00112514">
                <text:p>2418.00112514</text:p>
              </table:table-cell>
              <table:table-cell office:value-type="float" office:value="2039.82008294">
                <text:p>2039.820082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01.99900808">
                <text:p>2701.99900808</text:p>
              </table:table-cell>
              <table:table-cell office:value-type="float" office:value="2394.68343868">
                <text:p>2394.6834386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94.99807078">
                <text:p>3594.99807078</text:p>
              </table:table-cell>
              <table:table-cell office:value-type="float" office:value="2592.4807569">
                <text:p>2592.480756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704.99912368">
                <text:p>3704.99912368</text:p>
              </table:table-cell>
              <table:table-cell office:value-type="float" office:value="3168.24635724">
                <text:p>3168.246357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330.99963536">
                <text:p>3330.99963536</text:p>
              </table:table-cell>
              <table:table-cell office:value-type="float" office:value="2921.53876986">
                <text:p>2921.5387698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07.0001991">
                <text:p>2807.0001991</text:p>
              </table:table-cell>
              <table:table-cell office:value-type="float" office:value="2462.87713586">
                <text:p>2462.8771358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27.99962388">
                <text:p>2027.99962388</text:p>
              </table:table-cell>
              <table:table-cell office:value-type="float" office:value="1830.74238894">
                <text:p>1830.742388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58.4015117">
                <text:p>958.4015117</text:p>
              </table:table-cell>
              <table:table-cell office:value-type="float" office:value="1013.40408392">
                <text:p>1013.4040839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6.189927124">
                <text:p>86.189927124</text:p>
              </table:table-cell>
              <table:table-cell office:value-type="float" office:value="395.854449638">
                <text:p>395.8544496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2.899909398">
                <text:p>112.899909398</text:p>
              </table:table-cell>
              <table:table-cell office:value-type="float" office:value="207.459899492">
                <text:p>207.45989949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.24999779432">
                <text:p>-1.24999779432</text:p>
              </table:table-cell>
              <table:table-cell office:value-type="float" office:value="217.63024047">
                <text:p>217.6302404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3.54">
                <text:p>-3.54</text:p>
              </table:table-cell>
              <table:table-cell office:value-type="float" office:value="95.146717338">
                <text:p>95.1467173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3.54">
                <text:p>-3.54</text:p>
              </table:table-cell>
              <table:table-cell office:value-type="float" office:value="69.001367584">
                <text:p>69.0013675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269.299435052">
                <text:p>269.2994350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3.409999908734">
                <text:p>-3.409999908734</text:p>
              </table:table-cell>
              <table:table-cell office:value-type="float" office:value="237.045006924">
                <text:p>237.0450069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3.54">
                <text:p>-3.54</text:p>
              </table:table-cell>
              <table:table-cell office:value-type="float" office:value="266.993443108">
                <text:p>266.9934431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3.54">
                <text:p>-3.54</text:p>
              </table:table-cell>
              <table:table-cell office:value-type="float" office:value="267.484018754">
                <text:p>267.4840187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3.54">
                <text:p>-3.54</text:p>
              </table:table-cell>
              <table:table-cell office:value-type="float" office:value="267.439830122">
                <text:p>267.4398301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3.54">
                <text:p>-3.54</text:p>
              </table:table-cell>
              <table:table-cell office:value-type="float" office:value="267.470925826">
                <text:p>267.4709258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3.54">
                <text:p>-3.54</text:p>
              </table:table-cell>
              <table:table-cell office:value-type="float" office:value="267.409552726">
                <text:p>267.4095527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3.54">
                <text:p>-3.54</text:p>
              </table:table-cell>
              <table:table-cell office:value-type="float" office:value="267.445149124">
                <text:p>267.4451491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.9799865302">
                <text:p>17.9799865302</text:p>
              </table:table-cell>
              <table:table-cell office:value-type="float" office:value="267.445149124">
                <text:p>267.4451491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0.39982472">
                <text:p>160.39982472</text:p>
              </table:table-cell>
              <table:table-cell office:value-type="float" office:value="295.270894356">
                <text:p>295.2708943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94.00189712">
                <text:p>1294.00189712</text:p>
              </table:table-cell>
              <table:table-cell office:value-type="float" office:value="484.69528512">
                <text:p>484.695285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45.99953336">
                <text:p>2445.99953336</text:p>
              </table:table-cell>
              <table:table-cell office:value-type="float" office:value="1551.27384078">
                <text:p>1551.2738407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114.99905568">
                <text:p>3114.99905568</text:p>
              </table:table-cell>
              <table:table-cell office:value-type="float" office:value="2305.15645194">
                <text:p>2305.156451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30.9982021">
                <text:p>3530.9982021</text:p>
              </table:table-cell>
              <table:table-cell office:value-type="float" office:value="2823.72641462">
                <text:p>2823.726414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84.99967616">
                <text:p>3684.99967616</text:p>
              </table:table-cell>
              <table:table-cell office:value-type="float" office:value="3115.67415978">
                <text:p>3115.674159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35.99939312">
                <text:p>3635.99939312</text:p>
              </table:table-cell>
              <table:table-cell office:value-type="float" office:value="3038.39315226">
                <text:p>3038.393152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358.99804358">
                <text:p>3358.99804358</text:p>
              </table:table-cell>
              <table:table-cell office:value-type="float" office:value="2768.48244154">
                <text:p>2768.4824415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04.99943604">
                <text:p>2804.99943604</text:p>
              </table:table-cell>
              <table:table-cell office:value-type="float" office:value="2343.47781558">
                <text:p>2343.4778155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30.9987227">
                <text:p>2030.9987227</text:p>
              </table:table-cell>
              <table:table-cell office:value-type="float" office:value="1703.48322032">
                <text:p>1703.4832203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42.59998422">
                <text:p>942.59998422</text:p>
              </table:table-cell>
              <table:table-cell office:value-type="float" office:value="1001.35859016">
                <text:p>1001.358590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3.54">
                <text:p>-3.54</text:p>
              </table:table-cell>
              <table:table-cell office:value-type="float" office:value="402.864894274">
                <text:p>402.8648942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.310007023">
                <text:p>27.310007023</text:p>
              </table:table-cell>
              <table:table-cell office:value-type="float" office:value="188.497657362">
                <text:p>188.49765736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82.500072232">
                <text:p>382.500072232</text:p>
              </table:table-cell>
              <table:table-cell office:value-type="float" office:value="176.883002764">
                <text:p>176.8830027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09.00015362">
                <text:p>1209.00015362</text:p>
              </table:table-cell>
              <table:table-cell office:value-type="float" office:value="415.28640056">
                <text:p>415.2864005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35.99858458">
                <text:p>2035.99858458</text:p>
              </table:table-cell>
              <table:table-cell office:value-type="float" office:value="1263.13531936">
                <text:p>1263.135319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99.99957416">
                <text:p>2799.99957416</text:p>
              </table:table-cell>
              <table:table-cell office:value-type="float" office:value="2199.05054512">
                <text:p>2199.050545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66.0007265">
                <text:p>1366.0007265</text:p>
              </table:table-cell>
              <table:table-cell office:value-type="float" office:value="2723.70871932">
                <text:p>2723.7087193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65.9979641">
                <text:p>1465.9979641</text:p>
              </table:table-cell>
              <table:table-cell office:value-type="float" office:value="1315.00377194">
                <text:p>1315.0037719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42.00045728">
                <text:p>3242.00045728</text:p>
              </table:table-cell>
              <table:table-cell office:value-type="float" office:value="1239.61714744">
                <text:p>1239.617147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42.00045728">
                <text:p>3242.00045728</text:p>
              </table:table-cell>
              <table:table-cell office:value-type="float" office:value="2499.95876288">
                <text:p>2499.9587628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96.9991462">
                <text:p>2696.9991462</text:p>
              </table:table-cell>
              <table:table-cell office:value-type="float" office:value="2157.84055424">
                <text:p>2157.840554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973.0011432">
                <text:p>1973.0011432</text:p>
              </table:table-cell>
              <table:table-cell office:value-type="float" office:value="2106.47536108">
                <text:p>2106.4753610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37.89880476">
                <text:p>937.89880476</text:p>
              </table:table-cell>
              <table:table-cell office:value-type="float" office:value="1293.40044074">
                <text:p>1293.4004407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9.700048878">
                <text:p>119.700048878</text:p>
              </table:table-cell>
              <table:table-cell office:value-type="float" office:value="445.51469808">
                <text:p>445.514698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3899980185">
                <text:p>-1.3899980185</text:p>
              </table:table-cell>
              <table:table-cell office:value-type="float" office:value="213.715045844">
                <text:p>213.71504584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3.54">
                <text:p>-3.54</text:p>
              </table:table-cell>
              <table:table-cell office:value-type="float" office:value="165.348133196">
                <text:p>165.34813319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3.54">
                <text:p>-3.54</text:p>
              </table:table-cell>
              <table:table-cell office:value-type="float" office:value="85.55123773">
                <text:p>85.5512377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80.994898786">
                <text:p>80.99489878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3.54">
                <text:p>-3.54</text:p>
              </table:table-cell>
              <table:table-cell office:value-type="float" office:value="235.257413098">
                <text:p>235.2574130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3.54">
                <text:p>-3.54</text:p>
              </table:table-cell>
              <table:table-cell office:value-type="float" office:value="266.863332136">
                <text:p>266.86333213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3.480000020824">
                <text:p>-3.480000020824</text:p>
              </table:table-cell>
              <table:table-cell office:value-type="float" office:value="267.444330816">
                <text:p>267.44433081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3.510000010412">
                <text:p>-3.510000010412</text:p>
              </table:table-cell>
              <table:table-cell office:value-type="float" office:value="267.524934154">
                <text:p>267.52493415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3.400000184974">
                <text:p>-3.400000184974</text:p>
              </table:table-cell>
              <table:table-cell office:value-type="float" office:value="267.499157452">
                <text:p>267.4991574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3.54">
                <text:p>-3.54</text:p>
              </table:table-cell>
              <table:table-cell office:value-type="float" office:value="267.631723348">
                <text:p>267.6317233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3.54">
                <text:p>-3.54</text:p>
              </table:table-cell>
              <table:table-cell office:value-type="float" office:value="267.499157452">
                <text:p>267.4991574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3.54">
                <text:p>-3.54</text:p>
              </table:table-cell>
              <table:table-cell office:value-type="float" office:value="267.427146348">
                <text:p>267.4271463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3.54">
                <text:p>-3.54</text:p>
              </table:table-cell>
              <table:table-cell office:value-type="float" office:value="267.467652594">
                <text:p>267.46765259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3.54">
                <text:p>-3.54</text:p>
              </table:table-cell>
              <table:table-cell office:value-type="float" office:value="267.407097802">
                <text:p>267.40709780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3.46999988791">
                <text:p>-3.46999988791</text:p>
              </table:table-cell>
              <table:table-cell office:value-type="float" office:value="267.445149124">
                <text:p>267.44514912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3.54">
                <text:p>-3.54</text:p>
              </table:table-cell>
              <table:table-cell office:value-type="float" office:value="267.535572158">
                <text:p>267.53557215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3.54">
                <text:p>-3.54</text:p>
              </table:table-cell>
              <table:table-cell office:value-type="float" office:value="267.466425132">
                <text:p>267.46642513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3.5199999796644">
                <text:p>-3.5199999796644</text:p>
              </table:table-cell>
              <table:table-cell office:value-type="float" office:value="267.441057584">
                <text:p>267.44105758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.949995542">
                <text:p>17.949995542</text:p>
              </table:table-cell>
              <table:table-cell office:value-type="float" office:value="267.486473678">
                <text:p>267.48647367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3.800160288">
                <text:p>183.800160288</text:p>
              </table:table-cell>
              <table:table-cell office:value-type="float" office:value="295.218931798">
                <text:p>295.2189317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63.40004444">
                <text:p>863.40004444</text:p>
              </table:table-cell>
              <table:table-cell office:value-type="float" office:value="514.3057601">
                <text:p>514.30576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30.60093066">
                <text:p>730.60093066</text:p>
              </table:table-cell>
              <table:table-cell office:value-type="float" office:value="1296.0763079">
                <text:p>1296.076307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20.30119534">
                <text:p>620.30119534</text:p>
              </table:table-cell>
              <table:table-cell office:value-type="float" office:value="1242.79218248">
                <text:p>1242.7921824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98.99878836">
                <text:p>1998.99878836</text:p>
              </table:table-cell>
              <table:table-cell office:value-type="float" office:value="1071.97857056">
                <text:p>1071.978570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96.00182722">
                <text:p>3696.00182722</text:p>
              </table:table-cell>
              <table:table-cell office:value-type="float" office:value="2121.88410072">
                <text:p>2121.8841007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25.0013336">
                <text:p>3625.0013336</text:p>
              </table:table-cell>
              <table:table-cell office:value-type="float" office:value="2755.25040118">
                <text:p>2755.250401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